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ono" svg:font-family="Mono" style:font-pitch="fixed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385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4.011cm"/>
    </style:style>
    <style:style style:name="co5" style:family="table-column">
      <style:table-column-properties fo:break-before="auto" style:column-width="0.497cm"/>
    </style:style>
    <style:style style:name="co6" style:family="table-column">
      <style:table-column-properties fo:break-before="auto" style:column-width="1.93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702cm"/>
    </style:style>
    <style:style style:name="co9" style:family="table-column">
      <style:table-column-properties fo:break-before="auto" style:column-width="4.283cm"/>
    </style:style>
    <style:style style:name="co10" style:family="table-column">
      <style:table-column-properties fo:break-before="auto" style:column-width="3.2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Mono"/>
    </style:style>
    <style:style style:name="ce2" style:family="table-cell" style:parent-style-name="Default" style:data-style-name="N99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Lakštas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2" table:default-cell-style-name="Default"/>
        <table:table-column table:style-name="co5" table:number-columns-repeated="9" table:default-cell-style-name="Default"/>
        <table:table-column table:style-name="co2" table:number-columns-repeated="8" table:default-cell-style-name="Default"/>
        <table:table-column table:style-name="co6" table:number-columns-repeated="11" table:default-cell-style-name="ce2"/>
        <table:table-column table:style-name="co6" table:number-columns-repeated="5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formula="of:=[.F1]+1" office:value-type="float" office:value="2" calcext:value-type="float">
            <text:p>2</text:p>
          </table:table-cell>
          <table:table-cell table:formula="of:=[.G1]+1" office:value-type="float" office:value="3" calcext:value-type="float">
            <text:p>3</text:p>
          </table:table-cell>
          <table:table-cell table:formula="of:=[.H1]+1" office:value-type="float" office:value="4" calcext:value-type="float">
            <text:p>4</text:p>
          </table:table-cell>
          <table:table-cell table:formula="of:=[.I1]+1" office:value-type="float" office:value="5" calcext:value-type="float">
            <text:p>5</text:p>
          </table:table-cell>
          <table:table-cell table:formula="of:=[.J1]+1" office:value-type="float" office:value="6" calcext:value-type="float">
            <text:p>6</text:p>
          </table:table-cell>
          <table:table-cell table:formula="of:=[.K1]+1" office:value-type="float" office:value="7" calcext:value-type="float">
            <text:p>7</text:p>
          </table:table-cell>
          <table:table-cell table:formula="of:=[.L1]+1" office:value-type="float" office:value="8" calcext:value-type="float">
            <text:p>8</text:p>
          </table:table-cell>
          <table:table-cell table:formula="of:=[.M1]+1" office:value-type="float" office:value="9" calcext:value-type="float">
            <text:p>9</text:p>
          </table:table-cell>
          <table:table-cell table:formula="of:=[.N1]+1" office:value-type="float" office:value="10" calcext:value-type="float">
            <text:p>10</text:p>
          </table:table-cell>
          <table:table-cell table:formula="of:=[.O1]+1" office:value-type="float" office:value="11" calcext:value-type="float">
            <text:p>11</text:p>
          </table:table-cell>
          <table:table-cell table:number-columns-repeated="6"/>
          <table:table-cell table:style-name="Default" table:number-columns-repeated="11"/>
          <table:table-cell table:number-columns-repeated="5"/>
        </table:table-row>
        <table:table-row table:style-name="ro1">
          <table:table-cell office:value-type="string" calcext:value-type="string">
            <text:p>Map "##.########"</text:p>
          </table:table-cell>
          <table:table-cell table:formula="of:=LEN([.A2])" office:value-type="float" office:value="17" calcext:value-type="float">
            <text:p>17</text:p>
          </table:table-cell>
          <table:table-cell table:formula="of:=MID([.A2];6;LEN([.A2])-6)" office:value-type="string" office:string-value="##.########" calcext:value-type="string">
            <text:p>##.########</text:p>
          </table:table-cell>
          <table:table-cell table:formula="of:=COM.MICROSOFT.CONCAT([.F2:.P2])" office:value-type="string" office:string-value="##.########" calcext:value-type="string">
            <text:p>##.########</text:p>
          </table:table-cell>
          <table:table-cell office:value-type="float" office:value="1" calcext:value-type="float">
            <text:p>1</text:p>
          </table:table-cell>
          <table:table-cell table:formula="of:=MID([.$C2];[.F$1];1)" office:value-type="string" office:string-value="#" calcext:value-type="string">
            <text:p>#</text:p>
          </table:table-cell>
          <table:table-cell table:formula="of:=MID([.$C2];[.G$1];1)" office:value-type="string" office:string-value="#" calcext:value-type="string">
            <text:p>#</text:p>
          </table:table-cell>
          <table:table-cell table:formula="of:=MID([.$C2];[.H$1];1)" office:value-type="string" office:string-value="." calcext:value-type="string">
            <text:p>.</text:p>
          </table:table-cell>
          <table:table-cell table:formula="of:=MID([.$C2];[.I$1];1)" office:value-type="string" office:string-value="#" calcext:value-type="string">
            <text:p>#</text:p>
          </table:table-cell>
          <table:table-cell table:formula="of:=MID([.$C2];[.J$1];1)" office:value-type="string" office:string-value="#" calcext:value-type="string">
            <text:p>#</text:p>
          </table:table-cell>
          <table:table-cell table:formula="of:=MID([.$C2];[.K$1];1)" office:value-type="string" office:string-value="#" calcext:value-type="string">
            <text:p>#</text:p>
          </table:table-cell>
          <table:table-cell table:formula="of:=MID([.$C2];[.L$1];1)" office:value-type="string" office:string-value="#" calcext:value-type="string">
            <text:p>#</text:p>
          </table:table-cell>
          <table:table-cell table:formula="of:=MID([.$C2];[.M$1];1)" office:value-type="string" office:string-value="#" calcext:value-type="string">
            <text:p>#</text:p>
          </table:table-cell>
          <table:table-cell table:formula="of:=MID([.$C2];[.N$1];1)" office:value-type="string" office:string-value="#" calcext:value-type="string">
            <text:p>#</text:p>
          </table:table-cell>
          <table:table-cell table:formula="of:=MID([.$C2];[.O$1];1)" office:value-type="string" office:string-value="#" calcext:value-type="string">
            <text:p>#</text:p>
          </table:table-cell>
          <table:table-cell table:formula="of:=MID([.$C2];[.P$1];1)" office:value-type="string" office:string-value="#" calcext:value-type="string">
            <text:p>#</text:p>
          </table:table-cell>
          <table:table-cell table:number-columns-repeated="6"/>
          <table:table-cell table:formula="of:=EXACT([.D2];[.D3])" office:value-type="boolean" office:boolean-value="true" calcext:value-type="boolean">
            <text:p>TEISINGAI</text:p>
          </table:table-cell>
          <table:table-cell table:formula="of:=EXACT([.D2];[.D4])" office:value-type="boolean" office:boolean-value="false" calcext:value-type="boolean">
            <text:p>NETEISINGAI</text:p>
          </table:table-cell>
          <table:table-cell table:formula="of:=EXACT([.D2];[.D5])" office:value-type="boolean" office:boolean-value="false" calcext:value-type="boolean">
            <text:p>NETEISINGAI</text:p>
          </table:table-cell>
          <table:table-cell table:formula="of:=EXACT([.D2];[.D6])" office:value-type="boolean" office:boolean-value="false" calcext:value-type="boolean">
            <text:p>NETEISINGAI</text:p>
          </table:table-cell>
          <table:table-cell table:formula="of:=EXACT([.D2];[.D7])" office:value-type="boolean" office:boolean-value="false" calcext:value-type="boolean">
            <text:p>NETEISINGAI</text:p>
          </table:table-cell>
          <table:table-cell table:formula="of:=EXACT([.D2];[.D8])" office:value-type="boolean" office:boolean-value="false" calcext:value-type="boolean">
            <text:p>NETEISINGAI</text:p>
          </table:table-cell>
          <table:table-cell table:formula="of:=EXACT([.D2];[.D9])" office:value-type="boolean" office:boolean-value="false" calcext:value-type="boolean">
            <text:p>NETEISINGAI</text:p>
          </table:table-cell>
          <table:table-cell table:formula="of:=EXACT([.D2];[.D10])" office:value-type="boolean" office:boolean-value="false" calcext:value-type="boolean">
            <text:p>NETEISINGAI</text:p>
          </table:table-cell>
          <table:table-cell table:formula="of:=EXACT([.D2];[.D11])" office:value-type="boolean" office:boolean-value="false" calcext:value-type="boolean">
            <text:p>NETEISINGAI</text:p>
          </table:table-cell>
          <table:table-cell table:formula="of:=EXACT([.D2];[.D12])" office:value-type="boolean" office:boolean-value="false" calcext:value-type="boolean">
            <text:p>NETEISINGAI</text:p>
          </table:table-cell>
          <table:table-cell table:formula="of:=EXACT([.D2];[.D13])" office:value-type="boolean" office:boolean-value="false" calcext:value-type="boolean">
            <text:p>NETEISINGAI</text:p>
          </table:table-cell>
          <table:table-cell table:style-name="ce2" table:formula="of:=EXACT([.D2];[.D14])" office:value-type="boolean" office:boolean-value="false" calcext:value-type="boolean">
            <text:p>NETEISINGAI</text:p>
          </table:table-cell>
          <table:table-cell table:style-name="ce2" table:formula="of:=EXACT([.D2];[.D15])" office:value-type="boolean" office:boolean-value="false" calcext:value-type="boolean">
            <text:p>NETEISINGAI</text:p>
          </table:table-cell>
          <table:table-cell table:style-name="ce2" table:formula="of:=EXACT([.D2];[.D16])" office:value-type="boolean" office:boolean-value="false" calcext:value-type="boolean">
            <text:p>NETEISINGAI</text:p>
          </table:table-cell>
          <table:table-cell table:style-name="ce2" table:formula="of:=EXACT([.D2];[.D17])" office:value-type="boolean" office:boolean-value="false" calcext:value-type="boolean">
            <text:p>NETEISINGAI</text:p>
          </table:table-cell>
          <table:table-cell table:style-name="ce2" table:formula="of:=EXACT([.D2];[.D18])" office:value-type="boolean" office:boolean-value="false" calcext:value-type="boolean">
            <text:p>NETEISINGAI</text:p>
          </table:table-cell>
        </table:table-row>
        <table:table-row table:style-name="ro1">
          <table:table-cell office:value-type="string" calcext:value-type="string">
            <text:p>Map "##.########"</text:p>
          </table:table-cell>
          <table:table-cell table:formula="of:=LEN([.A3])" office:value-type="float" office:value="17" calcext:value-type="float">
            <text:p>17</text:p>
          </table:table-cell>
          <table:table-cell table:formula="of:=MID([.A3];6;LEN([.A3])-6)" office:value-type="string" office:string-value="##.########" calcext:value-type="string">
            <text:p>##.########</text:p>
          </table:table-cell>
          <table:table-cell table:formula="of:=COM.MICROSOFT.CONCAT([.F3:.P3])" office:value-type="string" office:string-value="##.########" calcext:value-type="string">
            <text:p>##.########</text:p>
          </table:table-cell>
          <table:table-cell table:formula="of:=[.E2]+1" office:value-type="float" office:value="2" calcext:value-type="float">
            <text:p>2</text:p>
          </table:table-cell>
          <table:table-cell table:formula="of:=MID([.$C3];[.F$1];1)" office:value-type="string" office:string-value="#" calcext:value-type="string">
            <text:p>#</text:p>
          </table:table-cell>
          <table:table-cell table:formula="of:=MID([.$C3];[.G$1];1)" office:value-type="string" office:string-value="#" calcext:value-type="string">
            <text:p>#</text:p>
          </table:table-cell>
          <table:table-cell table:formula="of:=MID([.$C3];[.H$1];1)" office:value-type="string" office:string-value="." calcext:value-type="string">
            <text:p>.</text:p>
          </table:table-cell>
          <table:table-cell table:formula="of:=MID([.$C3];[.I$1];1)" office:value-type="string" office:string-value="#" calcext:value-type="string">
            <text:p>#</text:p>
          </table:table-cell>
          <table:table-cell table:formula="of:=MID([.$C3];[.J$1];1)" office:value-type="string" office:string-value="#" calcext:value-type="string">
            <text:p>#</text:p>
          </table:table-cell>
          <table:table-cell table:formula="of:=MID([.$C3];[.K$1];1)" office:value-type="string" office:string-value="#" calcext:value-type="string">
            <text:p>#</text:p>
          </table:table-cell>
          <table:table-cell table:formula="of:=MID([.$C3];[.L$1];1)" office:value-type="string" office:string-value="#" calcext:value-type="string">
            <text:p>#</text:p>
          </table:table-cell>
          <table:table-cell table:formula="of:=MID([.$C3];[.M$1];1)" office:value-type="string" office:string-value="#" calcext:value-type="string">
            <text:p>#</text:p>
          </table:table-cell>
          <table:table-cell table:formula="of:=MID([.$C3];[.N$1];1)" office:value-type="string" office:string-value="#" calcext:value-type="string">
            <text:p>#</text:p>
          </table:table-cell>
          <table:table-cell table:formula="of:=MID([.$C3];[.O$1];1)" office:value-type="string" office:string-value="#" calcext:value-type="string">
            <text:p>#</text:p>
          </table:table-cell>
          <table:table-cell table:formula="of:=MID([.$C3];[.P$1];1)" office:value-type="string" office:string-value="#" calcext:value-type="string">
            <text:p>#</text:p>
          </table:table-cell>
          <table:table-cell table:number-columns-repeated="6"/>
          <table:table-cell table:formula="of:=EXACT([.D3];[.D4])" office:value-type="boolean" office:boolean-value="false" calcext:value-type="boolean">
            <text:p>NETEISINGAI</text:p>
          </table:table-cell>
          <table:table-cell table:formula="of:=EXACT([.D3];[.D5])" office:value-type="boolean" office:boolean-value="false" calcext:value-type="boolean">
            <text:p>NETEISINGAI</text:p>
          </table:table-cell>
          <table:table-cell table:formula="of:=EXACT([.D3];[.D6])" office:value-type="boolean" office:boolean-value="false" calcext:value-type="boolean">
            <text:p>NETEISINGAI</text:p>
          </table:table-cell>
          <table:table-cell table:formula="of:=EXACT([.D3];[.D7])" office:value-type="boolean" office:boolean-value="false" calcext:value-type="boolean">
            <text:p>NETEISINGAI</text:p>
          </table:table-cell>
          <table:table-cell table:formula="of:=EXACT([.D3];[.D8])" office:value-type="boolean" office:boolean-value="false" calcext:value-type="boolean">
            <text:p>NETEISINGAI</text:p>
          </table:table-cell>
          <table:table-cell table:formula="of:=EXACT([.D3];[.D9])" office:value-type="boolean" office:boolean-value="false" calcext:value-type="boolean">
            <text:p>NETEISINGAI</text:p>
          </table:table-cell>
          <table:table-cell table:formula="of:=EXACT([.D3];[.D10])" office:value-type="boolean" office:boolean-value="false" calcext:value-type="boolean">
            <text:p>NETEISINGAI</text:p>
          </table:table-cell>
          <table:table-cell table:formula="of:=EXACT([.D3];[.D11])" office:value-type="boolean" office:boolean-value="false" calcext:value-type="boolean">
            <text:p>NETEISINGAI</text:p>
          </table:table-cell>
          <table:table-cell table:formula="of:=EXACT([.D3];[.D12])" office:value-type="boolean" office:boolean-value="false" calcext:value-type="boolean">
            <text:p>NETEISINGAI</text:p>
          </table:table-cell>
          <table:table-cell table:formula="of:=EXACT([.D3];[.D13])" office:value-type="boolean" office:boolean-value="false" calcext:value-type="boolean">
            <text:p>NETEISINGAI</text:p>
          </table:table-cell>
          <table:table-cell table:formula="of:=EXACT([.D3];[.D14])" office:value-type="boolean" office:boolean-value="false" calcext:value-type="boolean">
            <text:p>NETEISINGAI</text:p>
          </table:table-cell>
          <table:table-cell table:style-name="ce2" table:formula="of:=EXACT([.D3];[.D15])" office:value-type="boolean" office:boolean-value="false" calcext:value-type="boolean">
            <text:p>NETEISINGAI</text:p>
          </table:table-cell>
          <table:table-cell table:style-name="ce2" table:formula="of:=EXACT([.D3];[.D16])" office:value-type="boolean" office:boolean-value="false" calcext:value-type="boolean">
            <text:p>NETEISINGAI</text:p>
          </table:table-cell>
          <table:table-cell table:style-name="ce2" table:formula="of:=EXACT([.D3];[.D17])" office:value-type="boolean" office:boolean-value="false" calcext:value-type="boolean">
            <text:p>NETEISINGAI</text:p>
          </table:table-cell>
          <table:table-cell table:style-name="ce2" table:formula="of:=EXACT([.D3];[.D18])" office:value-type="boolean" office:boolean-value="false" calcext:value-type="boolean">
            <text:p>NETEISINGAI</text:p>
          </table:table-cell>
          <table:table-cell/>
        </table:table-row>
        <table:table-row table:style-name="ro1">
          <table:table-cell office:value-type="string" calcext:value-type="string">
            <text:p>Map ".#..##.##.#"</text:p>
          </table:table-cell>
          <table:table-cell table:formula="of:=LEN([.A4])" office:value-type="float" office:value="17" calcext:value-type="float">
            <text:p>17</text:p>
          </table:table-cell>
          <table:table-cell table:formula="of:=MID([.A4];6;LEN([.A4])-6)" office:value-type="string" office:string-value=".#..##.##.#" calcext:value-type="string">
            <text:p>.#..##.##.#</text:p>
          </table:table-cell>
          <table:table-cell table:formula="of:=COM.MICROSOFT.CONCAT([.F4:.P4])" office:value-type="string" office:string-value=".#..##.##.#" calcext:value-type="string">
            <text:p>.#..##.##.#</text:p>
          </table:table-cell>
          <table:table-cell table:formula="of:=[.E3]+1" office:value-type="float" office:value="3" calcext:value-type="float">
            <text:p>3</text:p>
          </table:table-cell>
          <table:table-cell table:formula="of:=MID([.$C4];[.F$1];1)" office:value-type="string" office:string-value="." calcext:value-type="string">
            <text:p>.</text:p>
          </table:table-cell>
          <table:table-cell table:formula="of:=MID([.$C4];[.G$1];1)" office:value-type="string" office:string-value="#" calcext:value-type="string">
            <text:p>#</text:p>
          </table:table-cell>
          <table:table-cell table:formula="of:=MID([.$C4];[.H$1];1)" office:value-type="string" office:string-value="." calcext:value-type="string">
            <text:p>.</text:p>
          </table:table-cell>
          <table:table-cell table:formula="of:=MID([.$C4];[.I$1];1)" office:value-type="string" office:string-value="." calcext:value-type="string">
            <text:p>.</text:p>
          </table:table-cell>
          <table:table-cell table:formula="of:=MID([.$C4];[.J$1];1)" office:value-type="string" office:string-value="#" calcext:value-type="string">
            <text:p>#</text:p>
          </table:table-cell>
          <table:table-cell table:formula="of:=MID([.$C4];[.K$1];1)" office:value-type="string" office:string-value="#" calcext:value-type="string">
            <text:p>#</text:p>
          </table:table-cell>
          <table:table-cell table:formula="of:=MID([.$C4];[.L$1];1)" office:value-type="string" office:string-value="." calcext:value-type="string">
            <text:p>.</text:p>
          </table:table-cell>
          <table:table-cell table:formula="of:=MID([.$C4];[.M$1];1)" office:value-type="string" office:string-value="#" calcext:value-type="string">
            <text:p>#</text:p>
          </table:table-cell>
          <table:table-cell table:formula="of:=MID([.$C4];[.N$1];1)" office:value-type="string" office:string-value="#" calcext:value-type="string">
            <text:p>#</text:p>
          </table:table-cell>
          <table:table-cell table:formula="of:=MID([.$C4];[.O$1];1)" office:value-type="string" office:string-value="." calcext:value-type="string">
            <text:p>.</text:p>
          </table:table-cell>
          <table:table-cell table:formula="of:=MID([.$C4];[.P$1];1)" office:value-type="string" office:string-value="#" calcext:value-type="string">
            <text:p>#</text:p>
          </table:table-cell>
          <table:table-cell table:number-columns-repeated="6"/>
          <table:table-cell table:formula="of:=EXACT([.D4];[.D5])" office:value-type="boolean" office:boolean-value="false" calcext:value-type="boolean">
            <text:p>NETEISINGAI</text:p>
          </table:table-cell>
          <table:table-cell table:formula="of:=EXACT([.D4];[.D6])" office:value-type="boolean" office:boolean-value="false" calcext:value-type="boolean">
            <text:p>NETEISINGAI</text:p>
          </table:table-cell>
          <table:table-cell table:formula="of:=EXACT([.D4];[.D7])" office:value-type="boolean" office:boolean-value="false" calcext:value-type="boolean">
            <text:p>NETEISINGAI</text:p>
          </table:table-cell>
          <table:table-cell table:formula="of:=EXACT([.D4];[.D8])" office:value-type="boolean" office:boolean-value="false" calcext:value-type="boolean">
            <text:p>NETEISINGAI</text:p>
          </table:table-cell>
          <table:table-cell table:formula="of:=EXACT([.D4];[.D9])" office:value-type="boolean" office:boolean-value="false" calcext:value-type="boolean">
            <text:p>NETEISINGAI</text:p>
          </table:table-cell>
          <table:table-cell table:formula="of:=EXACT([.D4];[.D10])" office:value-type="boolean" office:boolean-value="false" calcext:value-type="boolean">
            <text:p>NETEISINGAI</text:p>
          </table:table-cell>
          <table:table-cell table:formula="of:=EXACT([.D4];[.D11])" office:value-type="boolean" office:boolean-value="false" calcext:value-type="boolean">
            <text:p>NETEISINGAI</text:p>
          </table:table-cell>
          <table:table-cell table:formula="of:=EXACT([.D4];[.D12])" office:value-type="boolean" office:boolean-value="false" calcext:value-type="boolean">
            <text:p>NETEISINGAI</text:p>
          </table:table-cell>
          <table:table-cell table:formula="of:=EXACT([.D4];[.D13])" office:value-type="boolean" office:boolean-value="false" calcext:value-type="boolean">
            <text:p>NETEISINGAI</text:p>
          </table:table-cell>
          <table:table-cell table:formula="of:=EXACT([.D4];[.D14])" office:value-type="boolean" office:boolean-value="false" calcext:value-type="boolean">
            <text:p>NETEISINGAI</text:p>
          </table:table-cell>
          <table:table-cell table:formula="of:=EXACT([.D4];[.D15])" office:value-type="boolean" office:boolean-value="false" calcext:value-type="boolean">
            <text:p>NETEISINGAI</text:p>
          </table:table-cell>
          <table:table-cell table:style-name="ce2" table:formula="of:=EXACT([.D4];[.D16])" office:value-type="boolean" office:boolean-value="false" calcext:value-type="boolean">
            <text:p>NETEISINGAI</text:p>
          </table:table-cell>
          <table:table-cell table:style-name="ce2" table:formula="of:=EXACT([.D4];[.D17])" office:value-type="boolean" office:boolean-value="false" calcext:value-type="boolean">
            <text:p>NETEISINGAI</text:p>
          </table:table-cell>
          <table:table-cell table:style-name="ce2" table:formula="of:=EXACT([.D4];[.D18])" office:value-type="boolean" office:boolean-value="false" calcext:value-type="boolean">
            <text:p>NETEISING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 "##.#.######"</text:p>
          </table:table-cell>
          <table:table-cell table:formula="of:=LEN([.A5])" office:value-type="float" office:value="17" calcext:value-type="float">
            <text:p>17</text:p>
          </table:table-cell>
          <table:table-cell table:formula="of:=MID([.A5];6;LEN([.A5])-6)" office:value-type="string" office:string-value="##.#.######" calcext:value-type="string">
            <text:p>##.#.######</text:p>
          </table:table-cell>
          <table:table-cell table:formula="of:=COM.MICROSOFT.CONCAT([.F5:.P5])" office:value-type="string" office:string-value="##.#.######" calcext:value-type="string">
            <text:p>##.#.######</text:p>
          </table:table-cell>
          <table:table-cell table:formula="of:=[.E4]+1" office:value-type="float" office:value="4" calcext:value-type="float">
            <text:p>4</text:p>
          </table:table-cell>
          <table:table-cell table:formula="of:=MID([.$C5];[.F$1];1)" office:value-type="string" office:string-value="#" calcext:value-type="string">
            <text:p>#</text:p>
          </table:table-cell>
          <table:table-cell table:formula="of:=MID([.$C5];[.G$1];1)" office:value-type="string" office:string-value="#" calcext:value-type="string">
            <text:p>#</text:p>
          </table:table-cell>
          <table:table-cell table:formula="of:=MID([.$C5];[.H$1];1)" office:value-type="string" office:string-value="." calcext:value-type="string">
            <text:p>.</text:p>
          </table:table-cell>
          <table:table-cell table:formula="of:=MID([.$C5];[.I$1];1)" office:value-type="string" office:string-value="#" calcext:value-type="string">
            <text:p>#</text:p>
          </table:table-cell>
          <table:table-cell table:formula="of:=MID([.$C5];[.J$1];1)" office:value-type="string" office:string-value="." calcext:value-type="string">
            <text:p>.</text:p>
          </table:table-cell>
          <table:table-cell table:formula="of:=MID([.$C5];[.K$1];1)" office:value-type="string" office:string-value="#" calcext:value-type="string">
            <text:p>#</text:p>
          </table:table-cell>
          <table:table-cell table:formula="of:=MID([.$C5];[.L$1];1)" office:value-type="string" office:string-value="#" calcext:value-type="string">
            <text:p>#</text:p>
          </table:table-cell>
          <table:table-cell table:formula="of:=MID([.$C5];[.M$1];1)" office:value-type="string" office:string-value="#" calcext:value-type="string">
            <text:p>#</text:p>
          </table:table-cell>
          <table:table-cell table:formula="of:=MID([.$C5];[.N$1];1)" office:value-type="string" office:string-value="#" calcext:value-type="string">
            <text:p>#</text:p>
          </table:table-cell>
          <table:table-cell table:formula="of:=MID([.$C5];[.O$1];1)" office:value-type="string" office:string-value="#" calcext:value-type="string">
            <text:p>#</text:p>
          </table:table-cell>
          <table:table-cell table:formula="of:=MID([.$C5];[.P$1];1)" office:value-type="string" office:string-value="#" calcext:value-type="string">
            <text:p>#</text:p>
          </table:table-cell>
          <table:table-cell table:number-columns-repeated="6"/>
          <table:table-cell table:formula="of:=EXACT([.D5];[.D6])" office:value-type="boolean" office:boolean-value="false" calcext:value-type="boolean">
            <text:p>NETEISINGAI</text:p>
          </table:table-cell>
          <table:table-cell table:formula="of:=EXACT([.D5];[.D7])" office:value-type="boolean" office:boolean-value="false" calcext:value-type="boolean">
            <text:p>NETEISINGAI</text:p>
          </table:table-cell>
          <table:table-cell table:formula="of:=EXACT([.D5];[.D8])" office:value-type="boolean" office:boolean-value="false" calcext:value-type="boolean">
            <text:p>NETEISINGAI</text:p>
          </table:table-cell>
          <table:table-cell table:formula="of:=EXACT([.D5];[.D9])" office:value-type="boolean" office:boolean-value="false" calcext:value-type="boolean">
            <text:p>NETEISINGAI</text:p>
          </table:table-cell>
          <table:table-cell table:formula="of:=EXACT([.D5];[.D10])" office:value-type="boolean" office:boolean-value="false" calcext:value-type="boolean">
            <text:p>NETEISINGAI</text:p>
          </table:table-cell>
          <table:table-cell table:formula="of:=EXACT([.D5];[.D11])" office:value-type="boolean" office:boolean-value="false" calcext:value-type="boolean">
            <text:p>NETEISINGAI</text:p>
          </table:table-cell>
          <table:table-cell table:formula="of:=EXACT([.D5];[.D12])" office:value-type="boolean" office:boolean-value="false" calcext:value-type="boolean">
            <text:p>NETEISINGAI</text:p>
          </table:table-cell>
          <table:table-cell table:formula="of:=EXACT([.D5];[.D13])" office:value-type="boolean" office:boolean-value="false" calcext:value-type="boolean">
            <text:p>NETEISINGAI</text:p>
          </table:table-cell>
          <table:table-cell table:formula="of:=EXACT([.D5];[.D14])" office:value-type="boolean" office:boolean-value="false" calcext:value-type="boolean">
            <text:p>NETEISINGAI</text:p>
          </table:table-cell>
          <table:table-cell table:formula="of:=EXACT([.D5];[.D15])" office:value-type="boolean" office:boolean-value="false" calcext:value-type="boolean">
            <text:p>NETEISINGAI</text:p>
          </table:table-cell>
          <table:table-cell table:formula="of:=EXACT([.D5];[.D16])" office:value-type="boolean" office:boolean-value="false" calcext:value-type="boolean">
            <text:p>NETEISINGAI</text:p>
          </table:table-cell>
          <table:table-cell table:style-name="ce2" table:formula="of:=EXACT([.D5];[.D17])" office:value-type="boolean" office:boolean-value="false" calcext:value-type="boolean">
            <text:p>NETEISINGAI</text:p>
          </table:table-cell>
          <table:table-cell table:style-name="ce2" table:formula="of:=EXACT([.D5];[.D18])" office:value-type="boolean" office:boolean-value="false" calcext:value-type="boolean">
            <text:p>NETEISING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p "....##.##.#"</text:p>
          </table:table-cell>
          <table:table-cell table:formula="of:=LEN([.A6])" office:value-type="float" office:value="17" calcext:value-type="float">
            <text:p>17</text:p>
          </table:table-cell>
          <table:table-cell table:formula="of:=MID([.A6];6;LEN([.A6])-6)" office:value-type="string" office:string-value="....##.##.#" calcext:value-type="string">
            <text:p>....##.##.#</text:p>
          </table:table-cell>
          <table:table-cell table:formula="of:=COM.MICROSOFT.CONCAT([.F6:.P6])" office:value-type="string" office:string-value="....##.##.#" calcext:value-type="string">
            <text:p>....##.##.#</text:p>
          </table:table-cell>
          <table:table-cell table:formula="of:=[.E5]+1" office:value-type="float" office:value="5" calcext:value-type="float">
            <text:p>5</text:p>
          </table:table-cell>
          <table:table-cell table:formula="of:=MID([.$C6];[.F$1];1)" office:value-type="string" office:string-value="." calcext:value-type="string">
            <text:p>.</text:p>
          </table:table-cell>
          <table:table-cell table:formula="of:=MID([.$C6];[.G$1];1)" office:value-type="string" office:string-value="." calcext:value-type="string">
            <text:p>.</text:p>
          </table:table-cell>
          <table:table-cell table:formula="of:=MID([.$C6];[.H$1];1)" office:value-type="string" office:string-value="." calcext:value-type="string">
            <text:p>.</text:p>
          </table:table-cell>
          <table:table-cell table:formula="of:=MID([.$C6];[.I$1];1)" office:value-type="string" office:string-value="." calcext:value-type="string">
            <text:p>.</text:p>
          </table:table-cell>
          <table:table-cell table:formula="of:=MID([.$C6];[.J$1];1)" office:value-type="string" office:string-value="#" calcext:value-type="string">
            <text:p>#</text:p>
          </table:table-cell>
          <table:table-cell table:formula="of:=MID([.$C6];[.K$1];1)" office:value-type="string" office:string-value="#" calcext:value-type="string">
            <text:p>#</text:p>
          </table:table-cell>
          <table:table-cell table:formula="of:=MID([.$C6];[.L$1];1)" office:value-type="string" office:string-value="." calcext:value-type="string">
            <text:p>.</text:p>
          </table:table-cell>
          <table:table-cell table:formula="of:=MID([.$C6];[.M$1];1)" office:value-type="string" office:string-value="#" calcext:value-type="string">
            <text:p>#</text:p>
          </table:table-cell>
          <table:table-cell table:formula="of:=MID([.$C6];[.N$1];1)" office:value-type="string" office:string-value="#" calcext:value-type="string">
            <text:p>#</text:p>
          </table:table-cell>
          <table:table-cell table:formula="of:=MID([.$C6];[.O$1];1)" office:value-type="string" office:string-value="." calcext:value-type="string">
            <text:p>.</text:p>
          </table:table-cell>
          <table:table-cell table:formula="of:=MID([.$C6];[.P$1];1)" office:value-type="string" office:string-value="#" calcext:value-type="string">
            <text:p>#</text:p>
          </table:table-cell>
          <table:table-cell table:number-columns-repeated="6"/>
          <table:table-cell table:formula="of:=EXACT([.D6];[.D7])" office:value-type="boolean" office:boolean-value="false" calcext:value-type="boolean">
            <text:p>NETEISINGAI</text:p>
          </table:table-cell>
          <table:table-cell table:formula="of:=EXACT([.D6];[.D8])" office:value-type="boolean" office:boolean-value="false" calcext:value-type="boolean">
            <text:p>NETEISINGAI</text:p>
          </table:table-cell>
          <table:table-cell table:formula="of:=EXACT([.D6];[.D9])" office:value-type="boolean" office:boolean-value="false" calcext:value-type="boolean">
            <text:p>NETEISINGAI</text:p>
          </table:table-cell>
          <table:table-cell table:formula="of:=EXACT([.D6];[.D10])" office:value-type="boolean" office:boolean-value="false" calcext:value-type="boolean">
            <text:p>NETEISINGAI</text:p>
          </table:table-cell>
          <table:table-cell table:formula="of:=EXACT([.D6];[.D11])" office:value-type="boolean" office:boolean-value="false" calcext:value-type="boolean">
            <text:p>NETEISINGAI</text:p>
          </table:table-cell>
          <table:table-cell table:formula="of:=EXACT([.D6];[.D12])" office:value-type="boolean" office:boolean-value="false" calcext:value-type="boolean">
            <text:p>NETEISINGAI</text:p>
          </table:table-cell>
          <table:table-cell table:formula="of:=EXACT([.D6];[.D13])" office:value-type="boolean" office:boolean-value="false" calcext:value-type="boolean">
            <text:p>NETEISINGAI</text:p>
          </table:table-cell>
          <table:table-cell table:formula="of:=EXACT([.D6];[.D14])" office:value-type="boolean" office:boolean-value="false" calcext:value-type="boolean">
            <text:p>NETEISINGAI</text:p>
          </table:table-cell>
          <table:table-cell table:formula="of:=EXACT([.D6];[.D15])" office:value-type="boolean" office:boolean-value="false" calcext:value-type="boolean">
            <text:p>NETEISINGAI</text:p>
          </table:table-cell>
          <table:table-cell table:formula="of:=EXACT([.D6];[.D16])" office:value-type="boolean" office:boolean-value="false" calcext:value-type="boolean">
            <text:p>NETEISINGAI</text:p>
          </table:table-cell>
          <table:table-cell table:formula="of:=EXACT([.D6];[.D17])" office:value-type="boolean" office:boolean-value="false" calcext:value-type="boolean">
            <text:p>NETEISINGAI</text:p>
          </table:table-cell>
          <table:table-cell table:style-name="ce2" table:formula="of:=EXACT([.D6];[.D18])" office:value-type="boolean" office:boolean-value="false" calcext:value-type="boolean">
            <text:p>NETEISINGA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p "#.###..##.."</text:p>
          </table:table-cell>
          <table:table-cell table:formula="of:=LEN([.A7])" office:value-type="float" office:value="17" calcext:value-type="float">
            <text:p>17</text:p>
          </table:table-cell>
          <table:table-cell table:formula="of:=MID([.A7];6;LEN([.A7])-6)" office:value-type="string" office:string-value="#.###..##.." calcext:value-type="string">
            <text:p>#.###..##..</text:p>
          </table:table-cell>
          <table:table-cell table:formula="of:=COM.MICROSOFT.CONCAT([.F7:.P7])" office:value-type="string" office:string-value="#.###..##.." calcext:value-type="string">
            <text:p>#.###..##..</text:p>
          </table:table-cell>
          <table:table-cell table:formula="of:=[.E6]+1" office:value-type="float" office:value="6" calcext:value-type="float">
            <text:p>6</text:p>
          </table:table-cell>
          <table:table-cell table:formula="of:=MID([.$C7];[.F$1];1)" office:value-type="string" office:string-value="#" calcext:value-type="string">
            <text:p>#</text:p>
          </table:table-cell>
          <table:table-cell table:formula="of:=MID([.$C7];[.G$1];1)" office:value-type="string" office:string-value="." calcext:value-type="string">
            <text:p>.</text:p>
          </table:table-cell>
          <table:table-cell table:formula="of:=MID([.$C7];[.H$1];1)" office:value-type="string" office:string-value="#" calcext:value-type="string">
            <text:p>#</text:p>
          </table:table-cell>
          <table:table-cell table:formula="of:=MID([.$C7];[.I$1];1)" office:value-type="string" office:string-value="#" calcext:value-type="string">
            <text:p>#</text:p>
          </table:table-cell>
          <table:table-cell table:formula="of:=MID([.$C7];[.J$1];1)" office:value-type="string" office:string-value="#" calcext:value-type="string">
            <text:p>#</text:p>
          </table:table-cell>
          <table:table-cell table:formula="of:=MID([.$C7];[.K$1];1)" office:value-type="string" office:string-value="." calcext:value-type="string">
            <text:p>.</text:p>
          </table:table-cell>
          <table:table-cell table:formula="of:=MID([.$C7];[.L$1];1)" office:value-type="string" office:string-value="." calcext:value-type="string">
            <text:p>.</text:p>
          </table:table-cell>
          <table:table-cell table:formula="of:=MID([.$C7];[.M$1];1)" office:value-type="string" office:string-value="#" calcext:value-type="string">
            <text:p>#</text:p>
          </table:table-cell>
          <table:table-cell table:formula="of:=MID([.$C7];[.N$1];1)" office:value-type="string" office:string-value="#" calcext:value-type="string">
            <text:p>#</text:p>
          </table:table-cell>
          <table:table-cell table:formula="of:=MID([.$C7];[.O$1];1)" office:value-type="string" office:string-value="." calcext:value-type="string">
            <text:p>.</text:p>
          </table:table-cell>
          <table:table-cell table:formula="of:=MID([.$C7];[.P$1];1)" office:value-type="string" office:string-value="." calcext:value-type="string">
            <text:p>.</text:p>
          </table:table-cell>
          <table:table-cell table:number-columns-repeated="6"/>
          <table:table-cell table:formula="of:=EXACT([.D7];[.D8])" office:value-type="boolean" office:boolean-value="false" calcext:value-type="boolean">
            <text:p>NETEISINGAI</text:p>
          </table:table-cell>
          <table:table-cell table:formula="of:=EXACT([.D7];[.D9])" office:value-type="boolean" office:boolean-value="false" calcext:value-type="boolean">
            <text:p>NETEISINGAI</text:p>
          </table:table-cell>
          <table:table-cell table:formula="of:=EXACT([.D7];[.D10])" office:value-type="boolean" office:boolean-value="false" calcext:value-type="boolean">
            <text:p>NETEISINGAI</text:p>
          </table:table-cell>
          <table:table-cell table:formula="of:=EXACT([.D7];[.D11])" office:value-type="boolean" office:boolean-value="false" calcext:value-type="boolean">
            <text:p>NETEISINGAI</text:p>
          </table:table-cell>
          <table:table-cell table:formula="of:=EXACT([.D7];[.D12])" office:value-type="boolean" office:boolean-value="false" calcext:value-type="boolean">
            <text:p>NETEISINGAI</text:p>
          </table:table-cell>
          <table:table-cell table:formula="of:=EXACT([.D7];[.D13])" office:value-type="boolean" office:boolean-value="false" calcext:value-type="boolean">
            <text:p>NETEISINGAI</text:p>
          </table:table-cell>
          <table:table-cell table:formula="of:=EXACT([.D7];[.D14])" office:value-type="boolean" office:boolean-value="false" calcext:value-type="boolean">
            <text:p>NETEISINGAI</text:p>
          </table:table-cell>
          <table:table-cell table:formula="of:=EXACT([.D7];[.D15])" office:value-type="boolean" office:boolean-value="false" calcext:value-type="boolean">
            <text:p>NETEISINGAI</text:p>
          </table:table-cell>
          <table:table-cell table:formula="of:=EXACT([.D7];[.D16])" office:value-type="boolean" office:boolean-value="false" calcext:value-type="boolean">
            <text:p>NETEISINGAI</text:p>
          </table:table-cell>
          <table:table-cell table:formula="of:=EXACT([.D7];[.D17])" office:value-type="boolean" office:boolean-value="false" calcext:value-type="boolean">
            <text:p>NETEISINGAI</text:p>
          </table:table-cell>
          <table:table-cell table:formula="of:=EXACT([.D7];[.D18])" office:value-type="boolean" office:boolean-value="false" calcext:value-type="boolean">
            <text:p>NETEISINGA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p "..##...##.."</text:p>
          </table:table-cell>
          <table:table-cell table:formula="of:=LEN([.A8])" office:value-type="float" office:value="17" calcext:value-type="float">
            <text:p>17</text:p>
          </table:table-cell>
          <table:table-cell table:formula="of:=MID([.A8];6;LEN([.A8])-6)" office:value-type="string" office:string-value="..##...##.." calcext:value-type="string">
            <text:p>..##...##..</text:p>
          </table:table-cell>
          <table:table-cell table:formula="of:=COM.MICROSOFT.CONCAT([.F8:.P8])" office:value-type="string" office:string-value="..##...##.." calcext:value-type="string">
            <text:p>..##...##..</text:p>
          </table:table-cell>
          <table:table-cell table:formula="of:=[.E7]+1" office:value-type="float" office:value="7" calcext:value-type="float">
            <text:p>7</text:p>
          </table:table-cell>
          <table:table-cell table:formula="of:=MID([.$C8];[.F$1];1)" office:value-type="string" office:string-value="." calcext:value-type="string">
            <text:p>.</text:p>
          </table:table-cell>
          <table:table-cell table:formula="of:=MID([.$C8];[.G$1];1)" office:value-type="string" office:string-value="." calcext:value-type="string">
            <text:p>.</text:p>
          </table:table-cell>
          <table:table-cell table:formula="of:=MID([.$C8];[.H$1];1)" office:value-type="string" office:string-value="#" calcext:value-type="string">
            <text:p>#</text:p>
          </table:table-cell>
          <table:table-cell table:formula="of:=MID([.$C8];[.I$1];1)" office:value-type="string" office:string-value="#" calcext:value-type="string">
            <text:p>#</text:p>
          </table:table-cell>
          <table:table-cell table:formula="of:=MID([.$C8];[.J$1];1)" office:value-type="string" office:string-value="." calcext:value-type="string">
            <text:p>.</text:p>
          </table:table-cell>
          <table:table-cell table:formula="of:=MID([.$C8];[.K$1];1)" office:value-type="string" office:string-value="." calcext:value-type="string">
            <text:p>.</text:p>
          </table:table-cell>
          <table:table-cell table:formula="of:=MID([.$C8];[.L$1];1)" office:value-type="string" office:string-value="." calcext:value-type="string">
            <text:p>.</text:p>
          </table:table-cell>
          <table:table-cell table:formula="of:=MID([.$C8];[.M$1];1)" office:value-type="string" office:string-value="#" calcext:value-type="string">
            <text:p>#</text:p>
          </table:table-cell>
          <table:table-cell table:formula="of:=MID([.$C8];[.N$1];1)" office:value-type="string" office:string-value="#" calcext:value-type="string">
            <text:p>#</text:p>
          </table:table-cell>
          <table:table-cell table:formula="of:=MID([.$C8];[.O$1];1)" office:value-type="string" office:string-value="." calcext:value-type="string">
            <text:p>.</text:p>
          </table:table-cell>
          <table:table-cell table:formula="of:=MID([.$C8];[.P$1];1)" office:value-type="string" office:string-value="." calcext:value-type="string">
            <text:p>.</text:p>
          </table:table-cell>
          <table:table-cell table:number-columns-repeated="6"/>
          <table:table-cell table:formula="of:=EXACT([.D8];[.D9])" office:value-type="boolean" office:boolean-value="false" calcext:value-type="boolean">
            <text:p>NETEISINGAI</text:p>
          </table:table-cell>
          <table:table-cell table:formula="of:=EXACT([.D8];[.D10])" office:value-type="boolean" office:boolean-value="false" calcext:value-type="boolean">
            <text:p>NETEISINGAI</text:p>
          </table:table-cell>
          <table:table-cell table:formula="of:=EXACT([.D8];[.D11])" office:value-type="boolean" office:boolean-value="false" calcext:value-type="boolean">
            <text:p>NETEISINGAI</text:p>
          </table:table-cell>
          <table:table-cell table:formula="of:=EXACT([.D8];[.D12])" office:value-type="boolean" office:boolean-value="false" calcext:value-type="boolean">
            <text:p>NETEISINGAI</text:p>
          </table:table-cell>
          <table:table-cell table:formula="of:=EXACT([.D8];[.D13])" office:value-type="boolean" office:boolean-value="false" calcext:value-type="boolean">
            <text:p>NETEISINGAI</text:p>
          </table:table-cell>
          <table:table-cell table:formula="of:=EXACT([.D8];[.D14])" office:value-type="boolean" office:boolean-value="false" calcext:value-type="boolean">
            <text:p>NETEISINGAI</text:p>
          </table:table-cell>
          <table:table-cell table:formula="of:=EXACT([.D8];[.D15])" office:value-type="boolean" office:boolean-value="false" calcext:value-type="boolean">
            <text:p>NETEISINGAI</text:p>
          </table:table-cell>
          <table:table-cell table:formula="of:=EXACT([.D8];[.D16])" office:value-type="boolean" office:boolean-value="false" calcext:value-type="boolean">
            <text:p>NETEISINGAI</text:p>
          </table:table-cell>
          <table:table-cell table:formula="of:=EXACT([.D8];[.D17])" office:value-type="boolean" office:boolean-value="false" calcext:value-type="boolean">
            <text:p>NETEISINGAI</text:p>
          </table:table-cell>
          <table:table-cell table:formula="of:=EXACT([.D8];[.D18])" office:value-type="boolean" office:boolean-value="false" calcext:value-type="boolean">
            <text:p>NETEISINGAI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ap "..#####..##"</text:p>
          </table:table-cell>
          <table:table-cell table:formula="of:=LEN([.A9])" office:value-type="float" office:value="17" calcext:value-type="float">
            <text:p>17</text:p>
          </table:table-cell>
          <table:table-cell table:formula="of:=MID([.A9];6;LEN([.A9])-6)" office:value-type="string" office:string-value="..#####..##" calcext:value-type="string">
            <text:p>..#####..##</text:p>
          </table:table-cell>
          <table:table-cell table:formula="of:=COM.MICROSOFT.CONCAT([.F9:.P9])" office:value-type="string" office:string-value="..#####..##" calcext:value-type="string">
            <text:p>..#####..##</text:p>
          </table:table-cell>
          <table:table-cell table:formula="of:=[.E8]+1" office:value-type="float" office:value="8" calcext:value-type="float">
            <text:p>8</text:p>
          </table:table-cell>
          <table:table-cell table:formula="of:=MID([.$C9];[.F$1];1)" office:value-type="string" office:string-value="." calcext:value-type="string">
            <text:p>.</text:p>
          </table:table-cell>
          <table:table-cell table:formula="of:=MID([.$C9];[.G$1];1)" office:value-type="string" office:string-value="." calcext:value-type="string">
            <text:p>.</text:p>
          </table:table-cell>
          <table:table-cell table:formula="of:=MID([.$C9];[.H$1];1)" office:value-type="string" office:string-value="#" calcext:value-type="string">
            <text:p>#</text:p>
          </table:table-cell>
          <table:table-cell table:formula="of:=MID([.$C9];[.I$1];1)" office:value-type="string" office:string-value="#" calcext:value-type="string">
            <text:p>#</text:p>
          </table:table-cell>
          <table:table-cell table:formula="of:=MID([.$C9];[.J$1];1)" office:value-type="string" office:string-value="#" calcext:value-type="string">
            <text:p>#</text:p>
          </table:table-cell>
          <table:table-cell table:formula="of:=MID([.$C9];[.K$1];1)" office:value-type="string" office:string-value="#" calcext:value-type="string">
            <text:p>#</text:p>
          </table:table-cell>
          <table:table-cell table:formula="of:=MID([.$C9];[.L$1];1)" office:value-type="string" office:string-value="#" calcext:value-type="string">
            <text:p>#</text:p>
          </table:table-cell>
          <table:table-cell table:formula="of:=MID([.$C9];[.M$1];1)" office:value-type="string" office:string-value="." calcext:value-type="string">
            <text:p>.</text:p>
          </table:table-cell>
          <table:table-cell table:formula="of:=MID([.$C9];[.N$1];1)" office:value-type="string" office:string-value="." calcext:value-type="string">
            <text:p>.</text:p>
          </table:table-cell>
          <table:table-cell table:formula="of:=MID([.$C9];[.O$1];1)" office:value-type="string" office:string-value="#" calcext:value-type="string">
            <text:p>#</text:p>
          </table:table-cell>
          <table:table-cell table:formula="of:=MID([.$C9];[.P$1];1)" office:value-type="string" office:string-value="#" calcext:value-type="string">
            <text:p>#</text:p>
          </table:table-cell>
          <table:table-cell table:number-columns-repeated="6"/>
          <table:table-cell table:formula="of:=EXACT([.D9];[.D10])" office:value-type="boolean" office:boolean-value="false" calcext:value-type="boolean">
            <text:p>NETEISINGAI</text:p>
          </table:table-cell>
          <table:table-cell table:formula="of:=EXACT([.D9];[.D11])" office:value-type="boolean" office:boolean-value="false" calcext:value-type="boolean">
            <text:p>NETEISINGAI</text:p>
          </table:table-cell>
          <table:table-cell table:formula="of:=EXACT([.D9];[.D12])" office:value-type="boolean" office:boolean-value="false" calcext:value-type="boolean">
            <text:p>NETEISINGAI</text:p>
          </table:table-cell>
          <table:table-cell table:formula="of:=EXACT([.D9];[.D13])" office:value-type="boolean" office:boolean-value="false" calcext:value-type="boolean">
            <text:p>NETEISINGAI</text:p>
          </table:table-cell>
          <table:table-cell table:formula="of:=EXACT([.D9];[.D14])" office:value-type="boolean" office:boolean-value="false" calcext:value-type="boolean">
            <text:p>NETEISINGAI</text:p>
          </table:table-cell>
          <table:table-cell table:formula="of:=EXACT([.D9];[.D15])" office:value-type="boolean" office:boolean-value="false" calcext:value-type="boolean">
            <text:p>NETEISINGAI</text:p>
          </table:table-cell>
          <table:table-cell table:formula="of:=EXACT([.D9];[.D16])" office:value-type="boolean" office:boolean-value="false" calcext:value-type="boolean">
            <text:p>NETEISINGAI</text:p>
          </table:table-cell>
          <table:table-cell table:formula="of:=EXACT([.D9];[.D17])" office:value-type="boolean" office:boolean-value="false" calcext:value-type="boolean">
            <text:p>NETEISINGAI</text:p>
          </table:table-cell>
          <table:table-cell table:formula="of:=EXACT([.D9];[.D18])" office:value-type="boolean" office:boolean-value="false" calcext:value-type="boolean">
            <text:p>NETEISINGAI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Map "#.#.#######"</text:p>
          </table:table-cell>
          <table:table-cell table:formula="of:=LEN([.A10])" office:value-type="float" office:value="17" calcext:value-type="float">
            <text:p>17</text:p>
          </table:table-cell>
          <table:table-cell table:formula="of:=MID([.A10];6;LEN([.A10])-6)" office:value-type="string" office:string-value="#.#.#######" calcext:value-type="string">
            <text:p>#.#.#######</text:p>
          </table:table-cell>
          <table:table-cell table:formula="of:=COM.MICROSOFT.CONCAT([.F10:.P10])" office:value-type="string" office:string-value="#.#.#######" calcext:value-type="string">
            <text:p>#.#.#######</text:p>
          </table:table-cell>
          <table:table-cell table:formula="of:=[.E9]+1" office:value-type="float" office:value="9" calcext:value-type="float">
            <text:p>9</text:p>
          </table:table-cell>
          <table:table-cell table:formula="of:=MID([.$C10];[.F$1];1)" office:value-type="string" office:string-value="#" calcext:value-type="string">
            <text:p>#</text:p>
          </table:table-cell>
          <table:table-cell table:formula="of:=MID([.$C10];[.G$1];1)" office:value-type="string" office:string-value="." calcext:value-type="string">
            <text:p>.</text:p>
          </table:table-cell>
          <table:table-cell table:formula="of:=MID([.$C10];[.H$1];1)" office:value-type="string" office:string-value="#" calcext:value-type="string">
            <text:p>#</text:p>
          </table:table-cell>
          <table:table-cell table:formula="of:=MID([.$C10];[.I$1];1)" office:value-type="string" office:string-value="." calcext:value-type="string">
            <text:p>.</text:p>
          </table:table-cell>
          <table:table-cell table:formula="of:=MID([.$C10];[.J$1];1)" office:value-type="string" office:string-value="#" calcext:value-type="string">
            <text:p>#</text:p>
          </table:table-cell>
          <table:table-cell table:formula="of:=MID([.$C10];[.K$1];1)" office:value-type="string" office:string-value="#" calcext:value-type="string">
            <text:p>#</text:p>
          </table:table-cell>
          <table:table-cell table:formula="of:=MID([.$C10];[.L$1];1)" office:value-type="string" office:string-value="#" calcext:value-type="string">
            <text:p>#</text:p>
          </table:table-cell>
          <table:table-cell table:formula="of:=MID([.$C10];[.M$1];1)" office:value-type="string" office:string-value="#" calcext:value-type="string">
            <text:p>#</text:p>
          </table:table-cell>
          <table:table-cell table:formula="of:=MID([.$C10];[.N$1];1)" office:value-type="string" office:string-value="#" calcext:value-type="string">
            <text:p>#</text:p>
          </table:table-cell>
          <table:table-cell table:formula="of:=MID([.$C10];[.O$1];1)" office:value-type="string" office:string-value="#" calcext:value-type="string">
            <text:p>#</text:p>
          </table:table-cell>
          <table:table-cell table:formula="of:=MID([.$C10];[.P$1];1)" office:value-type="string" office:string-value="#" calcext:value-type="string">
            <text:p>#</text:p>
          </table:table-cell>
          <table:table-cell table:number-columns-repeated="6"/>
          <table:table-cell table:formula="of:=EXACT([.D10];[.D11])" office:value-type="boolean" office:boolean-value="false" calcext:value-type="boolean">
            <text:p>NETEISINGAI</text:p>
          </table:table-cell>
          <table:table-cell table:formula="of:=EXACT([.D10];[.D12])" office:value-type="boolean" office:boolean-value="false" calcext:value-type="boolean">
            <text:p>NETEISINGAI</text:p>
          </table:table-cell>
          <table:table-cell table:formula="of:=EXACT([.D10];[.D13])" office:value-type="boolean" office:boolean-value="false" calcext:value-type="boolean">
            <text:p>NETEISINGAI</text:p>
          </table:table-cell>
          <table:table-cell table:formula="of:=EXACT([.D10];[.D14])" office:value-type="boolean" office:boolean-value="false" calcext:value-type="boolean">
            <text:p>NETEISINGAI</text:p>
          </table:table-cell>
          <table:table-cell table:formula="of:=EXACT([.D10];[.D15])" office:value-type="boolean" office:boolean-value="false" calcext:value-type="boolean">
            <text:p>NETEISINGAI</text:p>
          </table:table-cell>
          <table:table-cell table:formula="of:=EXACT([.D10];[.D16])" office:value-type="boolean" office:boolean-value="false" calcext:value-type="boolean">
            <text:p>NETEISINGAI</text:p>
          </table:table-cell>
          <table:table-cell table:formula="of:=EXACT([.D10];[.D17])" office:value-type="boolean" office:boolean-value="false" calcext:value-type="boolean">
            <text:p>NETEISINGAI</text:p>
          </table:table-cell>
          <table:table-cell table:formula="of:=EXACT([.D10];[.D18])" office:value-type="boolean" office:boolean-value="false" calcext:value-type="boolean">
            <text:p>NETEISINGAI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Map "..##.#.##.#"</text:p>
          </table:table-cell>
          <table:table-cell table:formula="of:=LEN([.A11])" office:value-type="float" office:value="17" calcext:value-type="float">
            <text:p>17</text:p>
          </table:table-cell>
          <table:table-cell table:formula="of:=MID([.A11];6;LEN([.A11])-6)" office:value-type="string" office:string-value="..##.#.##.#" calcext:value-type="string">
            <text:p>..##.#.##.#</text:p>
          </table:table-cell>
          <table:table-cell table:formula="of:=COM.MICROSOFT.CONCAT([.F11:.P11])" office:value-type="string" office:string-value="..##.#.##.#" calcext:value-type="string">
            <text:p>..##.#.##.#</text:p>
          </table:table-cell>
          <table:table-cell table:formula="of:=[.E10]+1" office:value-type="float" office:value="10" calcext:value-type="float">
            <text:p>10</text:p>
          </table:table-cell>
          <table:table-cell table:formula="of:=MID([.$C11];[.F$1];1)" office:value-type="string" office:string-value="." calcext:value-type="string">
            <text:p>.</text:p>
          </table:table-cell>
          <table:table-cell table:formula="of:=MID([.$C11];[.G$1];1)" office:value-type="string" office:string-value="." calcext:value-type="string">
            <text:p>.</text:p>
          </table:table-cell>
          <table:table-cell table:formula="of:=MID([.$C11];[.H$1];1)" office:value-type="string" office:string-value="#" calcext:value-type="string">
            <text:p>#</text:p>
          </table:table-cell>
          <table:table-cell table:formula="of:=MID([.$C11];[.I$1];1)" office:value-type="string" office:string-value="#" calcext:value-type="string">
            <text:p>#</text:p>
          </table:table-cell>
          <table:table-cell table:formula="of:=MID([.$C11];[.J$1];1)" office:value-type="string" office:string-value="." calcext:value-type="string">
            <text:p>.</text:p>
          </table:table-cell>
          <table:table-cell table:formula="of:=MID([.$C11];[.K$1];1)" office:value-type="string" office:string-value="#" calcext:value-type="string">
            <text:p>#</text:p>
          </table:table-cell>
          <table:table-cell table:formula="of:=MID([.$C11];[.L$1];1)" office:value-type="string" office:string-value="." calcext:value-type="string">
            <text:p>.</text:p>
          </table:table-cell>
          <table:table-cell table:formula="of:=MID([.$C11];[.M$1];1)" office:value-type="string" office:string-value="#" calcext:value-type="string">
            <text:p>#</text:p>
          </table:table-cell>
          <table:table-cell table:formula="of:=MID([.$C11];[.N$1];1)" office:value-type="string" office:string-value="#" calcext:value-type="string">
            <text:p>#</text:p>
          </table:table-cell>
          <table:table-cell table:formula="of:=MID([.$C11];[.O$1];1)" office:value-type="string" office:string-value="." calcext:value-type="string">
            <text:p>.</text:p>
          </table:table-cell>
          <table:table-cell table:formula="of:=MID([.$C11];[.P$1];1)" office:value-type="string" office:string-value="#" calcext:value-type="string">
            <text:p>#</text:p>
          </table:table-cell>
          <table:table-cell table:number-columns-repeated="6"/>
          <table:table-cell table:formula="of:=EXACT([.D11];[.D12])" office:value-type="boolean" office:boolean-value="false" calcext:value-type="boolean">
            <text:p>NETEISINGAI</text:p>
          </table:table-cell>
          <table:table-cell table:formula="of:=EXACT([.D11];[.D13])" office:value-type="boolean" office:boolean-value="false" calcext:value-type="boolean">
            <text:p>NETEISINGAI</text:p>
          </table:table-cell>
          <table:table-cell table:formula="of:=EXACT([.D11];[.D14])" office:value-type="boolean" office:boolean-value="false" calcext:value-type="boolean">
            <text:p>NETEISINGAI</text:p>
          </table:table-cell>
          <table:table-cell table:formula="of:=EXACT([.D11];[.D15])" office:value-type="boolean" office:boolean-value="false" calcext:value-type="boolean">
            <text:p>NETEISINGAI</text:p>
          </table:table-cell>
          <table:table-cell table:formula="of:=EXACT([.D11];[.D16])" office:value-type="boolean" office:boolean-value="false" calcext:value-type="boolean">
            <text:p>NETEISINGAI</text:p>
          </table:table-cell>
          <table:table-cell table:formula="of:=EXACT([.D11];[.D17])" office:value-type="boolean" office:boolean-value="false" calcext:value-type="boolean">
            <text:p>NETEISINGAI</text:p>
          </table:table-cell>
          <table:table-cell table:formula="of:=EXACT([.D11];[.D18])" office:value-type="boolean" office:boolean-value="false" calcext:value-type="boolean">
            <text:p>NETEISINGAI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Map "....#......"</text:p>
          </table:table-cell>
          <table:table-cell table:formula="of:=LEN([.A12])" office:value-type="float" office:value="17" calcext:value-type="float">
            <text:p>17</text:p>
          </table:table-cell>
          <table:table-cell table:formula="of:=MID([.A12];6;LEN([.A12])-6)" office:value-type="string" office:string-value="....#......" calcext:value-type="string">
            <text:p>....#......</text:p>
          </table:table-cell>
          <table:table-cell table:formula="of:=COM.MICROSOFT.CONCAT([.F12:.P12])" office:value-type="string" office:string-value="....#......" calcext:value-type="string">
            <text:p>....#......</text:p>
          </table:table-cell>
          <table:table-cell table:formula="of:=[.E11]+1" office:value-type="float" office:value="11" calcext:value-type="float">
            <text:p>11</text:p>
          </table:table-cell>
          <table:table-cell table:formula="of:=MID([.$C12];[.F$1];1)" office:value-type="string" office:string-value="." calcext:value-type="string">
            <text:p>.</text:p>
          </table:table-cell>
          <table:table-cell table:formula="of:=MID([.$C12];[.G$1];1)" office:value-type="string" office:string-value="." calcext:value-type="string">
            <text:p>.</text:p>
          </table:table-cell>
          <table:table-cell table:formula="of:=MID([.$C12];[.H$1];1)" office:value-type="string" office:string-value="." calcext:value-type="string">
            <text:p>.</text:p>
          </table:table-cell>
          <table:table-cell table:formula="of:=MID([.$C12];[.I$1];1)" office:value-type="string" office:string-value="." calcext:value-type="string">
            <text:p>.</text:p>
          </table:table-cell>
          <table:table-cell table:formula="of:=MID([.$C12];[.J$1];1)" office:value-type="string" office:string-value="#" calcext:value-type="string">
            <text:p>#</text:p>
          </table:table-cell>
          <table:table-cell table:formula="of:=MID([.$C12];[.K$1];1)" office:value-type="string" office:string-value="." calcext:value-type="string">
            <text:p>.</text:p>
          </table:table-cell>
          <table:table-cell table:formula="of:=MID([.$C12];[.L$1];1)" office:value-type="string" office:string-value="." calcext:value-type="string">
            <text:p>.</text:p>
          </table:table-cell>
          <table:table-cell table:formula="of:=MID([.$C12];[.M$1];1)" office:value-type="string" office:string-value="." calcext:value-type="string">
            <text:p>.</text:p>
          </table:table-cell>
          <table:table-cell table:formula="of:=MID([.$C12];[.N$1];1)" office:value-type="string" office:string-value="." calcext:value-type="string">
            <text:p>.</text:p>
          </table:table-cell>
          <table:table-cell table:formula="of:=MID([.$C12];[.O$1];1)" office:value-type="string" office:string-value="." calcext:value-type="string">
            <text:p>.</text:p>
          </table:table-cell>
          <table:table-cell table:formula="of:=MID([.$C12];[.P$1];1)" office:value-type="string" office:string-value="." calcext:value-type="string">
            <text:p>.</text:p>
          </table:table-cell>
          <table:table-cell table:number-columns-repeated="6"/>
          <table:table-cell table:formula="of:=EXACT([.D12];[.D13])" office:value-type="boolean" office:boolean-value="false" calcext:value-type="boolean">
            <text:p>NETEISINGAI</text:p>
          </table:table-cell>
          <table:table-cell table:formula="of:=EXACT([.D12];[.D14])" office:value-type="boolean" office:boolean-value="false" calcext:value-type="boolean">
            <text:p>NETEISINGAI</text:p>
          </table:table-cell>
          <table:table-cell table:formula="of:=EXACT([.D12];[.D15])" office:value-type="boolean" office:boolean-value="false" calcext:value-type="boolean">
            <text:p>NETEISINGAI</text:p>
          </table:table-cell>
          <table:table-cell table:formula="of:=EXACT([.D12];[.D16])" office:value-type="boolean" office:boolean-value="false" calcext:value-type="boolean">
            <text:p>NETEISINGAI</text:p>
          </table:table-cell>
          <table:table-cell table:formula="of:=EXACT([.D12];[.D17])" office:value-type="boolean" office:boolean-value="false" calcext:value-type="boolean">
            <text:p>NETEISINGAI</text:p>
          </table:table-cell>
          <table:table-cell table:formula="of:=EXACT([.D12];[.D18])" office:value-type="boolean" office:boolean-value="false" calcext:value-type="boolean">
            <text:p>NETEISINGAI</text:p>
          </table:table-cell>
          <table:table-cell table:style-name="Default" table:number-columns-repeated="5"/>
          <table:table-cell table:number-columns-repeated="5"/>
        </table:table-row>
        <table:table-row table:style-name="ro1">
          <table:table-cell office:value-type="string" calcext:value-type="string">
            <text:p>Map ".#####....#"</text:p>
          </table:table-cell>
          <table:table-cell table:formula="of:=LEN([.A13])" office:value-type="float" office:value="17" calcext:value-type="float">
            <text:p>17</text:p>
          </table:table-cell>
          <table:table-cell table:formula="of:=MID([.A13];6;LEN([.A13])-6)" office:value-type="string" office:string-value=".#####....#" calcext:value-type="string">
            <text:p>.#####....#</text:p>
          </table:table-cell>
          <table:table-cell table:formula="of:=COM.MICROSOFT.CONCAT([.F13:.P13])" office:value-type="string" office:string-value=".#####....#" calcext:value-type="string">
            <text:p>.#####....#</text:p>
          </table:table-cell>
          <table:table-cell table:formula="of:=[.E12]+1" office:value-type="float" office:value="12" calcext:value-type="float">
            <text:p>12</text:p>
          </table:table-cell>
          <table:table-cell table:formula="of:=MID([.$C13];[.F$1];1)" office:value-type="string" office:string-value="." calcext:value-type="string">
            <text:p>.</text:p>
          </table:table-cell>
          <table:table-cell table:formula="of:=MID([.$C13];[.G$1];1)" office:value-type="string" office:string-value="#" calcext:value-type="string">
            <text:p>#</text:p>
          </table:table-cell>
          <table:table-cell table:formula="of:=MID([.$C13];[.H$1];1)" office:value-type="string" office:string-value="#" calcext:value-type="string">
            <text:p>#</text:p>
          </table:table-cell>
          <table:table-cell table:formula="of:=MID([.$C13];[.I$1];1)" office:value-type="string" office:string-value="#" calcext:value-type="string">
            <text:p>#</text:p>
          </table:table-cell>
          <table:table-cell table:formula="of:=MID([.$C13];[.J$1];1)" office:value-type="string" office:string-value="#" calcext:value-type="string">
            <text:p>#</text:p>
          </table:table-cell>
          <table:table-cell table:formula="of:=MID([.$C13];[.K$1];1)" office:value-type="string" office:string-value="#" calcext:value-type="string">
            <text:p>#</text:p>
          </table:table-cell>
          <table:table-cell table:formula="of:=MID([.$C13];[.L$1];1)" office:value-type="string" office:string-value="." calcext:value-type="string">
            <text:p>.</text:p>
          </table:table-cell>
          <table:table-cell table:formula="of:=MID([.$C13];[.M$1];1)" office:value-type="string" office:string-value="." calcext:value-type="string">
            <text:p>.</text:p>
          </table:table-cell>
          <table:table-cell table:formula="of:=MID([.$C13];[.N$1];1)" office:value-type="string" office:string-value="." calcext:value-type="string">
            <text:p>.</text:p>
          </table:table-cell>
          <table:table-cell table:formula="of:=MID([.$C13];[.O$1];1)" office:value-type="string" office:string-value="." calcext:value-type="string">
            <text:p>.</text:p>
          </table:table-cell>
          <table:table-cell table:formula="of:=MID([.$C13];[.P$1];1)" office:value-type="string" office:string-value="#" calcext:value-type="string">
            <text:p>#</text:p>
          </table:table-cell>
          <table:table-cell table:number-columns-repeated="6"/>
          <table:table-cell table:formula="of:=EXACT([.D13];[.D14])" office:value-type="boolean" office:boolean-value="false" calcext:value-type="boolean">
            <text:p>NETEISINGAI</text:p>
          </table:table-cell>
          <table:table-cell table:formula="of:=EXACT([.D13];[.D15])" office:value-type="boolean" office:boolean-value="false" calcext:value-type="boolean">
            <text:p>NETEISINGAI</text:p>
          </table:table-cell>
          <table:table-cell table:formula="of:=EXACT([.D13];[.D16])" office:value-type="boolean" office:boolean-value="false" calcext:value-type="boolean">
            <text:p>NETEISINGAI</text:p>
          </table:table-cell>
          <table:table-cell table:formula="of:=EXACT([.D13];[.D17])" office:value-type="boolean" office:boolean-value="false" calcext:value-type="boolean">
            <text:p>NETEISINGAI</text:p>
          </table:table-cell>
          <table:table-cell table:formula="of:=EXACT([.D13];[.D18])" office:value-type="boolean" office:boolean-value="false" calcext:value-type="boolean">
            <text:p>NETEISINGAI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Map "#.#.#..##.."</text:p>
          </table:table-cell>
          <table:table-cell table:formula="of:=LEN([.A14])" office:value-type="float" office:value="17" calcext:value-type="float">
            <text:p>17</text:p>
          </table:table-cell>
          <table:table-cell table:formula="of:=MID([.A14];6;LEN([.A14])-6)" office:value-type="string" office:string-value="#.#.#..##.." calcext:value-type="string">
            <text:p>#.#.#..##..</text:p>
          </table:table-cell>
          <table:table-cell table:formula="of:=COM.MICROSOFT.CONCAT([.F14:.P14])" office:value-type="string" office:string-value="#.#.#..##.." calcext:value-type="string">
            <text:p>#.#.#..##..</text:p>
          </table:table-cell>
          <table:table-cell table:formula="of:=[.E13]+1" office:value-type="float" office:value="13" calcext:value-type="float">
            <text:p>13</text:p>
          </table:table-cell>
          <table:table-cell table:formula="of:=MID([.$C14];[.F$1];1)" office:value-type="string" office:string-value="#" calcext:value-type="string">
            <text:p>#</text:p>
          </table:table-cell>
          <table:table-cell table:formula="of:=MID([.$C14];[.G$1];1)" office:value-type="string" office:string-value="." calcext:value-type="string">
            <text:p>.</text:p>
          </table:table-cell>
          <table:table-cell table:formula="of:=MID([.$C14];[.H$1];1)" office:value-type="string" office:string-value="#" calcext:value-type="string">
            <text:p>#</text:p>
          </table:table-cell>
          <table:table-cell table:formula="of:=MID([.$C14];[.I$1];1)" office:value-type="string" office:string-value="." calcext:value-type="string">
            <text:p>.</text:p>
          </table:table-cell>
          <table:table-cell table:formula="of:=MID([.$C14];[.J$1];1)" office:value-type="string" office:string-value="#" calcext:value-type="string">
            <text:p>#</text:p>
          </table:table-cell>
          <table:table-cell table:formula="of:=MID([.$C14];[.K$1];1)" office:value-type="string" office:string-value="." calcext:value-type="string">
            <text:p>.</text:p>
          </table:table-cell>
          <table:table-cell table:formula="of:=MID([.$C14];[.L$1];1)" office:value-type="string" office:string-value="." calcext:value-type="string">
            <text:p>.</text:p>
          </table:table-cell>
          <table:table-cell table:formula="of:=MID([.$C14];[.M$1];1)" office:value-type="string" office:string-value="#" calcext:value-type="string">
            <text:p>#</text:p>
          </table:table-cell>
          <table:table-cell table:formula="of:=MID([.$C14];[.N$1];1)" office:value-type="string" office:string-value="#" calcext:value-type="string">
            <text:p>#</text:p>
          </table:table-cell>
          <table:table-cell table:formula="of:=MID([.$C14];[.O$1];1)" office:value-type="string" office:string-value="." calcext:value-type="string">
            <text:p>.</text:p>
          </table:table-cell>
          <table:table-cell table:formula="of:=MID([.$C14];[.P$1];1)" office:value-type="string" office:string-value="." calcext:value-type="string">
            <text:p>.</text:p>
          </table:table-cell>
          <table:table-cell table:number-columns-repeated="6"/>
          <table:table-cell table:formula="of:=EXACT([.D14];[.D15])" office:value-type="boolean" office:boolean-value="false" calcext:value-type="boolean">
            <text:p>NETEISINGAI</text:p>
          </table:table-cell>
          <table:table-cell table:formula="of:=EXACT([.D14];[.D16])" office:value-type="boolean" office:boolean-value="false" calcext:value-type="boolean">
            <text:p>NETEISINGAI</text:p>
          </table:table-cell>
          <table:table-cell table:formula="of:=EXACT([.D14];[.D17])" office:value-type="boolean" office:boolean-value="false" calcext:value-type="boolean">
            <text:p>NETEISINGAI</text:p>
          </table:table-cell>
          <table:table-cell table:formula="of:=EXACT([.D14];[.D18])" office:value-type="boolean" office:boolean-value="false" calcext:value-type="boolean">
            <text:p>NETEISINGAI</text:p>
          </table:table-cell>
          <table:table-cell table:style-name="Default" table:number-columns-repeated="7"/>
          <table:table-cell table:number-columns-repeated="5"/>
        </table:table-row>
        <table:table-row table:style-name="ro1">
          <table:table-cell office:value-type="string" calcext:value-type="string">
            <text:p>Map ".#.##.#..#."</text:p>
          </table:table-cell>
          <table:table-cell table:formula="of:=LEN([.A15])" office:value-type="float" office:value="17" calcext:value-type="float">
            <text:p>17</text:p>
          </table:table-cell>
          <table:table-cell table:formula="of:=MID([.A15];6;LEN([.A15])-6)" office:value-type="string" office:string-value=".#.##.#..#." calcext:value-type="string">
            <text:p>.#.##.#..#.</text:p>
          </table:table-cell>
          <table:table-cell table:formula="of:=COM.MICROSOFT.CONCAT([.F15:.P15])" office:value-type="string" office:string-value=".#.##.#..#." calcext:value-type="string">
            <text:p>.#.##.#..#.</text:p>
          </table:table-cell>
          <table:table-cell table:formula="of:=[.E14]+1" office:value-type="float" office:value="14" calcext:value-type="float">
            <text:p>14</text:p>
          </table:table-cell>
          <table:table-cell table:formula="of:=MID([.$C15];[.F$1];1)" office:value-type="string" office:string-value="." calcext:value-type="string">
            <text:p>.</text:p>
          </table:table-cell>
          <table:table-cell table:formula="of:=MID([.$C15];[.G$1];1)" office:value-type="string" office:string-value="#" calcext:value-type="string">
            <text:p>#</text:p>
          </table:table-cell>
          <table:table-cell table:formula="of:=MID([.$C15];[.H$1];1)" office:value-type="string" office:string-value="." calcext:value-type="string">
            <text:p>.</text:p>
          </table:table-cell>
          <table:table-cell table:formula="of:=MID([.$C15];[.I$1];1)" office:value-type="string" office:string-value="#" calcext:value-type="string">
            <text:p>#</text:p>
          </table:table-cell>
          <table:table-cell table:formula="of:=MID([.$C15];[.J$1];1)" office:value-type="string" office:string-value="#" calcext:value-type="string">
            <text:p>#</text:p>
          </table:table-cell>
          <table:table-cell table:formula="of:=MID([.$C15];[.K$1];1)" office:value-type="string" office:string-value="." calcext:value-type="string">
            <text:p>.</text:p>
          </table:table-cell>
          <table:table-cell table:formula="of:=MID([.$C15];[.L$1];1)" office:value-type="string" office:string-value="#" calcext:value-type="string">
            <text:p>#</text:p>
          </table:table-cell>
          <table:table-cell table:formula="of:=MID([.$C15];[.M$1];1)" office:value-type="string" office:string-value="." calcext:value-type="string">
            <text:p>.</text:p>
          </table:table-cell>
          <table:table-cell table:formula="of:=MID([.$C15];[.N$1];1)" office:value-type="string" office:string-value="." calcext:value-type="string">
            <text:p>.</text:p>
          </table:table-cell>
          <table:table-cell table:formula="of:=MID([.$C15];[.O$1];1)" office:value-type="string" office:string-value="#" calcext:value-type="string">
            <text:p>#</text:p>
          </table:table-cell>
          <table:table-cell table:formula="of:=MID([.$C15];[.P$1];1)" office:value-type="string" office:string-value="." calcext:value-type="string">
            <text:p>.</text:p>
          </table:table-cell>
          <table:table-cell table:number-columns-repeated="6"/>
          <table:table-cell table:formula="of:=EXACT([.D15];[.D16])" office:value-type="boolean" office:boolean-value="false" calcext:value-type="boolean">
            <text:p>NETEISINGAI</text:p>
          </table:table-cell>
          <table:table-cell table:formula="of:=EXACT([.D15];[.D17])" office:value-type="boolean" office:boolean-value="false" calcext:value-type="boolean">
            <text:p>NETEISINGAI</text:p>
          </table:table-cell>
          <table:table-cell table:formula="of:=EXACT([.D15];[.D18])" office:value-type="boolean" office:boolean-value="false" calcext:value-type="boolean">
            <text:p>NETEISINGAI</text:p>
          </table:table-cell>
          <table:table-cell table:style-name="Default" table:number-columns-repeated="8"/>
          <table:table-cell table:number-columns-repeated="5"/>
        </table:table-row>
        <table:table-row table:style-name="ro1">
          <table:table-cell office:value-type="string" calcext:value-type="string">
            <text:p>Map "#.#....##.."</text:p>
          </table:table-cell>
          <table:table-cell table:formula="of:=LEN([.A16])" office:value-type="float" office:value="17" calcext:value-type="float">
            <text:p>17</text:p>
          </table:table-cell>
          <table:table-cell table:formula="of:=MID([.A16];6;LEN([.A16])-6)" office:value-type="string" office:string-value="#.#....##.." calcext:value-type="string">
            <text:p>#.#....##..</text:p>
          </table:table-cell>
          <table:table-cell table:formula="of:=COM.MICROSOFT.CONCAT([.F16:.P16])" office:value-type="string" office:string-value="#.#....##.." calcext:value-type="string">
            <text:p>#.#....##..</text:p>
          </table:table-cell>
          <table:table-cell table:formula="of:=[.E15]+1" office:value-type="float" office:value="15" calcext:value-type="float">
            <text:p>15</text:p>
          </table:table-cell>
          <table:table-cell table:formula="of:=MID([.$C16];[.F$1];1)" office:value-type="string" office:string-value="#" calcext:value-type="string">
            <text:p>#</text:p>
          </table:table-cell>
          <table:table-cell table:formula="of:=MID([.$C16];[.G$1];1)" office:value-type="string" office:string-value="." calcext:value-type="string">
            <text:p>.</text:p>
          </table:table-cell>
          <table:table-cell table:formula="of:=MID([.$C16];[.H$1];1)" office:value-type="string" office:string-value="#" calcext:value-type="string">
            <text:p>#</text:p>
          </table:table-cell>
          <table:table-cell table:formula="of:=MID([.$C16];[.I$1];1)" office:value-type="string" office:string-value="." calcext:value-type="string">
            <text:p>.</text:p>
          </table:table-cell>
          <table:table-cell table:formula="of:=MID([.$C16];[.J$1];1)" office:value-type="string" office:string-value="." calcext:value-type="string">
            <text:p>.</text:p>
          </table:table-cell>
          <table:table-cell table:formula="of:=MID([.$C16];[.K$1];1)" office:value-type="string" office:string-value="." calcext:value-type="string">
            <text:p>.</text:p>
          </table:table-cell>
          <table:table-cell table:formula="of:=MID([.$C16];[.L$1];1)" office:value-type="string" office:string-value="." calcext:value-type="string">
            <text:p>.</text:p>
          </table:table-cell>
          <table:table-cell table:formula="of:=MID([.$C16];[.M$1];1)" office:value-type="string" office:string-value="#" calcext:value-type="string">
            <text:p>#</text:p>
          </table:table-cell>
          <table:table-cell table:formula="of:=MID([.$C16];[.N$1];1)" office:value-type="string" office:string-value="#" calcext:value-type="string">
            <text:p>#</text:p>
          </table:table-cell>
          <table:table-cell table:formula="of:=MID([.$C16];[.O$1];1)" office:value-type="string" office:string-value="." calcext:value-type="string">
            <text:p>.</text:p>
          </table:table-cell>
          <table:table-cell table:formula="of:=MID([.$C16];[.P$1];1)" office:value-type="string" office:string-value="." calcext:value-type="string">
            <text:p>.</text:p>
          </table:table-cell>
          <table:table-cell table:number-columns-repeated="6"/>
          <table:table-cell table:formula="of:=EXACT([.D16];[.D17])" office:value-type="boolean" office:boolean-value="false" calcext:value-type="boolean">
            <text:p>NETEISINGAI</text:p>
          </table:table-cell>
          <table:table-cell table:formula="of:=EXACT([.D16];[.D18])" office:value-type="boolean" office:boolean-value="false" calcext:value-type="boolean">
            <text:p>NETEISINGAI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office:value-type="string" calcext:value-type="string">
            <text:p>Map ".#.####...#"</text:p>
          </table:table-cell>
          <table:table-cell table:formula="of:=LEN([.A17])" office:value-type="float" office:value="17" calcext:value-type="float">
            <text:p>17</text:p>
          </table:table-cell>
          <table:table-cell table:formula="of:=MID([.A17];6;LEN([.A17])-6)" office:value-type="string" office:string-value=".#.####...#" calcext:value-type="string">
            <text:p>.#.####...#</text:p>
          </table:table-cell>
          <table:table-cell table:formula="of:=COM.MICROSOFT.CONCAT([.F17:.P17])" office:value-type="string" office:string-value=".#.####..##" calcext:value-type="string">
            <text:p>.#.####..##</text:p>
          </table:table-cell>
          <table:table-cell table:formula="of:=[.E16]+1" office:value-type="float" office:value="16" calcext:value-type="float">
            <text:p>16</text:p>
          </table:table-cell>
          <table:table-cell table:formula="of:=MID([.$C17];[.F$1];1)" office:value-type="string" office:string-value="." calcext:value-type="string">
            <text:p>.</text:p>
          </table:table-cell>
          <table:table-cell table:formula="of:=MID([.$C17];[.G$1];1)" office:value-type="string" office:string-value="#" calcext:value-type="string">
            <text:p>#</text:p>
          </table:table-cell>
          <table:table-cell table:formula="of:=MID([.$C17];[.H$1];1)" office:value-type="string" office:string-value="." calcext:value-type="string">
            <text:p>.</text:p>
          </table:table-cell>
          <table:table-cell table:formula="of:=MID([.$C17];[.I$1];1)" office:value-type="string" office:string-value="#" calcext:value-type="string">
            <text:p>#</text:p>
          </table:table-cell>
          <table:table-cell table:formula="of:=MID([.$C17];[.J$1];1)" office:value-type="string" office:string-value="#" calcext:value-type="string">
            <text:p>#</text:p>
          </table:table-cell>
          <table:table-cell table:formula="of:=MID([.$C17];[.K$1];1)" office:value-type="string" office:string-value="#" calcext:value-type="string">
            <text:p>#</text:p>
          </table:table-cell>
          <table:table-cell table:formula="of:=MID([.$C17];[.L$1];1)" office:value-type="string" office:string-value="#" calcext:value-type="string">
            <text:p>#</text:p>
          </table:table-cell>
          <table:table-cell table:formula="of:=MID([.$C17];[.M$1];1)" office:value-type="string" office:string-value="." calcext:value-type="string">
            <text:p>.</text:p>
          </table:table-cell>
          <table:table-cell table:formula="of:=MID([.$C17];[.N$1];1)" office:value-type="string" office:string-value="." calcext:value-type="string">
            <text:p>.</text:p>
          </table:table-cell>
          <table:table-cell office:value-type="string" calcext:value-type="string">
            <text:p>#</text:p>
          </table:table-cell>
          <table:table-cell table:formula="of:=MID([.$C17];[.P$1];1)" office:value-type="string" office:string-value="#" calcext:value-type="string">
            <text:p>#</text:p>
          </table:table-cell>
          <table:table-cell table:number-columns-repeated="6"/>
          <table:table-cell table:formula="of:=EXACT([.D17];[.D18])" office:value-type="boolean" office:boolean-value="false" calcext:value-type="boolean">
            <text:p>NETEISINGAI</text:p>
          </table:table-cell>
          <table:table-cell/>
          <table:table-cell table:style-name="Default" table:number-columns-repeated="9"/>
          <table:table-cell table:number-columns-repeated="5"/>
        </table:table-row>
        <table:table-row table:style-name="ro1">
          <table:table-cell office:value-type="string" calcext:value-type="string">
            <text:p>Map "#..##......"</text:p>
          </table:table-cell>
          <table:table-cell table:formula="of:=LEN([.A18])" office:value-type="float" office:value="17" calcext:value-type="float">
            <text:p>17</text:p>
          </table:table-cell>
          <table:table-cell table:formula="of:=MID([.A18];6;LEN([.A18])-6)" office:value-type="string" office:string-value="#..##......" calcext:value-type="string">
            <text:p>#..##......</text:p>
          </table:table-cell>
          <table:table-cell table:formula="of:=COM.MICROSOFT.CONCAT([.F18:.P18])" office:value-type="string" office:string-value="#..##......" calcext:value-type="string">
            <text:p>#..##......</text:p>
          </table:table-cell>
          <table:table-cell table:formula="of:=[.E17]+1" office:value-type="float" office:value="17" calcext:value-type="float">
            <text:p>17</text:p>
          </table:table-cell>
          <table:table-cell table:formula="of:=MID([.$C18];[.F$1];1)" office:value-type="string" office:string-value="#" calcext:value-type="string">
            <text:p>#</text:p>
          </table:table-cell>
          <table:table-cell table:formula="of:=MID([.$C18];[.G$1];1)" office:value-type="string" office:string-value="." calcext:value-type="string">
            <text:p>.</text:p>
          </table:table-cell>
          <table:table-cell table:formula="of:=MID([.$C18];[.H$1];1)" office:value-type="string" office:string-value="." calcext:value-type="string">
            <text:p>.</text:p>
          </table:table-cell>
          <table:table-cell table:formula="of:=MID([.$C18];[.I$1];1)" office:value-type="string" office:string-value="#" calcext:value-type="string">
            <text:p>#</text:p>
          </table:table-cell>
          <table:table-cell table:formula="of:=MID([.$C18];[.J$1];1)" office:value-type="string" office:string-value="#" calcext:value-type="string">
            <text:p>#</text:p>
          </table:table-cell>
          <table:table-cell table:formula="of:=MID([.$C18];[.K$1];1)" office:value-type="string" office:string-value="." calcext:value-type="string">
            <text:p>.</text:p>
          </table:table-cell>
          <table:table-cell table:formula="of:=MID([.$C18];[.L$1];1)" office:value-type="string" office:string-value="." calcext:value-type="string">
            <text:p>.</text:p>
          </table:table-cell>
          <table:table-cell table:formula="of:=MID([.$C18];[.M$1];1)" office:value-type="string" office:string-value="." calcext:value-type="string">
            <text:p>.</text:p>
          </table:table-cell>
          <table:table-cell table:formula="of:=MID([.$C18];[.N$1];1)" office:value-type="string" office:string-value="." calcext:value-type="string">
            <text:p>.</text:p>
          </table:table-cell>
          <table:table-cell table:formula="of:=MID([.$C18];[.O$1];1)" office:value-type="string" office:string-value="." calcext:value-type="string">
            <text:p>.</text:p>
          </table:table-cell>
          <table:table-cell table:formula="of:=MID([.$C18];[.P$1];1)" office:value-type="string" office:string-value="." calcext:value-type="string">
            <text:p>.</text:p>
          </table:table-cell>
          <table:table-cell table:number-columns-repeated="6"/>
          <table:table-cell table:style-name="Default" table:number-columns-repeated="11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8"/>
          <table:table-cell table:style-name="Default" table:number-columns-repeated="11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 table:formula="of:=[.F20]+1" office:value-type="float" office:value="2" calcext:value-type="float">
            <text:p>2</text:p>
          </table:table-cell>
          <table:table-cell table:formula="of:=[.G20]+1" office:value-type="float" office:value="3" calcext:value-type="float">
            <text:p>3</text:p>
          </table:table-cell>
          <table:table-cell table:formula="of:=[.H20]+1" office:value-type="float" office:value="4" calcext:value-type="float">
            <text:p>4</text:p>
          </table:table-cell>
          <table:table-cell table:formula="of:=[.I20]+1" office:value-type="float" office:value="5" calcext:value-type="float">
            <text:p>5</text:p>
          </table:table-cell>
          <table:table-cell table:formula="of:=[.J20]+1" office:value-type="float" office:value="6" calcext:value-type="float">
            <text:p>6</text:p>
          </table:table-cell>
          <table:table-cell table:formula="of:=[.K20]+1" office:value-type="float" office:value="7" calcext:value-type="float">
            <text:p>7</text:p>
          </table:table-cell>
          <table:table-cell table:formula="of:=[.L20]+1" office:value-type="float" office:value="8" calcext:value-type="float">
            <text:p>8</text:p>
          </table:table-cell>
          <table:table-cell table:formula="of:=[.M20]+1" office:value-type="float" office:value="9" calcext:value-type="float">
            <text:p>9</text:p>
          </table:table-cell>
          <table:table-cell table:formula="of:=[.N20]+1" office:value-type="float" office:value="10" calcext:value-type="float">
            <text:p>10</text:p>
          </table:table-cell>
          <table:table-cell table:formula="of:=[.O20]+1" office:value-type="float" office:value="11" calcext:value-type="float">
            <text:p>11</text:p>
          </table:table-cell>
          <table:table-cell table:formula="of:=[.P20]+1" office:value-type="float" office:value="12" calcext:value-type="float">
            <text:p>12</text:p>
          </table:table-cell>
          <table:table-cell table:formula="of:=[.Q20]+1" office:value-type="float" office:value="13" calcext:value-type="float">
            <text:p>13</text:p>
          </table:table-cell>
          <table:table-cell table:formula="of:=[.R20]+1" office:value-type="float" office:value="14" calcext:value-type="float">
            <text:p>14</text:p>
          </table:table-cell>
          <table:table-cell table:formula="of:=[.S20]+1" office:value-type="float" office:value="15" calcext:value-type="float">
            <text:p>15</text:p>
          </table:table-cell>
          <table:table-cell table:formula="of:=[.T20]+1" office:value-type="float" office:value="16" calcext:value-type="float">
            <text:p>16</text:p>
          </table:table-cell>
          <table:table-cell table:formula="of:=[.U20]+1" office:value-type="float" office:value="17" calcext:value-type="float">
            <text:p>17</text:p>
          </table:table-cell>
          <table:table-cell table:style-name="Default" table:number-columns-repeated="11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formula="of:=COM.MICROSOFT.CONCAT([.F21:.V21])" office:value-type="string" office:string-value="##.#.#..#...#.#.#" calcext:value-type="string">
            <text:p>##.#.#..#...#.#.#</text:p>
          </table:table-cell>
          <table:table-cell office:value-type="float" office:value="1" calcext:value-type="float">
            <text:p>1</text:p>
          </table:table-cell>
          <table:table-cell table:formula="of:=INDIRECT(ADDRESS([.F$20]+1;[.$E21]+5))" office:value-type="string" office:string-value="#" calcext:value-type="string">
            <text:p>#</text:p>
          </table:table-cell>
          <table:table-cell table:formula="of:=INDIRECT(ADDRESS([.G$20]+1;[.$E21]+5))" office:value-type="string" office:string-value="#" calcext:value-type="string">
            <text:p>#</text:p>
          </table:table-cell>
          <table:table-cell table:formula="of:=INDIRECT(ADDRESS([.H$20]+1;[.$E21]+5))" office:value-type="string" office:string-value="." calcext:value-type="string">
            <text:p>.</text:p>
          </table:table-cell>
          <table:table-cell table:formula="of:=INDIRECT(ADDRESS([.I$20]+1;[.$E21]+5))" office:value-type="string" office:string-value="#" calcext:value-type="string">
            <text:p>#</text:p>
          </table:table-cell>
          <table:table-cell table:formula="of:=INDIRECT(ADDRESS([.J$20]+1;[.$E21]+5))" office:value-type="string" office:string-value="." calcext:value-type="string">
            <text:p>.</text:p>
          </table:table-cell>
          <table:table-cell table:formula="of:=INDIRECT(ADDRESS([.K$20]+1;[.$E21]+5))" office:value-type="string" office:string-value="#" calcext:value-type="string">
            <text:p>#</text:p>
          </table:table-cell>
          <table:table-cell table:formula="of:=INDIRECT(ADDRESS([.L$20]+1;[.$E21]+5))" office:value-type="string" office:string-value="." calcext:value-type="string">
            <text:p>.</text:p>
          </table:table-cell>
          <table:table-cell table:formula="of:=INDIRECT(ADDRESS([.M$20]+1;[.$E21]+5))" office:value-type="string" office:string-value="." calcext:value-type="string">
            <text:p>.</text:p>
          </table:table-cell>
          <table:table-cell table:formula="of:=INDIRECT(ADDRESS([.N$20]+1;[.$E21]+5))" office:value-type="string" office:string-value="#" calcext:value-type="string">
            <text:p>#</text:p>
          </table:table-cell>
          <table:table-cell table:formula="of:=INDIRECT(ADDRESS([.O$20]+1;[.$E21]+5))" office:value-type="string" office:string-value="." calcext:value-type="string">
            <text:p>.</text:p>
          </table:table-cell>
          <table:table-cell table:formula="of:=INDIRECT(ADDRESS([.P$20]+1;[.$E21]+5))" office:value-type="string" office:string-value="." calcext:value-type="string">
            <text:p>.</text:p>
          </table:table-cell>
          <table:table-cell table:formula="of:=INDIRECT(ADDRESS([.Q$20]+1;[.$E21]+5))" office:value-type="string" office:string-value="." calcext:value-type="string">
            <text:p>.</text:p>
          </table:table-cell>
          <table:table-cell table:formula="of:=INDIRECT(ADDRESS([.R$20]+1;[.$E21]+5))" office:value-type="string" office:string-value="#" calcext:value-type="string">
            <text:p>#</text:p>
          </table:table-cell>
          <table:table-cell table:formula="of:=INDIRECT(ADDRESS([.S$20]+1;[.$E21]+5))" office:value-type="string" office:string-value="." calcext:value-type="string">
            <text:p>.</text:p>
          </table:table-cell>
          <table:table-cell table:formula="of:=INDIRECT(ADDRESS([.T$20]+1;[.$E21]+5))" office:value-type="string" office:string-value="#" calcext:value-type="string">
            <text:p>#</text:p>
          </table:table-cell>
          <table:table-cell table:formula="of:=INDIRECT(ADDRESS([.U$20]+1;[.$E21]+5))" office:value-type="string" office:string-value="." calcext:value-type="string">
            <text:p>.</text:p>
          </table:table-cell>
          <table:table-cell table:formula="of:=INDIRECT(ADDRESS([.V$20]+1;[.$E21]+5))" office:value-type="string" office:string-value="#" calcext:value-type="string">
            <text:p>#</text:p>
          </table:table-cell>
          <table:table-cell table:formula="of:=EXACT([.D21];[.D22])" office:value-type="boolean" office:boolean-value="false" calcext:value-type="boolean">
            <text:p>NETEISINGAI</text:p>
          </table:table-cell>
          <table:table-cell table:formula="of:=EXACT([.D21];[.D23])" office:value-type="boolean" office:boolean-value="false" calcext:value-type="boolean">
            <text:p>NETEISINGAI</text:p>
          </table:table-cell>
          <table:table-cell table:formula="of:=EXACT([.D21];[.D24])" office:value-type="boolean" office:boolean-value="false" calcext:value-type="boolean">
            <text:p>NETEISINGAI</text:p>
          </table:table-cell>
          <table:table-cell table:formula="of:=EXACT([.D21];[.D25])" office:value-type="boolean" office:boolean-value="false" calcext:value-type="boolean">
            <text:p>NETEISINGAI</text:p>
          </table:table-cell>
          <table:table-cell table:formula="of:=EXACT([.D21];[.D26])" office:value-type="boolean" office:boolean-value="false" calcext:value-type="boolean">
            <text:p>NETEISINGAI</text:p>
          </table:table-cell>
          <table:table-cell table:formula="of:=EXACT([.D21];[.D27])" office:value-type="boolean" office:boolean-value="false" calcext:value-type="boolean">
            <text:p>NETEISINGAI</text:p>
          </table:table-cell>
          <table:table-cell table:formula="of:=EXACT([.D21];[.D28])" office:value-type="boolean" office:boolean-value="false" calcext:value-type="boolean">
            <text:p>NETEISINGAI</text:p>
          </table:table-cell>
          <table:table-cell table:formula="of:=EXACT([.D21];[.D29])" office:value-type="boolean" office:boolean-value="false" calcext:value-type="boolean">
            <text:p>NETEISINGAI</text:p>
          </table:table-cell>
          <table:table-cell table:formula="of:=EXACT([.D21];[.D30])" office:value-type="boolean" office:boolean-value="false" calcext:value-type="boolean">
            <text:p>NETEISINGAI</text:p>
          </table:table-cell>
          <table:table-cell table:formula="of:=EXACT([.D21];[.D31])" office:value-type="boolean" office:boolean-value="false" calcext:value-type="boolean">
            <text:p>NETEISINGAI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formula="of:=COM.MICROSOFT.CONCAT([.F22:.V22])" office:value-type="string" office:string-value="####.......#.#.#." calcext:value-type="string">
            <text:p>####.......#.#.#.</text:p>
          </table:table-cell>
          <table:table-cell table:formula="of:=[.E21]+1" office:value-type="float" office:value="2" calcext:value-type="float">
            <text:p>2</text:p>
          </table:table-cell>
          <table:table-cell table:formula="of:=INDIRECT(ADDRESS([.F$20]+1;[.$E22]+5))" office:value-type="string" office:string-value="#" calcext:value-type="string">
            <text:p>#</text:p>
          </table:table-cell>
          <table:table-cell table:formula="of:=INDIRECT(ADDRESS([.G$20]+1;[.$E22]+5))" office:value-type="string" office:string-value="#" calcext:value-type="string">
            <text:p>#</text:p>
          </table:table-cell>
          <table:table-cell table:formula="of:=INDIRECT(ADDRESS([.H$20]+1;[.$E22]+5))" office:value-type="string" office:string-value="#" calcext:value-type="string">
            <text:p>#</text:p>
          </table:table-cell>
          <table:table-cell table:formula="of:=INDIRECT(ADDRESS([.I$20]+1;[.$E22]+5))" office:value-type="string" office:string-value="#" calcext:value-type="string">
            <text:p>#</text:p>
          </table:table-cell>
          <table:table-cell table:formula="of:=INDIRECT(ADDRESS([.J$20]+1;[.$E22]+5))" office:value-type="string" office:string-value="." calcext:value-type="string">
            <text:p>.</text:p>
          </table:table-cell>
          <table:table-cell table:formula="of:=INDIRECT(ADDRESS([.K$20]+1;[.$E22]+5))" office:value-type="string" office:string-value="." calcext:value-type="string">
            <text:p>.</text:p>
          </table:table-cell>
          <table:table-cell table:formula="of:=INDIRECT(ADDRESS([.L$20]+1;[.$E22]+5))" office:value-type="string" office:string-value="." calcext:value-type="string">
            <text:p>.</text:p>
          </table:table-cell>
          <table:table-cell table:formula="of:=INDIRECT(ADDRESS([.M$20]+1;[.$E22]+5))" office:value-type="string" office:string-value="." calcext:value-type="string">
            <text:p>.</text:p>
          </table:table-cell>
          <table:table-cell table:formula="of:=INDIRECT(ADDRESS([.N$20]+1;[.$E22]+5))" office:value-type="string" office:string-value="." calcext:value-type="string">
            <text:p>.</text:p>
          </table:table-cell>
          <table:table-cell table:formula="of:=INDIRECT(ADDRESS([.O$20]+1;[.$E22]+5))" office:value-type="string" office:string-value="." calcext:value-type="string">
            <text:p>.</text:p>
          </table:table-cell>
          <table:table-cell table:formula="of:=INDIRECT(ADDRESS([.P$20]+1;[.$E22]+5))" office:value-type="string" office:string-value="." calcext:value-type="string">
            <text:p>.</text:p>
          </table:table-cell>
          <table:table-cell table:formula="of:=INDIRECT(ADDRESS([.Q$20]+1;[.$E22]+5))" office:value-type="string" office:string-value="#" calcext:value-type="string">
            <text:p>#</text:p>
          </table:table-cell>
          <table:table-cell table:formula="of:=INDIRECT(ADDRESS([.R$20]+1;[.$E22]+5))" office:value-type="string" office:string-value="." calcext:value-type="string">
            <text:p>.</text:p>
          </table:table-cell>
          <table:table-cell table:formula="of:=INDIRECT(ADDRESS([.S$20]+1;[.$E22]+5))" office:value-type="string" office:string-value="#" calcext:value-type="string">
            <text:p>#</text:p>
          </table:table-cell>
          <table:table-cell table:formula="of:=INDIRECT(ADDRESS([.T$20]+1;[.$E22]+5))" office:value-type="string" office:string-value="." calcext:value-type="string">
            <text:p>.</text:p>
          </table:table-cell>
          <table:table-cell table:formula="of:=INDIRECT(ADDRESS([.U$20]+1;[.$E22]+5))" office:value-type="string" office:string-value="#" calcext:value-type="string">
            <text:p>#</text:p>
          </table:table-cell>
          <table:table-cell table:formula="of:=INDIRECT(ADDRESS([.V$20]+1;[.$E22]+5))" office:value-type="string" office:string-value="." calcext:value-type="string">
            <text:p>.</text:p>
          </table:table-cell>
          <table:table-cell table:formula="of:=EXACT([.D22];[.D23])" office:value-type="boolean" office:boolean-value="false" calcext:value-type="boolean">
            <text:p>NETEISINGAI</text:p>
          </table:table-cell>
          <table:table-cell table:formula="of:=EXACT([.D22];[.D24])" office:value-type="boolean" office:boolean-value="false" calcext:value-type="boolean">
            <text:p>NETEISINGAI</text:p>
          </table:table-cell>
          <table:table-cell table:formula="of:=EXACT([.D22];[.D25])" office:value-type="boolean" office:boolean-value="false" calcext:value-type="boolean">
            <text:p>NETEISINGAI</text:p>
          </table:table-cell>
          <table:table-cell table:formula="of:=EXACT([.D22];[.D26])" office:value-type="boolean" office:boolean-value="false" calcext:value-type="boolean">
            <text:p>NETEISINGAI</text:p>
          </table:table-cell>
          <table:table-cell table:formula="of:=EXACT([.D22];[.D27])" office:value-type="boolean" office:boolean-value="false" calcext:value-type="boolean">
            <text:p>NETEISINGAI</text:p>
          </table:table-cell>
          <table:table-cell table:formula="of:=EXACT([.D22];[.D28])" office:value-type="boolean" office:boolean-value="false" calcext:value-type="boolean">
            <text:p>NETEISINGAI</text:p>
          </table:table-cell>
          <table:table-cell table:formula="of:=EXACT([.D22];[.D29])" office:value-type="boolean" office:boolean-value="false" calcext:value-type="boolean">
            <text:p>NETEISINGAI</text:p>
          </table:table-cell>
          <table:table-cell table:formula="of:=EXACT([.D22];[.D30])" office:value-type="boolean" office:boolean-value="false" calcext:value-type="boolean">
            <text:p>NETEISINGAI</text:p>
          </table:table-cell>
          <table:table-cell table:formula="of:=EXACT([.D22];[.D31])" office:value-type="boolean" office:boolean-value="false" calcext:value-type="boolean">
            <text:p>NETEISINGAI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formula="of:=COM.MICROSOFT.CONCAT([.F23:.V23])" office:value-type="string" office:string-value=".....#####.##.#.." calcext:value-type="string">
            <text:p>.....#####.##.#..</text:p>
          </table:table-cell>
          <table:table-cell table:formula="of:=[.E22]+1" office:value-type="float" office:value="3" calcext:value-type="float">
            <text:p>3</text:p>
          </table:table-cell>
          <table:table-cell table:formula="of:=INDIRECT(ADDRESS([.F$20]+1;[.$E23]+5))" office:value-type="string" office:string-value="." calcext:value-type="string">
            <text:p>.</text:p>
          </table:table-cell>
          <table:table-cell table:formula="of:=INDIRECT(ADDRESS([.G$20]+1;[.$E23]+5))" office:value-type="string" office:string-value="." calcext:value-type="string">
            <text:p>.</text:p>
          </table:table-cell>
          <table:table-cell table:formula="of:=INDIRECT(ADDRESS([.H$20]+1;[.$E23]+5))" office:value-type="string" office:string-value="." calcext:value-type="string">
            <text:p>.</text:p>
          </table:table-cell>
          <table:table-cell table:formula="of:=INDIRECT(ADDRESS([.I$20]+1;[.$E23]+5))" office:value-type="string" office:string-value="." calcext:value-type="string">
            <text:p>.</text:p>
          </table:table-cell>
          <table:table-cell table:formula="of:=INDIRECT(ADDRESS([.J$20]+1;[.$E23]+5))" office:value-type="string" office:string-value="." calcext:value-type="string">
            <text:p>.</text:p>
          </table:table-cell>
          <table:table-cell table:formula="of:=INDIRECT(ADDRESS([.K$20]+1;[.$E23]+5))" office:value-type="string" office:string-value="#" calcext:value-type="string">
            <text:p>#</text:p>
          </table:table-cell>
          <table:table-cell table:formula="of:=INDIRECT(ADDRESS([.L$20]+1;[.$E23]+5))" office:value-type="string" office:string-value="#" calcext:value-type="string">
            <text:p>#</text:p>
          </table:table-cell>
          <table:table-cell table:formula="of:=INDIRECT(ADDRESS([.M$20]+1;[.$E23]+5))" office:value-type="string" office:string-value="#" calcext:value-type="string">
            <text:p>#</text:p>
          </table:table-cell>
          <table:table-cell table:formula="of:=INDIRECT(ADDRESS([.N$20]+1;[.$E23]+5))" office:value-type="string" office:string-value="#" calcext:value-type="string">
            <text:p>#</text:p>
          </table:table-cell>
          <table:table-cell table:formula="of:=INDIRECT(ADDRESS([.O$20]+1;[.$E23]+5))" office:value-type="string" office:string-value="#" calcext:value-type="string">
            <text:p>#</text:p>
          </table:table-cell>
          <table:table-cell table:formula="of:=INDIRECT(ADDRESS([.P$20]+1;[.$E23]+5))" office:value-type="string" office:string-value="." calcext:value-type="string">
            <text:p>.</text:p>
          </table:table-cell>
          <table:table-cell table:formula="of:=INDIRECT(ADDRESS([.Q$20]+1;[.$E23]+5))" office:value-type="string" office:string-value="#" calcext:value-type="string">
            <text:p>#</text:p>
          </table:table-cell>
          <table:table-cell table:formula="of:=INDIRECT(ADDRESS([.R$20]+1;[.$E23]+5))" office:value-type="string" office:string-value="#" calcext:value-type="string">
            <text:p>#</text:p>
          </table:table-cell>
          <table:table-cell table:formula="of:=INDIRECT(ADDRESS([.S$20]+1;[.$E23]+5))" office:value-type="string" office:string-value="." calcext:value-type="string">
            <text:p>.</text:p>
          </table:table-cell>
          <table:table-cell table:formula="of:=INDIRECT(ADDRESS([.T$20]+1;[.$E23]+5))" office:value-type="string" office:string-value="#" calcext:value-type="string">
            <text:p>#</text:p>
          </table:table-cell>
          <table:table-cell table:formula="of:=INDIRECT(ADDRESS([.U$20]+1;[.$E23]+5))" office:value-type="string" office:string-value="." calcext:value-type="string">
            <text:p>.</text:p>
          </table:table-cell>
          <table:table-cell table:formula="of:=INDIRECT(ADDRESS([.V$20]+1;[.$E23]+5))" office:value-type="string" office:string-value="." calcext:value-type="string">
            <text:p>.</text:p>
          </table:table-cell>
          <table:table-cell table:formula="of:=EXACT([.D23];[.D24])" office:value-type="boolean" office:boolean-value="false" calcext:value-type="boolean">
            <text:p>NETEISINGAI</text:p>
          </table:table-cell>
          <table:table-cell table:formula="of:=EXACT([.D23];[.D25])" office:value-type="boolean" office:boolean-value="false" calcext:value-type="boolean">
            <text:p>NETEISINGAI</text:p>
          </table:table-cell>
          <table:table-cell table:formula="of:=EXACT([.D23];[.D26])" office:value-type="boolean" office:boolean-value="false" calcext:value-type="boolean">
            <text:p>NETEISINGAI</text:p>
          </table:table-cell>
          <table:table-cell table:formula="of:=EXACT([.D23];[.D27])" office:value-type="boolean" office:boolean-value="false" calcext:value-type="boolean">
            <text:p>NETEISINGAI</text:p>
          </table:table-cell>
          <table:table-cell table:formula="of:=EXACT([.D23];[.D28])" office:value-type="boolean" office:boolean-value="false" calcext:value-type="boolean">
            <text:p>NETEISINGAI</text:p>
          </table:table-cell>
          <table:table-cell table:formula="of:=EXACT([.D23];[.D29])" office:value-type="boolean" office:boolean-value="false" calcext:value-type="boolean">
            <text:p>NETEISINGAI</text:p>
          </table:table-cell>
          <table:table-cell table:formula="of:=EXACT([.D23];[.D30])" office:value-type="boolean" office:boolean-value="false" calcext:value-type="boolean">
            <text:p>NETEISINGAI</text:p>
          </table:table-cell>
          <table:table-cell table:formula="of:=EXACT([.D23];[.D31])" office:value-type="boolean" office:boolean-value="false" calcext:value-type="boolean">
            <text:p>NETEISINGAI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formula="of:=COM.MICROSOFT.CONCAT([.F24:.V24])" office:value-type="string" office:string-value="##.#.###.#.#.#.##" calcext:value-type="string">
            <text:p>##.#.###.#.#.#.##</text:p>
          </table:table-cell>
          <table:table-cell table:formula="of:=[.E23]+1" office:value-type="float" office:value="4" calcext:value-type="float">
            <text:p>4</text:p>
          </table:table-cell>
          <table:table-cell table:formula="of:=INDIRECT(ADDRESS([.F$20]+1;[.$E24]+5))" office:value-type="string" office:string-value="#" calcext:value-type="string">
            <text:p>#</text:p>
          </table:table-cell>
          <table:table-cell table:formula="of:=INDIRECT(ADDRESS([.G$20]+1;[.$E24]+5))" office:value-type="string" office:string-value="#" calcext:value-type="string">
            <text:p>#</text:p>
          </table:table-cell>
          <table:table-cell table:formula="of:=INDIRECT(ADDRESS([.H$20]+1;[.$E24]+5))" office:value-type="string" office:string-value="." calcext:value-type="string">
            <text:p>.</text:p>
          </table:table-cell>
          <table:table-cell table:formula="of:=INDIRECT(ADDRESS([.I$20]+1;[.$E24]+5))" office:value-type="string" office:string-value="#" calcext:value-type="string">
            <text:p>#</text:p>
          </table:table-cell>
          <table:table-cell table:formula="of:=INDIRECT(ADDRESS([.J$20]+1;[.$E24]+5))" office:value-type="string" office:string-value="." calcext:value-type="string">
            <text:p>.</text:p>
          </table:table-cell>
          <table:table-cell table:formula="of:=INDIRECT(ADDRESS([.K$20]+1;[.$E24]+5))" office:value-type="string" office:string-value="#" calcext:value-type="string">
            <text:p>#</text:p>
          </table:table-cell>
          <table:table-cell table:formula="of:=INDIRECT(ADDRESS([.L$20]+1;[.$E24]+5))" office:value-type="string" office:string-value="#" calcext:value-type="string">
            <text:p>#</text:p>
          </table:table-cell>
          <table:table-cell table:formula="of:=INDIRECT(ADDRESS([.M$20]+1;[.$E24]+5))" office:value-type="string" office:string-value="#" calcext:value-type="string">
            <text:p>#</text:p>
          </table:table-cell>
          <table:table-cell table:formula="of:=INDIRECT(ADDRESS([.N$20]+1;[.$E24]+5))" office:value-type="string" office:string-value="." calcext:value-type="string">
            <text:p>.</text:p>
          </table:table-cell>
          <table:table-cell table:formula="of:=INDIRECT(ADDRESS([.O$20]+1;[.$E24]+5))" office:value-type="string" office:string-value="#" calcext:value-type="string">
            <text:p>#</text:p>
          </table:table-cell>
          <table:table-cell table:formula="of:=INDIRECT(ADDRESS([.P$20]+1;[.$E24]+5))" office:value-type="string" office:string-value="." calcext:value-type="string">
            <text:p>.</text:p>
          </table:table-cell>
          <table:table-cell table:formula="of:=INDIRECT(ADDRESS([.Q$20]+1;[.$E24]+5))" office:value-type="string" office:string-value="#" calcext:value-type="string">
            <text:p>#</text:p>
          </table:table-cell>
          <table:table-cell table:formula="of:=INDIRECT(ADDRESS([.R$20]+1;[.$E24]+5))" office:value-type="string" office:string-value="." calcext:value-type="string">
            <text:p>.</text:p>
          </table:table-cell>
          <table:table-cell table:formula="of:=INDIRECT(ADDRESS([.S$20]+1;[.$E24]+5))" office:value-type="string" office:string-value="#" calcext:value-type="string">
            <text:p>#</text:p>
          </table:table-cell>
          <table:table-cell table:formula="of:=INDIRECT(ADDRESS([.T$20]+1;[.$E24]+5))" office:value-type="string" office:string-value="." calcext:value-type="string">
            <text:p>.</text:p>
          </table:table-cell>
          <table:table-cell table:formula="of:=INDIRECT(ADDRESS([.U$20]+1;[.$E24]+5))" office:value-type="string" office:string-value="#" calcext:value-type="string">
            <text:p>#</text:p>
          </table:table-cell>
          <table:table-cell table:formula="of:=INDIRECT(ADDRESS([.V$20]+1;[.$E24]+5))" office:value-type="string" office:string-value="#" calcext:value-type="string">
            <text:p>#</text:p>
          </table:table-cell>
          <table:table-cell table:formula="of:=EXACT([.D24];[.D25])" office:value-type="boolean" office:boolean-value="false" calcext:value-type="boolean">
            <text:p>NETEISINGAI</text:p>
          </table:table-cell>
          <table:table-cell table:formula="of:=EXACT([.D24];[.D26])" office:value-type="boolean" office:boolean-value="false" calcext:value-type="boolean">
            <text:p>NETEISINGAI</text:p>
          </table:table-cell>
          <table:table-cell table:formula="of:=EXACT([.D24];[.D27])" office:value-type="boolean" office:boolean-value="false" calcext:value-type="boolean">
            <text:p>NETEISINGAI</text:p>
          </table:table-cell>
          <table:table-cell table:formula="of:=EXACT([.D24];[.D28])" office:value-type="boolean" office:boolean-value="false" calcext:value-type="boolean">
            <text:p>NETEISINGAI</text:p>
          </table:table-cell>
          <table:table-cell table:formula="of:=EXACT([.D24];[.D29])" office:value-type="boolean" office:boolean-value="false" calcext:value-type="boolean">
            <text:p>NETEISINGAI</text:p>
          </table:table-cell>
          <table:table-cell table:formula="of:=EXACT([.D24];[.D30])" office:value-type="boolean" office:boolean-value="false" calcext:value-type="boolean">
            <text:p>NETEISINGAI</text:p>
          </table:table-cell>
          <table:table-cell table:formula="of:=EXACT([.D24];[.D31])" office:value-type="boolean" office:boolean-value="false" calcext:value-type="boolean">
            <text:p>NETEISINGAI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formula="of:=COM.MICROSOFT.CONCAT([.F25:.V25])" office:value-type="string" office:string-value="###.##.##.####.##" calcext:value-type="string">
            <text:p>###.##.##.####.##</text:p>
          </table:table-cell>
          <table:table-cell table:formula="of:=[.E24]+1" office:value-type="float" office:value="5" calcext:value-type="float">
            <text:p>5</text:p>
          </table:table-cell>
          <table:table-cell table:formula="of:=INDIRECT(ADDRESS([.F$20]+1;[.$E25]+5))" office:value-type="string" office:string-value="#" calcext:value-type="string">
            <text:p>#</text:p>
          </table:table-cell>
          <table:table-cell table:formula="of:=INDIRECT(ADDRESS([.G$20]+1;[.$E25]+5))" office:value-type="string" office:string-value="#" calcext:value-type="string">
            <text:p>#</text:p>
          </table:table-cell>
          <table:table-cell table:formula="of:=INDIRECT(ADDRESS([.H$20]+1;[.$E25]+5))" office:value-type="string" office:string-value="#" calcext:value-type="string">
            <text:p>#</text:p>
          </table:table-cell>
          <table:table-cell table:formula="of:=INDIRECT(ADDRESS([.I$20]+1;[.$E25]+5))" office:value-type="string" office:string-value="." calcext:value-type="string">
            <text:p>.</text:p>
          </table:table-cell>
          <table:table-cell table:formula="of:=INDIRECT(ADDRESS([.J$20]+1;[.$E25]+5))" office:value-type="string" office:string-value="#" calcext:value-type="string">
            <text:p>#</text:p>
          </table:table-cell>
          <table:table-cell table:formula="of:=INDIRECT(ADDRESS([.K$20]+1;[.$E25]+5))" office:value-type="string" office:string-value="#" calcext:value-type="string">
            <text:p>#</text:p>
          </table:table-cell>
          <table:table-cell table:formula="of:=INDIRECT(ADDRESS([.L$20]+1;[.$E25]+5))" office:value-type="string" office:string-value="." calcext:value-type="string">
            <text:p>.</text:p>
          </table:table-cell>
          <table:table-cell table:formula="of:=INDIRECT(ADDRESS([.M$20]+1;[.$E25]+5))" office:value-type="string" office:string-value="#" calcext:value-type="string">
            <text:p>#</text:p>
          </table:table-cell>
          <table:table-cell table:formula="of:=INDIRECT(ADDRESS([.N$20]+1;[.$E25]+5))" office:value-type="string" office:string-value="#" calcext:value-type="string">
            <text:p>#</text:p>
          </table:table-cell>
          <table:table-cell table:formula="of:=INDIRECT(ADDRESS([.O$20]+1;[.$E25]+5))" office:value-type="string" office:string-value="." calcext:value-type="string">
            <text:p>.</text:p>
          </table:table-cell>
          <table:table-cell table:formula="of:=INDIRECT(ADDRESS([.P$20]+1;[.$E25]+5))" office:value-type="string" office:string-value="#" calcext:value-type="string">
            <text:p>#</text:p>
          </table:table-cell>
          <table:table-cell table:formula="of:=INDIRECT(ADDRESS([.Q$20]+1;[.$E25]+5))" office:value-type="string" office:string-value="#" calcext:value-type="string">
            <text:p>#</text:p>
          </table:table-cell>
          <table:table-cell table:formula="of:=INDIRECT(ADDRESS([.R$20]+1;[.$E25]+5))" office:value-type="string" office:string-value="#" calcext:value-type="string">
            <text:p>#</text:p>
          </table:table-cell>
          <table:table-cell table:formula="of:=INDIRECT(ADDRESS([.S$20]+1;[.$E25]+5))" office:value-type="string" office:string-value="#" calcext:value-type="string">
            <text:p>#</text:p>
          </table:table-cell>
          <table:table-cell table:formula="of:=INDIRECT(ADDRESS([.T$20]+1;[.$E25]+5))" office:value-type="string" office:string-value="." calcext:value-type="string">
            <text:p>.</text:p>
          </table:table-cell>
          <table:table-cell table:formula="of:=INDIRECT(ADDRESS([.U$20]+1;[.$E25]+5))" office:value-type="string" office:string-value="#" calcext:value-type="string">
            <text:p>#</text:p>
          </table:table-cell>
          <table:table-cell table:formula="of:=INDIRECT(ADDRESS([.V$20]+1;[.$E25]+5))" office:value-type="string" office:string-value="#" calcext:value-type="string">
            <text:p>#</text:p>
          </table:table-cell>
          <table:table-cell table:formula="of:=EXACT([.D25];[.D26])" office:value-type="boolean" office:boolean-value="false" calcext:value-type="boolean">
            <text:p>NETEISINGAI</text:p>
          </table:table-cell>
          <table:table-cell table:formula="of:=EXACT([.D25];[.D27])" office:value-type="boolean" office:boolean-value="false" calcext:value-type="boolean">
            <text:p>NETEISINGAI</text:p>
          </table:table-cell>
          <table:table-cell table:formula="of:=EXACT([.D25];[.D28])" office:value-type="boolean" office:boolean-value="false" calcext:value-type="boolean">
            <text:p>NETEISINGAI</text:p>
          </table:table-cell>
          <table:table-cell table:formula="of:=EXACT([.D25];[.D29])" office:value-type="boolean" office:boolean-value="false" calcext:value-type="boolean">
            <text:p>NETEISINGAI</text:p>
          </table:table-cell>
          <table:table-cell table:formula="of:=EXACT([.D25];[.D30])" office:value-type="boolean" office:boolean-value="false" calcext:value-type="boolean">
            <text:p>NETEISINGAI</text:p>
          </table:table-cell>
          <table:table-cell table:formula="of:=EXACT([.D25];[.D31])" office:value-type="boolean" office:boolean-value="false" calcext:value-type="boolean">
            <text:p>NETEISINGAI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formula="of:=COM.MICROSOFT.CONCAT([.F26:.V26])" office:value-type="string" office:string-value="#####..###.#...#." calcext:value-type="string">
            <text:p>#####..###.#...#.</text:p>
          </table:table-cell>
          <table:table-cell table:formula="of:=[.E25]+1" office:value-type="float" office:value="6" calcext:value-type="float">
            <text:p>6</text:p>
          </table:table-cell>
          <table:table-cell table:formula="of:=INDIRECT(ADDRESS([.F$20]+1;[.$E26]+5))" office:value-type="string" office:string-value="#" calcext:value-type="string">
            <text:p>#</text:p>
          </table:table-cell>
          <table:table-cell table:formula="of:=INDIRECT(ADDRESS([.G$20]+1;[.$E26]+5))" office:value-type="string" office:string-value="#" calcext:value-type="string">
            <text:p>#</text:p>
          </table:table-cell>
          <table:table-cell table:formula="of:=INDIRECT(ADDRESS([.H$20]+1;[.$E26]+5))" office:value-type="string" office:string-value="#" calcext:value-type="string">
            <text:p>#</text:p>
          </table:table-cell>
          <table:table-cell table:formula="of:=INDIRECT(ADDRESS([.I$20]+1;[.$E26]+5))" office:value-type="string" office:string-value="#" calcext:value-type="string">
            <text:p>#</text:p>
          </table:table-cell>
          <table:table-cell table:formula="of:=INDIRECT(ADDRESS([.J$20]+1;[.$E26]+5))" office:value-type="string" office:string-value="#" calcext:value-type="string">
            <text:p>#</text:p>
          </table:table-cell>
          <table:table-cell table:formula="of:=INDIRECT(ADDRESS([.K$20]+1;[.$E26]+5))" office:value-type="string" office:string-value="." calcext:value-type="string">
            <text:p>.</text:p>
          </table:table-cell>
          <table:table-cell table:formula="of:=INDIRECT(ADDRESS([.L$20]+1;[.$E26]+5))" office:value-type="string" office:string-value="." calcext:value-type="string">
            <text:p>.</text:p>
          </table:table-cell>
          <table:table-cell table:formula="of:=INDIRECT(ADDRESS([.M$20]+1;[.$E26]+5))" office:value-type="string" office:string-value="#" calcext:value-type="string">
            <text:p>#</text:p>
          </table:table-cell>
          <table:table-cell table:formula="of:=INDIRECT(ADDRESS([.N$20]+1;[.$E26]+5))" office:value-type="string" office:string-value="#" calcext:value-type="string">
            <text:p>#</text:p>
          </table:table-cell>
          <table:table-cell table:formula="of:=INDIRECT(ADDRESS([.O$20]+1;[.$E26]+5))" office:value-type="string" office:string-value="#" calcext:value-type="string">
            <text:p>#</text:p>
          </table:table-cell>
          <table:table-cell table:formula="of:=INDIRECT(ADDRESS([.P$20]+1;[.$E26]+5))" office:value-type="string" office:string-value="." calcext:value-type="string">
            <text:p>.</text:p>
          </table:table-cell>
          <table:table-cell table:formula="of:=INDIRECT(ADDRESS([.Q$20]+1;[.$E26]+5))" office:value-type="string" office:string-value="#" calcext:value-type="string">
            <text:p>#</text:p>
          </table:table-cell>
          <table:table-cell table:formula="of:=INDIRECT(ADDRESS([.R$20]+1;[.$E26]+5))" office:value-type="string" office:string-value="." calcext:value-type="string">
            <text:p>.</text:p>
          </table:table-cell>
          <table:table-cell table:formula="of:=INDIRECT(ADDRESS([.S$20]+1;[.$E26]+5))" office:value-type="string" office:string-value="." calcext:value-type="string">
            <text:p>.</text:p>
          </table:table-cell>
          <table:table-cell table:formula="of:=INDIRECT(ADDRESS([.T$20]+1;[.$E26]+5))" office:value-type="string" office:string-value="." calcext:value-type="string">
            <text:p>.</text:p>
          </table:table-cell>
          <table:table-cell table:formula="of:=INDIRECT(ADDRESS([.U$20]+1;[.$E26]+5))" office:value-type="string" office:string-value="#" calcext:value-type="string">
            <text:p>#</text:p>
          </table:table-cell>
          <table:table-cell table:formula="of:=INDIRECT(ADDRESS([.V$20]+1;[.$E26]+5))" office:value-type="string" office:string-value="." calcext:value-type="string">
            <text:p>.</text:p>
          </table:table-cell>
          <table:table-cell table:formula="of:=EXACT([.D26];[.D27])" office:value-type="boolean" office:boolean-value="false" calcext:value-type="boolean">
            <text:p>NETEISINGAI</text:p>
          </table:table-cell>
          <table:table-cell table:formula="of:=EXACT([.D26];[.D28])" office:value-type="boolean" office:boolean-value="false" calcext:value-type="boolean">
            <text:p>NETEISINGAI</text:p>
          </table:table-cell>
          <table:table-cell table:formula="of:=EXACT([.D26];[.D29])" office:value-type="boolean" office:boolean-value="false" calcext:value-type="boolean">
            <text:p>NETEISINGAI</text:p>
          </table:table-cell>
          <table:table-cell table:formula="of:=EXACT([.D26];[.D30])" office:value-type="boolean" office:boolean-value="false" calcext:value-type="boolean">
            <text:p>NETEISINGAI</text:p>
          </table:table-cell>
          <table:table-cell table:formula="of:=EXACT([.D26];[.D31])" office:value-type="boolean" office:boolean-value="true" calcext:value-type="boolean">
            <text:p>TEISINGAI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formula="of:=COM.MICROSOFT.CONCAT([.F27:.V27])" office:value-type="string" office:string-value="##.#...##....#.#." calcext:value-type="string">
            <text:p>##.#...##....#.#.</text:p>
          </table:table-cell>
          <table:table-cell table:formula="of:=[.E26]+1" office:value-type="float" office:value="7" calcext:value-type="float">
            <text:p>7</text:p>
          </table:table-cell>
          <table:table-cell table:formula="of:=INDIRECT(ADDRESS([.F$20]+1;[.$E27]+5))" office:value-type="string" office:string-value="#" calcext:value-type="string">
            <text:p>#</text:p>
          </table:table-cell>
          <table:table-cell table:formula="of:=INDIRECT(ADDRESS([.G$20]+1;[.$E27]+5))" office:value-type="string" office:string-value="#" calcext:value-type="string">
            <text:p>#</text:p>
          </table:table-cell>
          <table:table-cell table:formula="of:=INDIRECT(ADDRESS([.H$20]+1;[.$E27]+5))" office:value-type="string" office:string-value="." calcext:value-type="string">
            <text:p>.</text:p>
          </table:table-cell>
          <table:table-cell table:formula="of:=INDIRECT(ADDRESS([.I$20]+1;[.$E27]+5))" office:value-type="string" office:string-value="#" calcext:value-type="string">
            <text:p>#</text:p>
          </table:table-cell>
          <table:table-cell table:formula="of:=INDIRECT(ADDRESS([.J$20]+1;[.$E27]+5))" office:value-type="string" office:string-value="." calcext:value-type="string">
            <text:p>.</text:p>
          </table:table-cell>
          <table:table-cell table:formula="of:=INDIRECT(ADDRESS([.K$20]+1;[.$E27]+5))" office:value-type="string" office:string-value="." calcext:value-type="string">
            <text:p>.</text:p>
          </table:table-cell>
          <table:table-cell table:formula="of:=INDIRECT(ADDRESS([.L$20]+1;[.$E27]+5))" office:value-type="string" office:string-value="." calcext:value-type="string">
            <text:p>.</text:p>
          </table:table-cell>
          <table:table-cell table:formula="of:=INDIRECT(ADDRESS([.M$20]+1;[.$E27]+5))" office:value-type="string" office:string-value="#" calcext:value-type="string">
            <text:p>#</text:p>
          </table:table-cell>
          <table:table-cell table:formula="of:=INDIRECT(ADDRESS([.N$20]+1;[.$E27]+5))" office:value-type="string" office:string-value="#" calcext:value-type="string">
            <text:p>#</text:p>
          </table:table-cell>
          <table:table-cell table:formula="of:=INDIRECT(ADDRESS([.O$20]+1;[.$E27]+5))" office:value-type="string" office:string-value="." calcext:value-type="string">
            <text:p>.</text:p>
          </table:table-cell>
          <table:table-cell table:formula="of:=INDIRECT(ADDRESS([.P$20]+1;[.$E27]+5))" office:value-type="string" office:string-value="." calcext:value-type="string">
            <text:p>.</text:p>
          </table:table-cell>
          <table:table-cell table:formula="of:=INDIRECT(ADDRESS([.Q$20]+1;[.$E27]+5))" office:value-type="string" office:string-value="." calcext:value-type="string">
            <text:p>.</text:p>
          </table:table-cell>
          <table:table-cell table:formula="of:=INDIRECT(ADDRESS([.R$20]+1;[.$E27]+5))" office:value-type="string" office:string-value="." calcext:value-type="string">
            <text:p>.</text:p>
          </table:table-cell>
          <table:table-cell table:formula="of:=INDIRECT(ADDRESS([.S$20]+1;[.$E27]+5))" office:value-type="string" office:string-value="#" calcext:value-type="string">
            <text:p>#</text:p>
          </table:table-cell>
          <table:table-cell table:formula="of:=INDIRECT(ADDRESS([.T$20]+1;[.$E27]+5))" office:value-type="string" office:string-value="." calcext:value-type="string">
            <text:p>.</text:p>
          </table:table-cell>
          <table:table-cell table:formula="of:=INDIRECT(ADDRESS([.U$20]+1;[.$E27]+5))" office:value-type="string" office:string-value="#" calcext:value-type="string">
            <text:p>#</text:p>
          </table:table-cell>
          <table:table-cell table:formula="of:=INDIRECT(ADDRESS([.V$20]+1;[.$E27]+5))" office:value-type="string" office:string-value="." calcext:value-type="string">
            <text:p>.</text:p>
          </table:table-cell>
          <table:table-cell table:formula="of:=EXACT([.D27];[.D28])" office:value-type="boolean" office:boolean-value="false" calcext:value-type="boolean">
            <text:p>NETEISINGAI</text:p>
          </table:table-cell>
          <table:table-cell table:formula="of:=EXACT([.D27];[.D29])" office:value-type="boolean" office:boolean-value="false" calcext:value-type="boolean">
            <text:p>NETEISINGAI</text:p>
          </table:table-cell>
          <table:table-cell table:formula="of:=EXACT([.D27];[.D30])" office:value-type="boolean" office:boolean-value="true" calcext:value-type="boolean">
            <text:p>TEISINGAI</text:p>
          </table:table-cell>
          <table:table-cell table:formula="of:=EXACT([.D27];[.D31])" office:value-type="boolean" office:boolean-value="false" calcext:value-type="boolean">
            <text:p>NETEISINGAI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formula="of:=COM.MICROSOFT.CONCAT([.F28:.V28])" office:value-type="string" office:string-value="#######.##..#.#.." calcext:value-type="string">
            <text:p>#######.##..#.#..</text:p>
          </table:table-cell>
          <table:table-cell table:formula="of:=[.E27]+1" office:value-type="float" office:value="8" calcext:value-type="float">
            <text:p>8</text:p>
          </table:table-cell>
          <table:table-cell table:formula="of:=INDIRECT(ADDRESS([.F$20]+1;[.$E28]+5))" office:value-type="string" office:string-value="#" calcext:value-type="string">
            <text:p>#</text:p>
          </table:table-cell>
          <table:table-cell table:formula="of:=INDIRECT(ADDRESS([.G$20]+1;[.$E28]+5))" office:value-type="string" office:string-value="#" calcext:value-type="string">
            <text:p>#</text:p>
          </table:table-cell>
          <table:table-cell table:formula="of:=INDIRECT(ADDRESS([.H$20]+1;[.$E28]+5))" office:value-type="string" office:string-value="#" calcext:value-type="string">
            <text:p>#</text:p>
          </table:table-cell>
          <table:table-cell table:formula="of:=INDIRECT(ADDRESS([.I$20]+1;[.$E28]+5))" office:value-type="string" office:string-value="#" calcext:value-type="string">
            <text:p>#</text:p>
          </table:table-cell>
          <table:table-cell table:formula="of:=INDIRECT(ADDRESS([.J$20]+1;[.$E28]+5))" office:value-type="string" office:string-value="#" calcext:value-type="string">
            <text:p>#</text:p>
          </table:table-cell>
          <table:table-cell table:formula="of:=INDIRECT(ADDRESS([.K$20]+1;[.$E28]+5))" office:value-type="string" office:string-value="#" calcext:value-type="string">
            <text:p>#</text:p>
          </table:table-cell>
          <table:table-cell table:formula="of:=INDIRECT(ADDRESS([.L$20]+1;[.$E28]+5))" office:value-type="string" office:string-value="#" calcext:value-type="string">
            <text:p>#</text:p>
          </table:table-cell>
          <table:table-cell table:formula="of:=INDIRECT(ADDRESS([.M$20]+1;[.$E28]+5))" office:value-type="string" office:string-value="." calcext:value-type="string">
            <text:p>.</text:p>
          </table:table-cell>
          <table:table-cell table:formula="of:=INDIRECT(ADDRESS([.N$20]+1;[.$E28]+5))" office:value-type="string" office:string-value="#" calcext:value-type="string">
            <text:p>#</text:p>
          </table:table-cell>
          <table:table-cell table:formula="of:=INDIRECT(ADDRESS([.O$20]+1;[.$E28]+5))" office:value-type="string" office:string-value="#" calcext:value-type="string">
            <text:p>#</text:p>
          </table:table-cell>
          <table:table-cell table:formula="of:=INDIRECT(ADDRESS([.P$20]+1;[.$E28]+5))" office:value-type="string" office:string-value="." calcext:value-type="string">
            <text:p>.</text:p>
          </table:table-cell>
          <table:table-cell table:formula="of:=INDIRECT(ADDRESS([.Q$20]+1;[.$E28]+5))" office:value-type="string" office:string-value="." calcext:value-type="string">
            <text:p>.</text:p>
          </table:table-cell>
          <table:table-cell table:formula="of:=INDIRECT(ADDRESS([.R$20]+1;[.$E28]+5))" office:value-type="string" office:string-value="#" calcext:value-type="string">
            <text:p>#</text:p>
          </table:table-cell>
          <table:table-cell table:formula="of:=INDIRECT(ADDRESS([.S$20]+1;[.$E28]+5))" office:value-type="string" office:string-value="." calcext:value-type="string">
            <text:p>.</text:p>
          </table:table-cell>
          <table:table-cell table:formula="of:=INDIRECT(ADDRESS([.T$20]+1;[.$E28]+5))" office:value-type="string" office:string-value="#" calcext:value-type="string">
            <text:p>#</text:p>
          </table:table-cell>
          <table:table-cell table:formula="of:=INDIRECT(ADDRESS([.U$20]+1;[.$E28]+5))" office:value-type="string" office:string-value="." calcext:value-type="string">
            <text:p>.</text:p>
          </table:table-cell>
          <table:table-cell table:formula="of:=INDIRECT(ADDRESS([.V$20]+1;[.$E28]+5))" office:value-type="string" office:string-value="." calcext:value-type="string">
            <text:p>.</text:p>
          </table:table-cell>
          <table:table-cell table:formula="of:=EXACT([.D28];[.D29])" office:value-type="boolean" office:boolean-value="true" calcext:value-type="boolean">
            <text:p>TEISINGAI</text:p>
          </table:table-cell>
          <table:table-cell table:formula="of:=EXACT([.D28];[.D30])" office:value-type="boolean" office:boolean-value="false" calcext:value-type="boolean">
            <text:p>NETEISINGAI</text:p>
          </table:table-cell>
          <table:table-cell table:formula="of:=EXACT([.D28];[.D31])" office:value-type="boolean" office:boolean-value="false" calcext:value-type="boolean">
            <text:p>NETEISINGAI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formula="of:=COM.MICROSOFT.CONCAT([.F29:.V29])" office:value-type="string" office:string-value="#######.##..#.#.." calcext:value-type="string">
            <text:p>#######.##..#.#..</text:p>
          </table:table-cell>
          <table:table-cell table:formula="of:=[.E28]+1" office:value-type="float" office:value="9" calcext:value-type="float">
            <text:p>9</text:p>
          </table:table-cell>
          <table:table-cell table:formula="of:=INDIRECT(ADDRESS([.F$20]+1;[.$E29]+5))" office:value-type="string" office:string-value="#" calcext:value-type="string">
            <text:p>#</text:p>
          </table:table-cell>
          <table:table-cell table:formula="of:=INDIRECT(ADDRESS([.G$20]+1;[.$E29]+5))" office:value-type="string" office:string-value="#" calcext:value-type="string">
            <text:p>#</text:p>
          </table:table-cell>
          <table:table-cell table:formula="of:=INDIRECT(ADDRESS([.H$20]+1;[.$E29]+5))" office:value-type="string" office:string-value="#" calcext:value-type="string">
            <text:p>#</text:p>
          </table:table-cell>
          <table:table-cell table:formula="of:=INDIRECT(ADDRESS([.I$20]+1;[.$E29]+5))" office:value-type="string" office:string-value="#" calcext:value-type="string">
            <text:p>#</text:p>
          </table:table-cell>
          <table:table-cell table:formula="of:=INDIRECT(ADDRESS([.J$20]+1;[.$E29]+5))" office:value-type="string" office:string-value="#" calcext:value-type="string">
            <text:p>#</text:p>
          </table:table-cell>
          <table:table-cell table:formula="of:=INDIRECT(ADDRESS([.K$20]+1;[.$E29]+5))" office:value-type="string" office:string-value="#" calcext:value-type="string">
            <text:p>#</text:p>
          </table:table-cell>
          <table:table-cell table:formula="of:=INDIRECT(ADDRESS([.L$20]+1;[.$E29]+5))" office:value-type="string" office:string-value="#" calcext:value-type="string">
            <text:p>#</text:p>
          </table:table-cell>
          <table:table-cell table:formula="of:=INDIRECT(ADDRESS([.M$20]+1;[.$E29]+5))" office:value-type="string" office:string-value="." calcext:value-type="string">
            <text:p>.</text:p>
          </table:table-cell>
          <table:table-cell table:formula="of:=INDIRECT(ADDRESS([.N$20]+1;[.$E29]+5))" office:value-type="string" office:string-value="#" calcext:value-type="string">
            <text:p>#</text:p>
          </table:table-cell>
          <table:table-cell table:formula="of:=INDIRECT(ADDRESS([.O$20]+1;[.$E29]+5))" office:value-type="string" office:string-value="#" calcext:value-type="string">
            <text:p>#</text:p>
          </table:table-cell>
          <table:table-cell table:formula="of:=INDIRECT(ADDRESS([.P$20]+1;[.$E29]+5))" office:value-type="string" office:string-value="." calcext:value-type="string">
            <text:p>.</text:p>
          </table:table-cell>
          <table:table-cell table:formula="of:=INDIRECT(ADDRESS([.Q$20]+1;[.$E29]+5))" office:value-type="string" office:string-value="." calcext:value-type="string">
            <text:p>.</text:p>
          </table:table-cell>
          <table:table-cell table:formula="of:=INDIRECT(ADDRESS([.R$20]+1;[.$E29]+5))" office:value-type="string" office:string-value="#" calcext:value-type="string">
            <text:p>#</text:p>
          </table:table-cell>
          <table:table-cell table:formula="of:=INDIRECT(ADDRESS([.S$20]+1;[.$E29]+5))" office:value-type="string" office:string-value="." calcext:value-type="string">
            <text:p>.</text:p>
          </table:table-cell>
          <table:table-cell table:formula="of:=INDIRECT(ADDRESS([.T$20]+1;[.$E29]+5))" office:value-type="string" office:string-value="#" calcext:value-type="string">
            <text:p>#</text:p>
          </table:table-cell>
          <table:table-cell table:formula="of:=INDIRECT(ADDRESS([.U$20]+1;[.$E29]+5))" office:value-type="string" office:string-value="." calcext:value-type="string">
            <text:p>.</text:p>
          </table:table-cell>
          <table:table-cell table:formula="of:=INDIRECT(ADDRESS([.V$20]+1;[.$E29]+5))" office:value-type="string" office:string-value="." calcext:value-type="string">
            <text:p>.</text:p>
          </table:table-cell>
          <table:table-cell table:formula="of:=EXACT([.D29];[.D30])" office:value-type="boolean" office:boolean-value="false" calcext:value-type="boolean">
            <text:p>NETEISINGAI</text:p>
          </table:table-cell>
          <table:table-cell table:formula="of:=EXACT([.D29];[.D31])" office:value-type="boolean" office:boolean-value="false" calcext:value-type="boolean">
            <text:p>NETEISINGAI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formula="of:=COM.MICROSOFT.CONCAT([.F30:.V30])" office:value-type="string" office:string-value="##.#...##....#.#." calcext:value-type="string">
            <text:p>##.#...##....#.#.</text:p>
          </table:table-cell>
          <table:table-cell table:formula="of:=[.E29]+1" office:value-type="float" office:value="10" calcext:value-type="float">
            <text:p>10</text:p>
          </table:table-cell>
          <table:table-cell table:formula="of:=INDIRECT(ADDRESS([.F$20]+1;[.$E30]+5))" office:value-type="string" office:string-value="#" calcext:value-type="string">
            <text:p>#</text:p>
          </table:table-cell>
          <table:table-cell table:formula="of:=INDIRECT(ADDRESS([.G$20]+1;[.$E30]+5))" office:value-type="string" office:string-value="#" calcext:value-type="string">
            <text:p>#</text:p>
          </table:table-cell>
          <table:table-cell table:formula="of:=INDIRECT(ADDRESS([.H$20]+1;[.$E30]+5))" office:value-type="string" office:string-value="." calcext:value-type="string">
            <text:p>.</text:p>
          </table:table-cell>
          <table:table-cell table:formula="of:=INDIRECT(ADDRESS([.I$20]+1;[.$E30]+5))" office:value-type="string" office:string-value="#" calcext:value-type="string">
            <text:p>#</text:p>
          </table:table-cell>
          <table:table-cell table:formula="of:=INDIRECT(ADDRESS([.J$20]+1;[.$E30]+5))" office:value-type="string" office:string-value="." calcext:value-type="string">
            <text:p>.</text:p>
          </table:table-cell>
          <table:table-cell table:formula="of:=INDIRECT(ADDRESS([.K$20]+1;[.$E30]+5))" office:value-type="string" office:string-value="." calcext:value-type="string">
            <text:p>.</text:p>
          </table:table-cell>
          <table:table-cell table:formula="of:=INDIRECT(ADDRESS([.L$20]+1;[.$E30]+5))" office:value-type="string" office:string-value="." calcext:value-type="string">
            <text:p>.</text:p>
          </table:table-cell>
          <table:table-cell table:formula="of:=INDIRECT(ADDRESS([.M$20]+1;[.$E30]+5))" office:value-type="string" office:string-value="#" calcext:value-type="string">
            <text:p>#</text:p>
          </table:table-cell>
          <table:table-cell table:formula="of:=INDIRECT(ADDRESS([.N$20]+1;[.$E30]+5))" office:value-type="string" office:string-value="#" calcext:value-type="string">
            <text:p>#</text:p>
          </table:table-cell>
          <table:table-cell table:formula="of:=INDIRECT(ADDRESS([.O$20]+1;[.$E30]+5))" office:value-type="string" office:string-value="." calcext:value-type="string">
            <text:p>.</text:p>
          </table:table-cell>
          <table:table-cell table:formula="of:=INDIRECT(ADDRESS([.P$20]+1;[.$E30]+5))" office:value-type="string" office:string-value="." calcext:value-type="string">
            <text:p>.</text:p>
          </table:table-cell>
          <table:table-cell table:formula="of:=INDIRECT(ADDRESS([.Q$20]+1;[.$E30]+5))" office:value-type="string" office:string-value="." calcext:value-type="string">
            <text:p>.</text:p>
          </table:table-cell>
          <table:table-cell table:formula="of:=INDIRECT(ADDRESS([.R$20]+1;[.$E30]+5))" office:value-type="string" office:string-value="." calcext:value-type="string">
            <text:p>.</text:p>
          </table:table-cell>
          <table:table-cell table:formula="of:=INDIRECT(ADDRESS([.S$20]+1;[.$E30]+5))" office:value-type="string" office:string-value="#" calcext:value-type="string">
            <text:p>#</text:p>
          </table:table-cell>
          <table:table-cell table:formula="of:=INDIRECT(ADDRESS([.T$20]+1;[.$E30]+5))" office:value-type="string" office:string-value="." calcext:value-type="string">
            <text:p>.</text:p>
          </table:table-cell>
          <table:table-cell table:formula="of:=INDIRECT(ADDRESS([.U$20]+1;[.$E30]+5))" office:value-type="string" office:string-value="#" calcext:value-type="string">
            <text:p>#</text:p>
          </table:table-cell>
          <table:table-cell table:formula="of:=INDIRECT(ADDRESS([.V$20]+1;[.$E30]+5))" office:value-type="string" office:string-value="." calcext:value-type="string">
            <text:p>.</text:p>
          </table:table-cell>
          <table:table-cell table:formula="of:=EXACT([.D30];[.D31])" office:value-type="boolean" office:boolean-value="false" calcext:value-type="boolean">
            <text:p>NETEISINGAI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formula="of:=COM.MICROSOFT.CONCAT([.F31:.V31])" office:value-type="string" office:string-value="#####..###.#...#." calcext:value-type="string">
            <text:p>#####..###.#...#.</text:p>
          </table:table-cell>
          <table:table-cell table:formula="of:=[.E30]+1" office:value-type="float" office:value="11" calcext:value-type="float">
            <text:p>11</text:p>
          </table:table-cell>
          <table:table-cell table:formula="of:=INDIRECT(ADDRESS([.F$20]+1;[.$E31]+5))" office:value-type="string" office:string-value="#" calcext:value-type="string">
            <text:p>#</text:p>
          </table:table-cell>
          <table:table-cell table:formula="of:=INDIRECT(ADDRESS([.G$20]+1;[.$E31]+5))" office:value-type="string" office:string-value="#" calcext:value-type="string">
            <text:p>#</text:p>
          </table:table-cell>
          <table:table-cell table:formula="of:=INDIRECT(ADDRESS([.H$20]+1;[.$E31]+5))" office:value-type="string" office:string-value="#" calcext:value-type="string">
            <text:p>#</text:p>
          </table:table-cell>
          <table:table-cell table:formula="of:=INDIRECT(ADDRESS([.I$20]+1;[.$E31]+5))" office:value-type="string" office:string-value="#" calcext:value-type="string">
            <text:p>#</text:p>
          </table:table-cell>
          <table:table-cell table:formula="of:=INDIRECT(ADDRESS([.J$20]+1;[.$E31]+5))" office:value-type="string" office:string-value="#" calcext:value-type="string">
            <text:p>#</text:p>
          </table:table-cell>
          <table:table-cell table:formula="of:=INDIRECT(ADDRESS([.K$20]+1;[.$E31]+5))" office:value-type="string" office:string-value="." calcext:value-type="string">
            <text:p>.</text:p>
          </table:table-cell>
          <table:table-cell table:formula="of:=INDIRECT(ADDRESS([.L$20]+1;[.$E31]+5))" office:value-type="string" office:string-value="." calcext:value-type="string">
            <text:p>.</text:p>
          </table:table-cell>
          <table:table-cell table:formula="of:=INDIRECT(ADDRESS([.M$20]+1;[.$E31]+5))" office:value-type="string" office:string-value="#" calcext:value-type="string">
            <text:p>#</text:p>
          </table:table-cell>
          <table:table-cell table:formula="of:=INDIRECT(ADDRESS([.N$20]+1;[.$E31]+5))" office:value-type="string" office:string-value="#" calcext:value-type="string">
            <text:p>#</text:p>
          </table:table-cell>
          <table:table-cell table:formula="of:=INDIRECT(ADDRESS([.O$20]+1;[.$E31]+5))" office:value-type="string" office:string-value="#" calcext:value-type="string">
            <text:p>#</text:p>
          </table:table-cell>
          <table:table-cell table:formula="of:=INDIRECT(ADDRESS([.P$20]+1;[.$E31]+5))" office:value-type="string" office:string-value="." calcext:value-type="string">
            <text:p>.</text:p>
          </table:table-cell>
          <table:table-cell table:formula="of:=INDIRECT(ADDRESS([.Q$20]+1;[.$E31]+5))" office:value-type="string" office:string-value="#" calcext:value-type="string">
            <text:p>#</text:p>
          </table:table-cell>
          <table:table-cell table:formula="of:=INDIRECT(ADDRESS([.R$20]+1;[.$E31]+5))" office:value-type="string" office:string-value="." calcext:value-type="string">
            <text:p>.</text:p>
          </table:table-cell>
          <table:table-cell table:formula="of:=INDIRECT(ADDRESS([.S$20]+1;[.$E31]+5))" office:value-type="string" office:string-value="." calcext:value-type="string">
            <text:p>.</text:p>
          </table:table-cell>
          <table:table-cell table:formula="of:=INDIRECT(ADDRESS([.T$20]+1;[.$E31]+5))" office:value-type="string" office:string-value="." calcext:value-type="string">
            <text:p>.</text:p>
          </table:table-cell>
          <table:table-cell table:formula="of:=INDIRECT(ADDRESS([.U$20]+1;[.$E31]+5))" office:value-type="string" office:string-value="#" calcext:value-type="string">
            <text:p>#</text:p>
          </table:table-cell>
          <table:table-cell table:formula="of:=INDIRECT(ADDRESS([.V$20]+1;[.$E31]+5))" office:value-type="string" office:string-value="." calcext:value-type="string">
            <text:p>.</text:p>
          </table:table-cell>
          <table:table-cell table:style-name="Default" table:number-columns-repeated="11"/>
          <table:table-cell table:number-columns-repeated="5"/>
        </table:table-row>
      </table:table>
      <table:table table:name="Lakštas1_2" table:style-name="ta1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ce1"/>
        <table:table-column table:style-name="co2" table:default-cell-style-name="Default"/>
        <table:table-column table:style-name="co5" table:number-columns-repeated="9" table:default-cell-style-name="Default"/>
        <table:table-column table:style-name="co2" table:number-columns-repeated="8" table:default-cell-style-name="Default"/>
        <table:table-column table:style-name="co6" table:number-columns-repeated="11" table:default-cell-style-name="ce2"/>
        <table:table-column table:style-name="co6" table:number-columns-repeated="5" table:default-cell-style-name="Default"/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formula="of:=[.F1]+1" office:value-type="float" office:value="2" calcext:value-type="float">
            <text:p>2</text:p>
          </table:table-cell>
          <table:table-cell table:formula="of:=[.G1]+1" office:value-type="float" office:value="3" calcext:value-type="float">
            <text:p>3</text:p>
          </table:table-cell>
          <table:table-cell table:formula="of:=[.H1]+1" office:value-type="float" office:value="4" calcext:value-type="float">
            <text:p>4</text:p>
          </table:table-cell>
          <table:table-cell table:formula="of:=[.I1]+1" office:value-type="float" office:value="5" calcext:value-type="float">
            <text:p>5</text:p>
          </table:table-cell>
          <table:table-cell table:formula="of:=[.J1]+1" office:value-type="float" office:value="6" calcext:value-type="float">
            <text:p>6</text:p>
          </table:table-cell>
          <table:table-cell table:formula="of:=[.K1]+1" office:value-type="float" office:value="7" calcext:value-type="float">
            <text:p>7</text:p>
          </table:table-cell>
          <table:table-cell table:formula="of:=[.L1]+1" office:value-type="float" office:value="8" calcext:value-type="float">
            <text:p>8</text:p>
          </table:table-cell>
          <table:table-cell table:formula="of:=[.M1]+1" office:value-type="float" office:value="9" calcext:value-type="float">
            <text:p>9</text:p>
          </table:table-cell>
          <table:table-cell table:formula="of:=[.N1]+1" office:value-type="float" office:value="10" calcext:value-type="float">
            <text:p>10</text:p>
          </table:table-cell>
          <table:table-cell table:formula="of:=[.O1]+1" office:value-type="float" office:value="11" calcext:value-type="float">
            <text:p>11</text:p>
          </table:table-cell>
          <table:table-cell table:formula="of:=[.P1]+1" office:value-type="float" office:value="12" calcext:value-type="float">
            <text:p>12</text:p>
          </table:table-cell>
          <table:table-cell table:formula="of:=[.Q1]+1" office:value-type="float" office:value="13" calcext:value-type="float">
            <text:p>13</text:p>
          </table:table-cell>
          <table:table-cell table:formula="of:=[.R1]+1" office:value-type="float" office:value="14" calcext:value-type="float">
            <text:p>14</text:p>
          </table:table-cell>
          <table:table-cell table:formula="of:=[.S1]+1" office:value-type="float" office:value="15" calcext:value-type="float">
            <text:p>15</text:p>
          </table:table-cell>
          <table:table-cell table:number-columns-repeated="2"/>
          <table:table-cell table:style-name="Default" table:number-columns-repeated="11"/>
          <table:table-cell table:number-columns-repeated="5"/>
        </table:table-row>
        <table:table-row table:style-name="ro1">
          <table:table-cell office:value-type="string" calcext:value-type="string">
            <text:p>Map ".##.....####..#"</text:p>
          </table:table-cell>
          <table:table-cell table:formula="of:=LEN([.A2])" office:value-type="float" office:value="21" calcext:value-type="float">
            <text:p>21</text:p>
          </table:table-cell>
          <table:table-cell table:style-name="ce1" table:formula="of:=MID([.A2];6;LEN([.A2])-6)" office:value-type="string" office:string-value=".##.....####..#" calcext:value-type="string">
            <text:p>.##.....####..#</text:p>
          </table:table-cell>
          <table:table-cell table:formula="of:=COM.MICROSOFT.CONCAT([.F2:.T2])" office:value-type="string" office:string-value=".##.....####..#" calcext:value-type="string">
            <text:p>.##.....####..#</text:p>
          </table:table-cell>
          <table:table-cell office:value-type="float" office:value="1" calcext:value-type="float">
            <text:p>1</text:p>
          </table:table-cell>
          <table:table-cell table:formula="of:=MID([.$C2];[.F$1];1)" office:value-type="string" office:string-value="." calcext:value-type="string">
            <text:p>.</text:p>
          </table:table-cell>
          <table:table-cell table:formula="of:=MID([.$C2];[.G$1];1)" office:value-type="string" office:string-value="#" calcext:value-type="string">
            <text:p>#</text:p>
          </table:table-cell>
          <table:table-cell table:formula="of:=MID([.$C2];[.H$1];1)" office:value-type="string" office:string-value="#" calcext:value-type="string">
            <text:p>#</text:p>
          </table:table-cell>
          <table:table-cell table:formula="of:=MID([.$C2];[.I$1];1)" office:value-type="string" office:string-value="." calcext:value-type="string">
            <text:p>.</text:p>
          </table:table-cell>
          <table:table-cell table:formula="of:=MID([.$C2];[.J$1];1)" office:value-type="string" office:string-value="." calcext:value-type="string">
            <text:p>.</text:p>
          </table:table-cell>
          <table:table-cell office:value-type="string" calcext:value-type="string">
            <text:p>.</text:p>
          </table:table-cell>
          <table:table-cell table:formula="of:=MID([.$C2];[.L$1];1)" office:value-type="string" office:string-value="." calcext:value-type="string">
            <text:p>.</text:p>
          </table:table-cell>
          <table:table-cell table:formula="of:=MID([.$C2];[.M$1];1)" office:value-type="string" office:string-value="." calcext:value-type="string">
            <text:p>.</text:p>
          </table:table-cell>
          <table:table-cell table:formula="of:=MID([.$C2];[.N$1];1)" office:value-type="string" office:string-value="#" calcext:value-type="string">
            <text:p>#</text:p>
          </table:table-cell>
          <table:table-cell table:formula="of:=MID([.$C2];[.O$1];1)" office:value-type="string" office:string-value="#" calcext:value-type="string">
            <text:p>#</text:p>
          </table:table-cell>
          <table:table-cell table:formula="of:=MID([.$C2];[.P$1];1)" office:value-type="string" office:string-value="#" calcext:value-type="string">
            <text:p>#</text:p>
          </table:table-cell>
          <table:table-cell table:formula="of:=MID([.$C2];[.Q$1];1)" office:value-type="string" office:string-value="#" calcext:value-type="string">
            <text:p>#</text:p>
          </table:table-cell>
          <table:table-cell table:formula="of:=MID([.$C2];[.R$1];1)" office:value-type="string" office:string-value="." calcext:value-type="string">
            <text:p>.</text:p>
          </table:table-cell>
          <table:table-cell table:formula="of:=MID([.$C2];[.S$1];1)" office:value-type="string" office:string-value="." calcext:value-type="string">
            <text:p>.</text:p>
          </table:table-cell>
          <table:table-cell table:formula="of:=MID([.$C2];[.T$1];1)" office:value-type="string" office:string-value="#" calcext:value-type="string">
            <text:p>#</text:p>
          </table:table-cell>
          <table:table-cell table:number-columns-repeated="2"/>
          <table:table-cell table:formula="of:=EXACT([.D2];[.D3])" office:value-type="boolean" office:boolean-value="false" calcext:value-type="boolean">
            <text:p>NETEISINGAI</text:p>
          </table:table-cell>
          <table:table-cell table:formula="of:=EXACT([.D2];[.D4])" office:value-type="boolean" office:boolean-value="false" calcext:value-type="boolean">
            <text:p>NETEISINGAI</text:p>
          </table:table-cell>
          <table:table-cell table:formula="of:=EXACT([.D2];[.D5])" office:value-type="boolean" office:boolean-value="false" calcext:value-type="boolean">
            <text:p>NETEISINGAI</text:p>
          </table:table-cell>
          <table:table-cell table:formula="of:=EXACT([.D2];[.D6])" office:value-type="boolean" office:boolean-value="false" calcext:value-type="boolean">
            <text:p>NETEISINGAI</text:p>
          </table:table-cell>
          <table:table-cell table:formula="of:=EXACT([.D2];[.D7])" office:value-type="boolean" office:boolean-value="false" calcext:value-type="boolean">
            <text:p>NETEISINGAI</text:p>
          </table:table-cell>
          <table:table-cell table:formula="of:=EXACT([.D2];[.D8])" office:value-type="boolean" office:boolean-value="false" calcext:value-type="boolean">
            <text:p>NETEISINGAI</text:p>
          </table:table-cell>
          <table:table-cell table:formula="of:=EXACT([.D2];[.D9])" office:value-type="boolean" office:boolean-value="false" calcext:value-type="boolean">
            <text:p>NETEISINGAI</text:p>
          </table:table-cell>
          <table:table-cell table:formula="of:=EXACT([.D2];[.D10])" office:value-type="boolean" office:boolean-value="false" calcext:value-type="boolean">
            <text:p>NETEISINGAI</text:p>
          </table:table-cell>
          <table:table-cell table:formula="of:=EXACT([.D2];[.D11])" office:value-type="boolean" office:boolean-value="false" calcext:value-type="boolean">
            <text:p>NETEISINGAI</text:p>
          </table:table-cell>
          <table:table-cell table:formula="of:=EXACT([.D2];[.D12])" office:value-type="boolean" office:boolean-value="false" calcext:value-type="boolean">
            <text:p>NETEISINGAI</text:p>
          </table:table-cell>
          <table:table-cell table:formula="of:=EXACT([.D2];[.D13])" office:value-type="boolean" office:boolean-value="false" calcext:value-type="boolean">
            <text:p>NETEISINGAI</text:p>
          </table:table-cell>
          <table:table-cell table:style-name="ce2" table:formula="of:=EXACT([.D2];[.D14])" office:value-type="boolean" office:boolean-value="false" calcext:value-type="boolean">
            <text:p>NETEISINGAI</text:p>
          </table:table-cell>
          <table:table-cell table:style-name="ce2" table:formula="of:=EXACT([.D2];[.D15])" office:value-type="boolean" office:boolean-value="false" calcext:value-type="boolean">
            <text:p>NETEISINGAI</text:p>
          </table:table-cell>
          <table:table-cell table:style-name="ce3"/>
          <table:table-cell table:style-name="ce2" table:number-columns-repeated="2"/>
        </table:table-row>
        <table:table-row table:style-name="ro1">
          <table:table-cell office:value-type="string" calcext:value-type="string">
            <text:p>Map ".....#........#"</text:p>
          </table:table-cell>
          <table:table-cell table:formula="of:=LEN([.A3])" office:value-type="float" office:value="21" calcext:value-type="float">
            <text:p>21</text:p>
          </table:table-cell>
          <table:table-cell table:style-name="ce1" table:formula="of:=MID([.A3];6;LEN([.A3])-6)" office:value-type="string" office:string-value=".....#........#" calcext:value-type="string">
            <text:p>.....#........#</text:p>
          </table:table-cell>
          <table:table-cell table:formula="of:=COM.MICROSOFT.CONCAT([.F3:.T3])" office:value-type="string" office:string-value=".....#........#" calcext:value-type="string">
            <text:p>.....#........#</text:p>
          </table:table-cell>
          <table:table-cell table:formula="of:=[.E2]+1" office:value-type="float" office:value="2" calcext:value-type="float">
            <text:p>2</text:p>
          </table:table-cell>
          <table:table-cell table:formula="of:=MID([.$C3];[.F$1];1)" office:value-type="string" office:string-value="." calcext:value-type="string">
            <text:p>.</text:p>
          </table:table-cell>
          <table:table-cell table:formula="of:=MID([.$C3];[.G$1];1)" office:value-type="string" office:string-value="." calcext:value-type="string">
            <text:p>.</text:p>
          </table:table-cell>
          <table:table-cell table:formula="of:=MID([.$C3];[.H$1];1)" office:value-type="string" office:string-value="." calcext:value-type="string">
            <text:p>.</text:p>
          </table:table-cell>
          <table:table-cell table:formula="of:=MID([.$C3];[.I$1];1)" office:value-type="string" office:string-value="." calcext:value-type="string">
            <text:p>.</text:p>
          </table:table-cell>
          <table:table-cell table:formula="of:=MID([.$C3];[.J$1];1)" office:value-type="string" office:string-value="." calcext:value-type="string">
            <text:p>.</text:p>
          </table:table-cell>
          <table:table-cell table:formula="of:=MID([.$C3];[.K$1];1)" office:value-type="string" office:string-value="#" calcext:value-type="string">
            <text:p>#</text:p>
          </table:table-cell>
          <table:table-cell table:formula="of:=MID([.$C3];[.L$1];1)" office:value-type="string" office:string-value="." calcext:value-type="string">
            <text:p>.</text:p>
          </table:table-cell>
          <table:table-cell table:formula="of:=MID([.$C3];[.M$1];1)" office:value-type="string" office:string-value="." calcext:value-type="string">
            <text:p>.</text:p>
          </table:table-cell>
          <table:table-cell table:formula="of:=MID([.$C3];[.N$1];1)" office:value-type="string" office:string-value="." calcext:value-type="string">
            <text:p>.</text:p>
          </table:table-cell>
          <table:table-cell table:formula="of:=MID([.$C3];[.O$1];1)" office:value-type="string" office:string-value="." calcext:value-type="string">
            <text:p>.</text:p>
          </table:table-cell>
          <table:table-cell table:formula="of:=MID([.$C3];[.P$1];1)" office:value-type="string" office:string-value="." calcext:value-type="string">
            <text:p>.</text:p>
          </table:table-cell>
          <table:table-cell table:formula="of:=MID([.$C3];[.Q$1];1)" office:value-type="string" office:string-value="." calcext:value-type="string">
            <text:p>.</text:p>
          </table:table-cell>
          <table:table-cell table:formula="of:=MID([.$C3];[.R$1];1)" office:value-type="string" office:string-value="." calcext:value-type="string">
            <text:p>.</text:p>
          </table:table-cell>
          <table:table-cell table:formula="of:=MID([.$C3];[.S$1];1)" office:value-type="string" office:string-value="." calcext:value-type="string">
            <text:p>.</text:p>
          </table:table-cell>
          <table:table-cell table:formula="of:=MID([.$C3];[.T$1];1)" office:value-type="string" office:string-value="#" calcext:value-type="string">
            <text:p>#</text:p>
          </table:table-cell>
          <table:table-cell table:number-columns-repeated="2"/>
          <table:table-cell table:formula="of:=EXACT([.D3];[.D4])" office:value-type="boolean" office:boolean-value="false" calcext:value-type="boolean">
            <text:p>NETEISINGAI</text:p>
          </table:table-cell>
          <table:table-cell table:formula="of:=EXACT([.D3];[.D5])" office:value-type="boolean" office:boolean-value="false" calcext:value-type="boolean">
            <text:p>NETEISINGAI</text:p>
          </table:table-cell>
          <table:table-cell table:formula="of:=EXACT([.D3];[.D6])" office:value-type="boolean" office:boolean-value="false" calcext:value-type="boolean">
            <text:p>NETEISINGAI</text:p>
          </table:table-cell>
          <table:table-cell table:formula="of:=EXACT([.D3];[.D7])" office:value-type="boolean" office:boolean-value="false" calcext:value-type="boolean">
            <text:p>NETEISINGAI</text:p>
          </table:table-cell>
          <table:table-cell table:formula="of:=EXACT([.D3];[.D8])" office:value-type="boolean" office:boolean-value="false" calcext:value-type="boolean">
            <text:p>NETEISINGAI</text:p>
          </table:table-cell>
          <table:table-cell table:formula="of:=EXACT([.D3];[.D9])" office:value-type="boolean" office:boolean-value="false" calcext:value-type="boolean">
            <text:p>NETEISINGAI</text:p>
          </table:table-cell>
          <table:table-cell table:formula="of:=EXACT([.D3];[.D10])" office:value-type="boolean" office:boolean-value="false" calcext:value-type="boolean">
            <text:p>NETEISINGAI</text:p>
          </table:table-cell>
          <table:table-cell table:formula="of:=EXACT([.D3];[.D11])" office:value-type="boolean" office:boolean-value="false" calcext:value-type="boolean">
            <text:p>NETEISINGAI</text:p>
          </table:table-cell>
          <table:table-cell table:formula="of:=EXACT([.D3];[.D12])" office:value-type="boolean" office:boolean-value="false" calcext:value-type="boolean">
            <text:p>NETEISINGAI</text:p>
          </table:table-cell>
          <table:table-cell table:formula="of:=EXACT([.D3];[.D13])" office:value-type="boolean" office:boolean-value="false" calcext:value-type="boolean">
            <text:p>NETEISINGAI</text:p>
          </table:table-cell>
          <table:table-cell table:formula="of:=EXACT([.D3];[.D14])" office:value-type="boolean" office:boolean-value="false" calcext:value-type="boolean">
            <text:p>NETEISINGAI</text:p>
          </table:table-cell>
          <table:table-cell table:style-name="ce2" table:number-columns-repeated="4"/>
          <table:table-cell/>
        </table:table-row>
        <table:table-row table:style-name="ro1">
          <table:table-cell office:value-type="string" calcext:value-type="string">
            <text:p>Map "#..#.####..####"</text:p>
          </table:table-cell>
          <table:table-cell table:formula="of:=LEN([.A4])" office:value-type="float" office:value="21" calcext:value-type="float">
            <text:p>21</text:p>
          </table:table-cell>
          <table:table-cell table:style-name="ce1" table:formula="of:=MID([.A4];6;LEN([.A4])-6)" office:value-type="string" office:string-value="#..#.####..####" calcext:value-type="string">
            <text:p>#..#.####..####</text:p>
          </table:table-cell>
          <table:table-cell table:formula="of:=COM.MICROSOFT.CONCAT([.F4:.T4])" office:value-type="string" office:string-value="#..#.####..####" calcext:value-type="string">
            <text:p>#..#.####..####</text:p>
          </table:table-cell>
          <table:table-cell table:formula="of:=[.E3]+1" office:value-type="float" office:value="3" calcext:value-type="float">
            <text:p>3</text:p>
          </table:table-cell>
          <table:table-cell table:formula="of:=MID([.$C4];[.F$1];1)" office:value-type="string" office:string-value="#" calcext:value-type="string">
            <text:p>#</text:p>
          </table:table-cell>
          <table:table-cell table:formula="of:=MID([.$C4];[.G$1];1)" office:value-type="string" office:string-value="." calcext:value-type="string">
            <text:p>.</text:p>
          </table:table-cell>
          <table:table-cell table:formula="of:=MID([.$C4];[.H$1];1)" office:value-type="string" office:string-value="." calcext:value-type="string">
            <text:p>.</text:p>
          </table:table-cell>
          <table:table-cell table:formula="of:=MID([.$C4];[.I$1];1)" office:value-type="string" office:string-value="#" calcext:value-type="string">
            <text:p>#</text:p>
          </table:table-cell>
          <table:table-cell table:formula="of:=MID([.$C4];[.J$1];1)" office:value-type="string" office:string-value="." calcext:value-type="string">
            <text:p>.</text:p>
          </table:table-cell>
          <table:table-cell table:formula="of:=MID([.$C4];[.K$1];1)" office:value-type="string" office:string-value="#" calcext:value-type="string">
            <text:p>#</text:p>
          </table:table-cell>
          <table:table-cell table:formula="of:=MID([.$C4];[.L$1];1)" office:value-type="string" office:string-value="#" calcext:value-type="string">
            <text:p>#</text:p>
          </table:table-cell>
          <table:table-cell table:formula="of:=MID([.$C4];[.M$1];1)" office:value-type="string" office:string-value="#" calcext:value-type="string">
            <text:p>#</text:p>
          </table:table-cell>
          <table:table-cell table:formula="of:=MID([.$C4];[.N$1];1)" office:value-type="string" office:string-value="#" calcext:value-type="string">
            <text:p>#</text:p>
          </table:table-cell>
          <table:table-cell table:formula="of:=MID([.$C4];[.O$1];1)" office:value-type="string" office:string-value="." calcext:value-type="string">
            <text:p>.</text:p>
          </table:table-cell>
          <table:table-cell table:formula="of:=MID([.$C4];[.P$1];1)" office:value-type="string" office:string-value="." calcext:value-type="string">
            <text:p>.</text:p>
          </table:table-cell>
          <table:table-cell table:formula="of:=MID([.$C4];[.Q$1];1)" office:value-type="string" office:string-value="#" calcext:value-type="string">
            <text:p>#</text:p>
          </table:table-cell>
          <table:table-cell table:formula="of:=MID([.$C4];[.R$1];1)" office:value-type="string" office:string-value="#" calcext:value-type="string">
            <text:p>#</text:p>
          </table:table-cell>
          <table:table-cell table:formula="of:=MID([.$C4];[.S$1];1)" office:value-type="string" office:string-value="#" calcext:value-type="string">
            <text:p>#</text:p>
          </table:table-cell>
          <table:table-cell table:formula="of:=MID([.$C4];[.T$1];1)" office:value-type="string" office:string-value="#" calcext:value-type="string">
            <text:p>#</text:p>
          </table:table-cell>
          <table:table-cell table:number-columns-repeated="2"/>
          <table:table-cell table:formula="of:=EXACT([.D4];[.D5])" office:value-type="boolean" office:boolean-value="false" calcext:value-type="boolean">
            <text:p>NETEISINGAI</text:p>
          </table:table-cell>
          <table:table-cell table:formula="of:=EXACT([.D4];[.D6])" office:value-type="boolean" office:boolean-value="false" calcext:value-type="boolean">
            <text:p>NETEISINGAI</text:p>
          </table:table-cell>
          <table:table-cell table:formula="of:=EXACT([.D4];[.D7])" office:value-type="boolean" office:boolean-value="false" calcext:value-type="boolean">
            <text:p>NETEISINGAI</text:p>
          </table:table-cell>
          <table:table-cell table:formula="of:=EXACT([.D4];[.D8])" office:value-type="boolean" office:boolean-value="false" calcext:value-type="boolean">
            <text:p>NETEISINGAI</text:p>
          </table:table-cell>
          <table:table-cell table:formula="of:=EXACT([.D4];[.D9])" office:value-type="boolean" office:boolean-value="false" calcext:value-type="boolean">
            <text:p>NETEISINGAI</text:p>
          </table:table-cell>
          <table:table-cell table:formula="of:=EXACT([.D4];[.D10])" office:value-type="boolean" office:boolean-value="false" calcext:value-type="boolean">
            <text:p>NETEISINGAI</text:p>
          </table:table-cell>
          <table:table-cell table:formula="of:=EXACT([.D4];[.D11])" office:value-type="boolean" office:boolean-value="false" calcext:value-type="boolean">
            <text:p>NETEISINGAI</text:p>
          </table:table-cell>
          <table:table-cell table:formula="of:=EXACT([.D4];[.D12])" office:value-type="boolean" office:boolean-value="false" calcext:value-type="boolean">
            <text:p>NETEISINGAI</text:p>
          </table:table-cell>
          <table:table-cell table:formula="of:=EXACT([.D4];[.D13])" office:value-type="boolean" office:boolean-value="false" calcext:value-type="boolean">
            <text:p>NETEISINGAI</text:p>
          </table:table-cell>
          <table:table-cell table:formula="of:=EXACT([.D4];[.D14])" office:value-type="boolean" office:boolean-value="false" calcext:value-type="boolean">
            <text:p>NETEISINGAI</text:p>
          </table:table-cell>
          <table:table-cell/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Map "####...#.##.#.."</text:p>
          </table:table-cell>
          <table:table-cell table:formula="of:=LEN([.A5])" office:value-type="float" office:value="21" calcext:value-type="float">
            <text:p>21</text:p>
          </table:table-cell>
          <table:table-cell table:style-name="ce1" table:formula="of:=MID([.A5];6;LEN([.A5])-6)" office:value-type="string" office:string-value="####...#.##.#.." calcext:value-type="string">
            <text:p>####...#.##.#..</text:p>
          </table:table-cell>
          <table:table-cell table:formula="of:=COM.MICROSOFT.CONCAT([.F5:.T5])" office:value-type="string" office:string-value="####...#.##.#.." calcext:value-type="string">
            <text:p>####...#.##.#..</text:p>
          </table:table-cell>
          <table:table-cell table:formula="of:=[.E4]+1" office:value-type="float" office:value="4" calcext:value-type="float">
            <text:p>4</text:p>
          </table:table-cell>
          <table:table-cell table:formula="of:=MID([.$C5];[.F$1];1)" office:value-type="string" office:string-value="#" calcext:value-type="string">
            <text:p>#</text:p>
          </table:table-cell>
          <table:table-cell table:formula="of:=MID([.$C5];[.G$1];1)" office:value-type="string" office:string-value="#" calcext:value-type="string">
            <text:p>#</text:p>
          </table:table-cell>
          <table:table-cell table:formula="of:=MID([.$C5];[.H$1];1)" office:value-type="string" office:string-value="#" calcext:value-type="string">
            <text:p>#</text:p>
          </table:table-cell>
          <table:table-cell table:formula="of:=MID([.$C5];[.I$1];1)" office:value-type="string" office:string-value="#" calcext:value-type="string">
            <text:p>#</text:p>
          </table:table-cell>
          <table:table-cell table:formula="of:=MID([.$C5];[.J$1];1)" office:value-type="string" office:string-value="." calcext:value-type="string">
            <text:p>.</text:p>
          </table:table-cell>
          <table:table-cell table:formula="of:=MID([.$C5];[.K$1];1)" office:value-type="string" office:string-value="." calcext:value-type="string">
            <text:p>.</text:p>
          </table:table-cell>
          <table:table-cell table:formula="of:=MID([.$C5];[.L$1];1)" office:value-type="string" office:string-value="." calcext:value-type="string">
            <text:p>.</text:p>
          </table:table-cell>
          <table:table-cell table:formula="of:=MID([.$C5];[.M$1];1)" office:value-type="string" office:string-value="#" calcext:value-type="string">
            <text:p>#</text:p>
          </table:table-cell>
          <table:table-cell table:formula="of:=MID([.$C5];[.N$1];1)" office:value-type="string" office:string-value="." calcext:value-type="string">
            <text:p>.</text:p>
          </table:table-cell>
          <table:table-cell table:formula="of:=MID([.$C5];[.O$1];1)" office:value-type="string" office:string-value="#" calcext:value-type="string">
            <text:p>#</text:p>
          </table:table-cell>
          <table:table-cell table:formula="of:=MID([.$C5];[.P$1];1)" office:value-type="string" office:string-value="#" calcext:value-type="string">
            <text:p>#</text:p>
          </table:table-cell>
          <table:table-cell table:formula="of:=MID([.$C5];[.Q$1];1)" office:value-type="string" office:string-value="." calcext:value-type="string">
            <text:p>.</text:p>
          </table:table-cell>
          <table:table-cell table:formula="of:=MID([.$C5];[.R$1];1)" office:value-type="string" office:string-value="#" calcext:value-type="string">
            <text:p>#</text:p>
          </table:table-cell>
          <table:table-cell table:formula="of:=MID([.$C5];[.S$1];1)" office:value-type="string" office:string-value="." calcext:value-type="string">
            <text:p>.</text:p>
          </table:table-cell>
          <table:table-cell table:formula="of:=MID([.$C5];[.T$1];1)" office:value-type="string" office:string-value="." calcext:value-type="string">
            <text:p>.</text:p>
          </table:table-cell>
          <table:table-cell table:number-columns-repeated="2"/>
          <table:table-cell table:formula="of:=EXACT([.D5];[.D6])" office:value-type="boolean" office:boolean-value="false" calcext:value-type="boolean">
            <text:p>NETEISINGAI</text:p>
          </table:table-cell>
          <table:table-cell table:formula="of:=EXACT([.D5];[.D7])" office:value-type="boolean" office:boolean-value="false" calcext:value-type="boolean">
            <text:p>NETEISINGAI</text:p>
          </table:table-cell>
          <table:table-cell table:formula="of:=EXACT([.D5];[.D8])" office:value-type="boolean" office:boolean-value="false" calcext:value-type="boolean">
            <text:p>NETEISINGAI</text:p>
          </table:table-cell>
          <table:table-cell table:formula="of:=EXACT([.D5];[.D9])" office:value-type="boolean" office:boolean-value="false" calcext:value-type="boolean">
            <text:p>NETEISINGAI</text:p>
          </table:table-cell>
          <table:table-cell table:formula="of:=EXACT([.D5];[.D10])" office:value-type="boolean" office:boolean-value="false" calcext:value-type="boolean">
            <text:p>NETEISINGAI</text:p>
          </table:table-cell>
          <table:table-cell table:formula="of:=EXACT([.D5];[.D11])" office:value-type="boolean" office:boolean-value="false" calcext:value-type="boolean">
            <text:p>NETEISINGAI</text:p>
          </table:table-cell>
          <table:table-cell table:formula="of:=EXACT([.D5];[.D12])" office:value-type="boolean" office:boolean-value="false" calcext:value-type="boolean">
            <text:p>NETEISINGAI</text:p>
          </table:table-cell>
          <table:table-cell table:formula="of:=EXACT([.D5];[.D13])" office:value-type="boolean" office:boolean-value="false" calcext:value-type="boolean">
            <text:p>NETEISINGAI</text:p>
          </table:table-cell>
          <table:table-cell table:formula="of:=EXACT([.D5];[.D14])" office:value-type="boolean" office:boolean-value="false" calcext:value-type="boolean">
            <text:p>NETEISINGAI</text:p>
          </table:table-cell>
          <table:table-cell table:number-columns-repeated="2"/>
          <table:table-cell table:style-name="ce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ap "####.#.######.#"</text:p>
          </table:table-cell>
          <table:table-cell table:formula="of:=LEN([.A6])" office:value-type="float" office:value="21" calcext:value-type="float">
            <text:p>21</text:p>
          </table:table-cell>
          <table:table-cell table:style-name="ce1" table:formula="of:=MID([.A6];6;LEN([.A6])-6)" office:value-type="string" office:string-value="####.#.######.#" calcext:value-type="string">
            <text:p>####.#.######.#</text:p>
          </table:table-cell>
          <table:table-cell table:formula="of:=COM.MICROSOFT.CONCAT([.F6:.T6])" office:value-type="string" office:string-value="####.#.######.#" calcext:value-type="string">
            <text:p>####.#.######.#</text:p>
          </table:table-cell>
          <table:table-cell table:formula="of:=[.E5]+1" office:value-type="float" office:value="5" calcext:value-type="float">
            <text:p>5</text:p>
          </table:table-cell>
          <table:table-cell table:formula="of:=MID([.$C6];[.F$1];1)" office:value-type="string" office:string-value="#" calcext:value-type="string">
            <text:p>#</text:p>
          </table:table-cell>
          <table:table-cell table:formula="of:=MID([.$C6];[.G$1];1)" office:value-type="string" office:string-value="#" calcext:value-type="string">
            <text:p>#</text:p>
          </table:table-cell>
          <table:table-cell table:formula="of:=MID([.$C6];[.H$1];1)" office:value-type="string" office:string-value="#" calcext:value-type="string">
            <text:p>#</text:p>
          </table:table-cell>
          <table:table-cell table:formula="of:=MID([.$C6];[.I$1];1)" office:value-type="string" office:string-value="#" calcext:value-type="string">
            <text:p>#</text:p>
          </table:table-cell>
          <table:table-cell table:formula="of:=MID([.$C6];[.J$1];1)" office:value-type="string" office:string-value="." calcext:value-type="string">
            <text:p>.</text:p>
          </table:table-cell>
          <table:table-cell table:formula="of:=MID([.$C6];[.K$1];1)" office:value-type="string" office:string-value="#" calcext:value-type="string">
            <text:p>#</text:p>
          </table:table-cell>
          <table:table-cell table:formula="of:=MID([.$C6];[.L$1];1)" office:value-type="string" office:string-value="." calcext:value-type="string">
            <text:p>.</text:p>
          </table:table-cell>
          <table:table-cell table:formula="of:=MID([.$C6];[.M$1];1)" office:value-type="string" office:string-value="#" calcext:value-type="string">
            <text:p>#</text:p>
          </table:table-cell>
          <table:table-cell table:formula="of:=MID([.$C6];[.N$1];1)" office:value-type="string" office:string-value="#" calcext:value-type="string">
            <text:p>#</text:p>
          </table:table-cell>
          <table:table-cell table:formula="of:=MID([.$C6];[.O$1];1)" office:value-type="string" office:string-value="#" calcext:value-type="string">
            <text:p>#</text:p>
          </table:table-cell>
          <table:table-cell table:formula="of:=MID([.$C6];[.P$1];1)" office:value-type="string" office:string-value="#" calcext:value-type="string">
            <text:p>#</text:p>
          </table:table-cell>
          <table:table-cell table:formula="of:=MID([.$C6];[.Q$1];1)" office:value-type="string" office:string-value="#" calcext:value-type="string">
            <text:p>#</text:p>
          </table:table-cell>
          <table:table-cell table:formula="of:=MID([.$C6];[.R$1];1)" office:value-type="string" office:string-value="#" calcext:value-type="string">
            <text:p>#</text:p>
          </table:table-cell>
          <table:table-cell table:formula="of:=MID([.$C6];[.S$1];1)" office:value-type="string" office:string-value="." calcext:value-type="string">
            <text:p>.</text:p>
          </table:table-cell>
          <table:table-cell table:formula="of:=MID([.$C6];[.T$1];1)" office:value-type="string" office:string-value="#" calcext:value-type="string">
            <text:p>#</text:p>
          </table:table-cell>
          <table:table-cell table:number-columns-repeated="2"/>
          <table:table-cell table:formula="of:=EXACT([.D6];[.D7])" office:value-type="boolean" office:boolean-value="false" calcext:value-type="boolean">
            <text:p>NETEISINGAI</text:p>
          </table:table-cell>
          <table:table-cell table:formula="of:=EXACT([.D6];[.D8])" office:value-type="boolean" office:boolean-value="false" calcext:value-type="boolean">
            <text:p>NETEISINGAI</text:p>
          </table:table-cell>
          <table:table-cell table:formula="of:=EXACT([.D6];[.D9])" office:value-type="boolean" office:boolean-value="false" calcext:value-type="boolean">
            <text:p>NETEISINGAI</text:p>
          </table:table-cell>
          <table:table-cell table:formula="of:=EXACT([.D6];[.D10])" office:value-type="boolean" office:boolean-value="false" calcext:value-type="boolean">
            <text:p>NETEISINGAI</text:p>
          </table:table-cell>
          <table:table-cell table:formula="of:=EXACT([.D6];[.D11])" office:value-type="boolean" office:boolean-value="false" calcext:value-type="boolean">
            <text:p>NETEISINGAI</text:p>
          </table:table-cell>
          <table:table-cell table:formula="of:=EXACT([.D6];[.D12])" office:value-type="boolean" office:boolean-value="false" calcext:value-type="boolean">
            <text:p>NETEISINGAI</text:p>
          </table:table-cell>
          <table:table-cell table:formula="of:=EXACT([.D6];[.D13])" office:value-type="boolean" office:boolean-value="false" calcext:value-type="boolean">
            <text:p>NETEISINGAI</text:p>
          </table:table-cell>
          <table:table-cell table:formula="of:=EXACT([.D6];[.D14])" office:value-type="boolean" office:boolean-value="false" calcext:value-type="boolean">
            <text:p>NETEISINGAI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Map "....##...##...#"</text:p>
          </table:table-cell>
          <table:table-cell table:formula="of:=LEN([.A7])" office:value-type="float" office:value="21" calcext:value-type="float">
            <text:p>21</text:p>
          </table:table-cell>
          <table:table-cell table:style-name="ce1" table:formula="of:=MID([.A7];6;LEN([.A7])-6)" office:value-type="string" office:string-value="....##...##...#" calcext:value-type="string">
            <text:p>....##...##...#</text:p>
          </table:table-cell>
          <table:table-cell table:formula="of:=COM.MICROSOFT.CONCAT([.F7:.T7])" office:value-type="string" office:string-value="....##...##...#" calcext:value-type="string">
            <text:p>....##...##...#</text:p>
          </table:table-cell>
          <table:table-cell table:formula="of:=[.E6]+1" office:value-type="float" office:value="6" calcext:value-type="float">
            <text:p>6</text:p>
          </table:table-cell>
          <table:table-cell table:formula="of:=MID([.$C7];[.F$1];1)" office:value-type="string" office:string-value="." calcext:value-type="string">
            <text:p>.</text:p>
          </table:table-cell>
          <table:table-cell table:formula="of:=MID([.$C7];[.G$1];1)" office:value-type="string" office:string-value="." calcext:value-type="string">
            <text:p>.</text:p>
          </table:table-cell>
          <table:table-cell table:formula="of:=MID([.$C7];[.H$1];1)" office:value-type="string" office:string-value="." calcext:value-type="string">
            <text:p>.</text:p>
          </table:table-cell>
          <table:table-cell table:formula="of:=MID([.$C7];[.I$1];1)" office:value-type="string" office:string-value="." calcext:value-type="string">
            <text:p>.</text:p>
          </table:table-cell>
          <table:table-cell table:formula="of:=MID([.$C7];[.J$1];1)" office:value-type="string" office:string-value="#" calcext:value-type="string">
            <text:p>#</text:p>
          </table:table-cell>
          <table:table-cell table:formula="of:=MID([.$C7];[.K$1];1)" office:value-type="string" office:string-value="#" calcext:value-type="string">
            <text:p>#</text:p>
          </table:table-cell>
          <table:table-cell table:formula="of:=MID([.$C7];[.L$1];1)" office:value-type="string" office:string-value="." calcext:value-type="string">
            <text:p>.</text:p>
          </table:table-cell>
          <table:table-cell table:formula="of:=MID([.$C7];[.M$1];1)" office:value-type="string" office:string-value="." calcext:value-type="string">
            <text:p>.</text:p>
          </table:table-cell>
          <table:table-cell table:formula="of:=MID([.$C7];[.N$1];1)" office:value-type="string" office:string-value="." calcext:value-type="string">
            <text:p>.</text:p>
          </table:table-cell>
          <table:table-cell table:formula="of:=MID([.$C7];[.O$1];1)" office:value-type="string" office:string-value="#" calcext:value-type="string">
            <text:p>#</text:p>
          </table:table-cell>
          <table:table-cell table:formula="of:=MID([.$C7];[.P$1];1)" office:value-type="string" office:string-value="#" calcext:value-type="string">
            <text:p>#</text:p>
          </table:table-cell>
          <table:table-cell table:formula="of:=MID([.$C7];[.Q$1];1)" office:value-type="string" office:string-value="." calcext:value-type="string">
            <text:p>.</text:p>
          </table:table-cell>
          <table:table-cell table:formula="of:=MID([.$C7];[.R$1];1)" office:value-type="string" office:string-value="." calcext:value-type="string">
            <text:p>.</text:p>
          </table:table-cell>
          <table:table-cell table:formula="of:=MID([.$C7];[.S$1];1)" office:value-type="string" office:string-value="." calcext:value-type="string">
            <text:p>.</text:p>
          </table:table-cell>
          <table:table-cell table:formula="of:=MID([.$C7];[.T$1];1)" office:value-type="string" office:string-value="#" calcext:value-type="string">
            <text:p>#</text:p>
          </table:table-cell>
          <table:table-cell table:number-columns-repeated="2"/>
          <table:table-cell table:formula="of:=EXACT([.D7];[.D8])" office:value-type="boolean" office:boolean-value="false" calcext:value-type="boolean">
            <text:p>NETEISINGAI</text:p>
          </table:table-cell>
          <table:table-cell table:formula="of:=EXACT([.D7];[.D9])" office:value-type="boolean" office:boolean-value="false" calcext:value-type="boolean">
            <text:p>NETEISINGAI</text:p>
          </table:table-cell>
          <table:table-cell table:formula="of:=EXACT([.D7];[.D10])" office:value-type="boolean" office:boolean-value="false" calcext:value-type="boolean">
            <text:p>NETEISINGAI</text:p>
          </table:table-cell>
          <table:table-cell table:formula="of:=EXACT([.D7];[.D11])" office:value-type="boolean" office:boolean-value="false" calcext:value-type="boolean">
            <text:p>NETEISINGAI</text:p>
          </table:table-cell>
          <table:table-cell table:formula="of:=EXACT([.D7];[.D12])" office:value-type="boolean" office:boolean-value="false" calcext:value-type="boolean">
            <text:p>NETEISINGAI</text:p>
          </table:table-cell>
          <table:table-cell table:formula="of:=EXACT([.D7];[.D13])" office:value-type="boolean" office:boolean-value="false" calcext:value-type="boolean">
            <text:p>NETEISINGAI</text:p>
          </table:table-cell>
          <table:table-cell table:formula="of:=EXACT([.D7];[.D14])" office:value-type="boolean" office:boolean-value="false" calcext:value-type="boolean">
            <text:p>NETEISINGA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p "####.#.#.##.#.#"</text:p>
          </table:table-cell>
          <table:table-cell table:formula="of:=LEN([.A8])" office:value-type="float" office:value="21" calcext:value-type="float">
            <text:p>21</text:p>
          </table:table-cell>
          <table:table-cell table:style-name="ce1" table:formula="of:=MID([.A8];6;LEN([.A8])-6)" office:value-type="string" office:string-value="####.#.#.##.#.#" calcext:value-type="string">
            <text:p>####.#.#.##.#.#</text:p>
          </table:table-cell>
          <table:table-cell table:formula="of:=COM.MICROSOFT.CONCAT([.F8:.T8])" office:value-type="string" office:string-value="####.#.#.##.#.#" calcext:value-type="string">
            <text:p>####.#.#.##.#.#</text:p>
          </table:table-cell>
          <table:table-cell table:formula="of:=[.E7]+1" office:value-type="float" office:value="7" calcext:value-type="float">
            <text:p>7</text:p>
          </table:table-cell>
          <table:table-cell table:formula="of:=MID([.$C8];[.F$1];1)" office:value-type="string" office:string-value="#" calcext:value-type="string">
            <text:p>#</text:p>
          </table:table-cell>
          <table:table-cell table:formula="of:=MID([.$C8];[.G$1];1)" office:value-type="string" office:string-value="#" calcext:value-type="string">
            <text:p>#</text:p>
          </table:table-cell>
          <table:table-cell table:formula="of:=MID([.$C8];[.H$1];1)" office:value-type="string" office:string-value="#" calcext:value-type="string">
            <text:p>#</text:p>
          </table:table-cell>
          <table:table-cell table:formula="of:=MID([.$C8];[.I$1];1)" office:value-type="string" office:string-value="#" calcext:value-type="string">
            <text:p>#</text:p>
          </table:table-cell>
          <table:table-cell table:formula="of:=MID([.$C8];[.J$1];1)" office:value-type="string" office:string-value="." calcext:value-type="string">
            <text:p>.</text:p>
          </table:table-cell>
          <table:table-cell table:formula="of:=MID([.$C8];[.K$1];1)" office:value-type="string" office:string-value="#" calcext:value-type="string">
            <text:p>#</text:p>
          </table:table-cell>
          <table:table-cell table:formula="of:=MID([.$C8];[.L$1];1)" office:value-type="string" office:string-value="." calcext:value-type="string">
            <text:p>.</text:p>
          </table:table-cell>
          <table:table-cell table:formula="of:=MID([.$C8];[.M$1];1)" office:value-type="string" office:string-value="#" calcext:value-type="string">
            <text:p>#</text:p>
          </table:table-cell>
          <table:table-cell table:formula="of:=MID([.$C8];[.N$1];1)" office:value-type="string" office:string-value="." calcext:value-type="string">
            <text:p>.</text:p>
          </table:table-cell>
          <table:table-cell table:formula="of:=MID([.$C8];[.O$1];1)" office:value-type="string" office:string-value="#" calcext:value-type="string">
            <text:p>#</text:p>
          </table:table-cell>
          <table:table-cell table:formula="of:=MID([.$C8];[.P$1];1)" office:value-type="string" office:string-value="#" calcext:value-type="string">
            <text:p>#</text:p>
          </table:table-cell>
          <table:table-cell table:formula="of:=MID([.$C8];[.Q$1];1)" office:value-type="string" office:string-value="." calcext:value-type="string">
            <text:p>.</text:p>
          </table:table-cell>
          <table:table-cell table:formula="of:=MID([.$C8];[.R$1];1)" office:value-type="string" office:string-value="#" calcext:value-type="string">
            <text:p>#</text:p>
          </table:table-cell>
          <table:table-cell table:formula="of:=MID([.$C8];[.S$1];1)" office:value-type="string" office:string-value="." calcext:value-type="string">
            <text:p>.</text:p>
          </table:table-cell>
          <table:table-cell table:formula="of:=MID([.$C8];[.T$1];1)" office:value-type="string" office:string-value="#" calcext:value-type="string">
            <text:p>#</text:p>
          </table:table-cell>
          <table:table-cell table:number-columns-repeated="2"/>
          <table:table-cell table:formula="of:=EXACT([.D8];[.D9])" office:value-type="boolean" office:boolean-value="false" calcext:value-type="boolean">
            <text:p>NETEISINGAI</text:p>
          </table:table-cell>
          <table:table-cell table:formula="of:=EXACT([.D8];[.D10])" office:value-type="boolean" office:boolean-value="false" calcext:value-type="boolean">
            <text:p>NETEISINGAI</text:p>
          </table:table-cell>
          <table:table-cell table:formula="of:=EXACT([.D8];[.D11])" office:value-type="boolean" office:boolean-value="false" calcext:value-type="boolean">
            <text:p>NETEISINGAI</text:p>
          </table:table-cell>
          <table:table-cell table:formula="of:=EXACT([.D8];[.D12])" office:value-type="boolean" office:boolean-value="false" calcext:value-type="boolean">
            <text:p>NETEISINGAI</text:p>
          </table:table-cell>
          <table:table-cell table:formula="of:=EXACT([.D8];[.D13])" office:value-type="boolean" office:boolean-value="false" calcext:value-type="boolean">
            <text:p>NETEISINGAI</text:p>
          </table:table-cell>
          <table:table-cell table:formula="of:=EXACT([.D8];[.D14])" office:value-type="boolean" office:boolean-value="false" calcext:value-type="boolean">
            <text:p>NETEISINGAI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ap "......#.#..#.#."</text:p>
          </table:table-cell>
          <table:table-cell table:formula="of:=LEN([.A9])" office:value-type="float" office:value="21" calcext:value-type="float">
            <text:p>21</text:p>
          </table:table-cell>
          <table:table-cell table:style-name="ce1" table:formula="of:=MID([.A9];6;LEN([.A9])-6)" office:value-type="string" office:string-value="......#.#..#.#." calcext:value-type="string">
            <text:p>......#.#..#.#.</text:p>
          </table:table-cell>
          <table:table-cell table:formula="of:=COM.MICROSOFT.CONCAT([.F9:.T9])" office:value-type="string" office:string-value="......#.#..#.#." calcext:value-type="string">
            <text:p>......#.#..#.#.</text:p>
          </table:table-cell>
          <table:table-cell table:formula="of:=[.E8]+1" office:value-type="float" office:value="8" calcext:value-type="float">
            <text:p>8</text:p>
          </table:table-cell>
          <table:table-cell table:formula="of:=MID([.$C9];[.F$1];1)" office:value-type="string" office:string-value="." calcext:value-type="string">
            <text:p>.</text:p>
          </table:table-cell>
          <table:table-cell table:formula="of:=MID([.$C9];[.G$1];1)" office:value-type="string" office:string-value="." calcext:value-type="string">
            <text:p>.</text:p>
          </table:table-cell>
          <table:table-cell table:formula="of:=MID([.$C9];[.H$1];1)" office:value-type="string" office:string-value="." calcext:value-type="string">
            <text:p>.</text:p>
          </table:table-cell>
          <table:table-cell table:formula="of:=MID([.$C9];[.I$1];1)" office:value-type="string" office:string-value="." calcext:value-type="string">
            <text:p>.</text:p>
          </table:table-cell>
          <table:table-cell table:formula="of:=MID([.$C9];[.J$1];1)" office:value-type="string" office:string-value="." calcext:value-type="string">
            <text:p>.</text:p>
          </table:table-cell>
          <table:table-cell table:formula="of:=MID([.$C9];[.K$1];1)" office:value-type="string" office:string-value="." calcext:value-type="string">
            <text:p>.</text:p>
          </table:table-cell>
          <table:table-cell table:formula="of:=MID([.$C9];[.L$1];1)" office:value-type="string" office:string-value="#" calcext:value-type="string">
            <text:p>#</text:p>
          </table:table-cell>
          <table:table-cell table:formula="of:=MID([.$C9];[.M$1];1)" office:value-type="string" office:string-value="." calcext:value-type="string">
            <text:p>.</text:p>
          </table:table-cell>
          <table:table-cell table:formula="of:=MID([.$C9];[.N$1];1)" office:value-type="string" office:string-value="#" calcext:value-type="string">
            <text:p>#</text:p>
          </table:table-cell>
          <table:table-cell table:formula="of:=MID([.$C9];[.O$1];1)" office:value-type="string" office:string-value="." calcext:value-type="string">
            <text:p>.</text:p>
          </table:table-cell>
          <table:table-cell table:formula="of:=MID([.$C9];[.P$1];1)" office:value-type="string" office:string-value="." calcext:value-type="string">
            <text:p>.</text:p>
          </table:table-cell>
          <table:table-cell table:formula="of:=MID([.$C9];[.Q$1];1)" office:value-type="string" office:string-value="#" calcext:value-type="string">
            <text:p>#</text:p>
          </table:table-cell>
          <table:table-cell table:formula="of:=MID([.$C9];[.R$1];1)" office:value-type="string" office:string-value="." calcext:value-type="string">
            <text:p>.</text:p>
          </table:table-cell>
          <table:table-cell table:formula="of:=MID([.$C9];[.S$1];1)" office:value-type="string" office:string-value="#" calcext:value-type="string">
            <text:p>#</text:p>
          </table:table-cell>
          <table:table-cell table:formula="of:=MID([.$C9];[.T$1];1)" office:value-type="string" office:string-value="." calcext:value-type="string">
            <text:p>.</text:p>
          </table:table-cell>
          <table:table-cell table:number-columns-repeated="2"/>
          <table:table-cell table:formula="of:=EXACT([.D9];[.D10])" office:value-type="boolean" office:boolean-value="false" calcext:value-type="boolean">
            <text:p>NETEISINGAI</text:p>
          </table:table-cell>
          <table:table-cell table:formula="of:=EXACT([.D9];[.D11])" office:value-type="boolean" office:boolean-value="false" calcext:value-type="boolean">
            <text:p>NETEISINGAI</text:p>
          </table:table-cell>
          <table:table-cell table:formula="of:=EXACT([.D9];[.D12])" office:value-type="boolean" office:boolean-value="false" calcext:value-type="boolean">
            <text:p>NETEISINGAI</text:p>
          </table:table-cell>
          <table:table-cell table:formula="of:=EXACT([.D9];[.D13])" office:value-type="boolean" office:boolean-value="false" calcext:value-type="boolean">
            <text:p>NETEISINGAI</text:p>
          </table:table-cell>
          <table:table-cell table:formula="of:=EXACT([.D9];[.D14])" office:value-type="boolean" office:boolean-value="false" calcext:value-type="boolean">
            <text:p>NETEISINGAI</text:p>
          </table:table-cell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Map "#..####......##"</text:p>
          </table:table-cell>
          <table:table-cell table:formula="of:=LEN([.A10])" office:value-type="float" office:value="21" calcext:value-type="float">
            <text:p>21</text:p>
          </table:table-cell>
          <table:table-cell table:style-name="ce1" table:formula="of:=MID([.A10];6;LEN([.A10])-6)" office:value-type="string" office:string-value="#..####......##" calcext:value-type="string">
            <text:p>#..####......##</text:p>
          </table:table-cell>
          <table:table-cell table:formula="of:=COM.MICROSOFT.CONCAT([.F10:.T10])" office:value-type="string" office:string-value="#..####......##" calcext:value-type="string">
            <text:p>#..####......##</text:p>
          </table:table-cell>
          <table:table-cell table:formula="of:=[.E9]+1" office:value-type="float" office:value="9" calcext:value-type="float">
            <text:p>9</text:p>
          </table:table-cell>
          <table:table-cell table:formula="of:=MID([.$C10];[.F$1];1)" office:value-type="string" office:string-value="#" calcext:value-type="string">
            <text:p>#</text:p>
          </table:table-cell>
          <table:table-cell table:formula="of:=MID([.$C10];[.G$1];1)" office:value-type="string" office:string-value="." calcext:value-type="string">
            <text:p>.</text:p>
          </table:table-cell>
          <table:table-cell table:formula="of:=MID([.$C10];[.H$1];1)" office:value-type="string" office:string-value="." calcext:value-type="string">
            <text:p>.</text:p>
          </table:table-cell>
          <table:table-cell table:formula="of:=MID([.$C10];[.I$1];1)" office:value-type="string" office:string-value="#" calcext:value-type="string">
            <text:p>#</text:p>
          </table:table-cell>
          <table:table-cell table:formula="of:=MID([.$C10];[.J$1];1)" office:value-type="string" office:string-value="#" calcext:value-type="string">
            <text:p>#</text:p>
          </table:table-cell>
          <table:table-cell table:formula="of:=MID([.$C10];[.K$1];1)" office:value-type="string" office:string-value="#" calcext:value-type="string">
            <text:p>#</text:p>
          </table:table-cell>
          <table:table-cell table:formula="of:=MID([.$C10];[.L$1];1)" office:value-type="string" office:string-value="#" calcext:value-type="string">
            <text:p>#</text:p>
          </table:table-cell>
          <table:table-cell table:formula="of:=MID([.$C10];[.M$1];1)" office:value-type="string" office:string-value="." calcext:value-type="string">
            <text:p>.</text:p>
          </table:table-cell>
          <table:table-cell table:formula="of:=MID([.$C10];[.N$1];1)" office:value-type="string" office:string-value="." calcext:value-type="string">
            <text:p>.</text:p>
          </table:table-cell>
          <table:table-cell table:formula="of:=MID([.$C10];[.O$1];1)" office:value-type="string" office:string-value="." calcext:value-type="string">
            <text:p>.</text:p>
          </table:table-cell>
          <table:table-cell table:formula="of:=MID([.$C10];[.P$1];1)" office:value-type="string" office:string-value="." calcext:value-type="string">
            <text:p>.</text:p>
          </table:table-cell>
          <table:table-cell table:formula="of:=MID([.$C10];[.Q$1];1)" office:value-type="string" office:string-value="." calcext:value-type="string">
            <text:p>.</text:p>
          </table:table-cell>
          <table:table-cell table:formula="of:=MID([.$C10];[.R$1];1)" office:value-type="string" office:string-value="." calcext:value-type="string">
            <text:p>.</text:p>
          </table:table-cell>
          <table:table-cell table:formula="of:=MID([.$C10];[.S$1];1)" office:value-type="string" office:string-value="#" calcext:value-type="string">
            <text:p>#</text:p>
          </table:table-cell>
          <table:table-cell table:formula="of:=MID([.$C10];[.T$1];1)" office:value-type="string" office:string-value="#" calcext:value-type="string">
            <text:p>#</text:p>
          </table:table-cell>
          <table:table-cell table:number-columns-repeated="2"/>
          <table:table-cell table:formula="of:=EXACT([.D10];[.D11])" office:value-type="boolean" office:boolean-value="false" calcext:value-type="boolean">
            <text:p>NETEISINGAI</text:p>
          </table:table-cell>
          <table:table-cell table:formula="of:=EXACT([.D10];[.D12])" office:value-type="boolean" office:boolean-value="false" calcext:value-type="boolean">
            <text:p>NETEISINGAI</text:p>
          </table:table-cell>
          <table:table-cell table:formula="of:=EXACT([.D10];[.D13])" office:value-type="boolean" office:boolean-value="false" calcext:value-type="boolean">
            <text:p>NETEISINGAI</text:p>
          </table:table-cell>
          <table:table-cell table:formula="of:=EXACT([.D10];[.D14])" office:value-type="boolean" office:boolean-value="false" calcext:value-type="boolean">
            <text:p>NETEISINGAI</text:p>
          </table:table-cell>
          <table:table-cell table:number-columns-repeated="4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Map "####...######.."</text:p>
          </table:table-cell>
          <table:table-cell table:formula="of:=LEN([.A11])" office:value-type="float" office:value="21" calcext:value-type="float">
            <text:p>21</text:p>
          </table:table-cell>
          <table:table-cell table:style-name="ce1" table:formula="of:=MID([.A11];6;LEN([.A11])-6)" office:value-type="string" office:string-value="####...######.." calcext:value-type="string">
            <text:p>####...######..</text:p>
          </table:table-cell>
          <table:table-cell table:formula="of:=COM.MICROSOFT.CONCAT([.F11:.T11])" office:value-type="string" office:string-value="####...######.." calcext:value-type="string">
            <text:p>####...######..</text:p>
          </table:table-cell>
          <table:table-cell table:formula="of:=[.E10]+1" office:value-type="float" office:value="10" calcext:value-type="float">
            <text:p>10</text:p>
          </table:table-cell>
          <table:table-cell table:formula="of:=MID([.$C11];[.F$1];1)" office:value-type="string" office:string-value="#" calcext:value-type="string">
            <text:p>#</text:p>
          </table:table-cell>
          <table:table-cell table:formula="of:=MID([.$C11];[.G$1];1)" office:value-type="string" office:string-value="#" calcext:value-type="string">
            <text:p>#</text:p>
          </table:table-cell>
          <table:table-cell table:formula="of:=MID([.$C11];[.H$1];1)" office:value-type="string" office:string-value="#" calcext:value-type="string">
            <text:p>#</text:p>
          </table:table-cell>
          <table:table-cell table:formula="of:=MID([.$C11];[.I$1];1)" office:value-type="string" office:string-value="#" calcext:value-type="string">
            <text:p>#</text:p>
          </table:table-cell>
          <table:table-cell table:formula="of:=MID([.$C11];[.J$1];1)" office:value-type="string" office:string-value="." calcext:value-type="string">
            <text:p>.</text:p>
          </table:table-cell>
          <table:table-cell table:formula="of:=MID([.$C11];[.K$1];1)" office:value-type="string" office:string-value="." calcext:value-type="string">
            <text:p>.</text:p>
          </table:table-cell>
          <table:table-cell table:formula="of:=MID([.$C11];[.L$1];1)" office:value-type="string" office:string-value="." calcext:value-type="string">
            <text:p>.</text:p>
          </table:table-cell>
          <table:table-cell table:formula="of:=MID([.$C11];[.M$1];1)" office:value-type="string" office:string-value="#" calcext:value-type="string">
            <text:p>#</text:p>
          </table:table-cell>
          <table:table-cell table:formula="of:=MID([.$C11];[.N$1];1)" office:value-type="string" office:string-value="#" calcext:value-type="string">
            <text:p>#</text:p>
          </table:table-cell>
          <table:table-cell table:formula="of:=MID([.$C11];[.O$1];1)" office:value-type="string" office:string-value="#" calcext:value-type="string">
            <text:p>#</text:p>
          </table:table-cell>
          <table:table-cell table:formula="of:=MID([.$C11];[.P$1];1)" office:value-type="string" office:string-value="#" calcext:value-type="string">
            <text:p>#</text:p>
          </table:table-cell>
          <table:table-cell table:formula="of:=MID([.$C11];[.Q$1];1)" office:value-type="string" office:string-value="#" calcext:value-type="string">
            <text:p>#</text:p>
          </table:table-cell>
          <table:table-cell table:formula="of:=MID([.$C11];[.R$1];1)" office:value-type="string" office:string-value="#" calcext:value-type="string">
            <text:p>#</text:p>
          </table:table-cell>
          <table:table-cell table:formula="of:=MID([.$C11];[.S$1];1)" office:value-type="string" office:string-value="." calcext:value-type="string">
            <text:p>.</text:p>
          </table:table-cell>
          <table:table-cell table:formula="of:=MID([.$C11];[.T$1];1)" office:value-type="string" office:string-value="." calcext:value-type="string">
            <text:p>.</text:p>
          </table:table-cell>
          <table:table-cell table:number-columns-repeated="2"/>
          <table:table-cell table:formula="of:=EXACT([.D11];[.D12])" office:value-type="boolean" office:boolean-value="false" calcext:value-type="boolean">
            <text:p>NETEISINGAI</text:p>
          </table:table-cell>
          <table:table-cell table:formula="of:=EXACT([.D11];[.D13])" office:value-type="boolean" office:boolean-value="false" calcext:value-type="boolean">
            <text:p>NETEISINGAI</text:p>
          </table:table-cell>
          <table:table-cell table:formula="of:=EXACT([.D11];[.D14])" office:value-type="boolean" office:boolean-value="false" calcext:value-type="boolean">
            <text:p>NETEISINGAI</text:p>
          </table:table-cell>
          <table:table-cell table:number-columns-repeated="4"/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Map "#..####..##..##"</text:p>
          </table:table-cell>
          <table:table-cell table:formula="of:=LEN([.A12])" office:value-type="float" office:value="21" calcext:value-type="float">
            <text:p>21</text:p>
          </table:table-cell>
          <table:table-cell table:style-name="ce1" table:formula="of:=MID([.A12];6;LEN([.A12])-6)" office:value-type="string" office:string-value="#..####..##..##" calcext:value-type="string">
            <text:p>#..####..##..##</text:p>
          </table:table-cell>
          <table:table-cell table:formula="of:=COM.MICROSOFT.CONCAT([.F12:.T12])" office:value-type="string" office:string-value="#..####..##..##" calcext:value-type="string">
            <text:p>#..####..##..##</text:p>
          </table:table-cell>
          <table:table-cell table:formula="of:=[.E11]+1" office:value-type="float" office:value="11" calcext:value-type="float">
            <text:p>11</text:p>
          </table:table-cell>
          <table:table-cell table:formula="of:=MID([.$C12];[.F$1];1)" office:value-type="string" office:string-value="#" calcext:value-type="string">
            <text:p>#</text:p>
          </table:table-cell>
          <table:table-cell table:formula="of:=MID([.$C12];[.G$1];1)" office:value-type="string" office:string-value="." calcext:value-type="string">
            <text:p>.</text:p>
          </table:table-cell>
          <table:table-cell table:formula="of:=MID([.$C12];[.H$1];1)" office:value-type="string" office:string-value="." calcext:value-type="string">
            <text:p>.</text:p>
          </table:table-cell>
          <table:table-cell table:formula="of:=MID([.$C12];[.I$1];1)" office:value-type="string" office:string-value="#" calcext:value-type="string">
            <text:p>#</text:p>
          </table:table-cell>
          <table:table-cell table:formula="of:=MID([.$C12];[.J$1];1)" office:value-type="string" office:string-value="#" calcext:value-type="string">
            <text:p>#</text:p>
          </table:table-cell>
          <table:table-cell table:formula="of:=MID([.$C12];[.K$1];1)" office:value-type="string" office:string-value="#" calcext:value-type="string">
            <text:p>#</text:p>
          </table:table-cell>
          <table:table-cell table:formula="of:=MID([.$C12];[.L$1];1)" office:value-type="string" office:string-value="#" calcext:value-type="string">
            <text:p>#</text:p>
          </table:table-cell>
          <table:table-cell table:formula="of:=MID([.$C12];[.M$1];1)" office:value-type="string" office:string-value="." calcext:value-type="string">
            <text:p>.</text:p>
          </table:table-cell>
          <table:table-cell table:formula="of:=MID([.$C12];[.N$1];1)" office:value-type="string" office:string-value="." calcext:value-type="string">
            <text:p>.</text:p>
          </table:table-cell>
          <table:table-cell table:formula="of:=MID([.$C12];[.O$1];1)" office:value-type="string" office:string-value="#" calcext:value-type="string">
            <text:p>#</text:p>
          </table:table-cell>
          <table:table-cell table:formula="of:=MID([.$C12];[.P$1];1)" office:value-type="string" office:string-value="#" calcext:value-type="string">
            <text:p>#</text:p>
          </table:table-cell>
          <table:table-cell table:formula="of:=MID([.$C12];[.Q$1];1)" office:value-type="string" office:string-value="." calcext:value-type="string">
            <text:p>.</text:p>
          </table:table-cell>
          <table:table-cell table:formula="of:=MID([.$C12];[.R$1];1)" office:value-type="string" office:string-value="." calcext:value-type="string">
            <text:p>.</text:p>
          </table:table-cell>
          <table:table-cell table:formula="of:=MID([.$C12];[.S$1];1)" office:value-type="string" office:string-value="#" calcext:value-type="string">
            <text:p>#</text:p>
          </table:table-cell>
          <table:table-cell table:formula="of:=MID([.$C12];[.T$1];1)" office:value-type="string" office:string-value="#" calcext:value-type="string">
            <text:p>#</text:p>
          </table:table-cell>
          <table:table-cell table:number-columns-repeated="2"/>
          <table:table-cell table:formula="of:=EXACT([.D12];[.D13])" office:value-type="boolean" office:boolean-value="false" calcext:value-type="boolean">
            <text:p>NETEISINGAI</text:p>
          </table:table-cell>
          <table:table-cell table:formula="of:=EXACT([.D12];[.D14])" office:value-type="boolean" office:boolean-value="false" calcext:value-type="boolean">
            <text:p>NETEISINGAI</text:p>
          </table:table-cell>
          <table:table-cell table:number-columns-repeated="4"/>
          <table:table-cell table:style-name="Default" table:number-columns-repeated="5"/>
          <table:table-cell table:number-columns-repeated="5"/>
        </table:table-row>
        <table:table-row table:style-name="ro1">
          <table:table-cell office:value-type="string" calcext:value-type="string">
            <text:p>Map "#..##.#.####.#."</text:p>
          </table:table-cell>
          <table:table-cell table:formula="of:=LEN([.A13])" office:value-type="float" office:value="21" calcext:value-type="float">
            <text:p>21</text:p>
          </table:table-cell>
          <table:table-cell table:style-name="ce1" table:formula="of:=MID([.A13];6;LEN([.A13])-6)" office:value-type="string" office:string-value="#..##.#.####.#." calcext:value-type="string">
            <text:p>#..##.#.####.#.</text:p>
          </table:table-cell>
          <table:table-cell table:formula="of:=COM.MICROSOFT.CONCAT([.F13:.T13])" office:value-type="string" office:string-value="#..##.#.####.#." calcext:value-type="string">
            <text:p>#..##.#.####.#.</text:p>
          </table:table-cell>
          <table:table-cell table:formula="of:=[.E12]+1" office:value-type="float" office:value="12" calcext:value-type="float">
            <text:p>12</text:p>
          </table:table-cell>
          <table:table-cell table:formula="of:=MID([.$C13];[.F$1];1)" office:value-type="string" office:string-value="#" calcext:value-type="string">
            <text:p>#</text:p>
          </table:table-cell>
          <table:table-cell table:formula="of:=MID([.$C13];[.G$1];1)" office:value-type="string" office:string-value="." calcext:value-type="string">
            <text:p>.</text:p>
          </table:table-cell>
          <table:table-cell table:formula="of:=MID([.$C13];[.H$1];1)" office:value-type="string" office:string-value="." calcext:value-type="string">
            <text:p>.</text:p>
          </table:table-cell>
          <table:table-cell table:formula="of:=MID([.$C13];[.I$1];1)" office:value-type="string" office:string-value="#" calcext:value-type="string">
            <text:p>#</text:p>
          </table:table-cell>
          <table:table-cell table:formula="of:=MID([.$C13];[.J$1];1)" office:value-type="string" office:string-value="#" calcext:value-type="string">
            <text:p>#</text:p>
          </table:table-cell>
          <table:table-cell table:formula="of:=MID([.$C13];[.K$1];1)" office:value-type="string" office:string-value="." calcext:value-type="string">
            <text:p>.</text:p>
          </table:table-cell>
          <table:table-cell table:formula="of:=MID([.$C13];[.L$1];1)" office:value-type="string" office:string-value="#" calcext:value-type="string">
            <text:p>#</text:p>
          </table:table-cell>
          <table:table-cell table:formula="of:=MID([.$C13];[.M$1];1)" office:value-type="string" office:string-value="." calcext:value-type="string">
            <text:p>.</text:p>
          </table:table-cell>
          <table:table-cell table:formula="of:=MID([.$C13];[.N$1];1)" office:value-type="string" office:string-value="#" calcext:value-type="string">
            <text:p>#</text:p>
          </table:table-cell>
          <table:table-cell table:formula="of:=MID([.$C13];[.O$1];1)" office:value-type="string" office:string-value="#" calcext:value-type="string">
            <text:p>#</text:p>
          </table:table-cell>
          <table:table-cell table:formula="of:=MID([.$C13];[.P$1];1)" office:value-type="string" office:string-value="#" calcext:value-type="string">
            <text:p>#</text:p>
          </table:table-cell>
          <table:table-cell table:formula="of:=MID([.$C13];[.Q$1];1)" office:value-type="string" office:string-value="#" calcext:value-type="string">
            <text:p>#</text:p>
          </table:table-cell>
          <table:table-cell table:formula="of:=MID([.$C13];[.R$1];1)" office:value-type="string" office:string-value="." calcext:value-type="string">
            <text:p>.</text:p>
          </table:table-cell>
          <table:table-cell table:formula="of:=MID([.$C13];[.S$1];1)" office:value-type="string" office:string-value="#" calcext:value-type="string">
            <text:p>#</text:p>
          </table:table-cell>
          <table:table-cell table:formula="of:=MID([.$C13];[.T$1];1)" office:value-type="string" office:string-value="." calcext:value-type="string">
            <text:p>.</text:p>
          </table:table-cell>
          <table:table-cell table:number-columns-repeated="2"/>
          <table:table-cell table:formula="of:=EXACT([.D13];[.D14])" office:value-type="boolean" office:boolean-value="false" calcext:value-type="boolean">
            <text:p>NETEISINGAI</text:p>
          </table:table-cell>
          <table:table-cell table:number-columns-repeated="4"/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Map "......##.##.##."</text:p>
          </table:table-cell>
          <table:table-cell table:formula="of:=LEN([.A14])" office:value-type="float" office:value="21" calcext:value-type="float">
            <text:p>21</text:p>
          </table:table-cell>
          <table:table-cell table:style-name="ce1" table:formula="of:=MID([.A14];6;LEN([.A14])-6)" office:value-type="string" office:string-value="......##.##.##." calcext:value-type="string">
            <text:p>......##.##.##.</text:p>
          </table:table-cell>
          <table:table-cell table:formula="of:=COM.MICROSOFT.CONCAT([.F14:.T14])" office:value-type="string" office:string-value="......##.##.##." calcext:value-type="string">
            <text:p>......##.##.##.</text:p>
          </table:table-cell>
          <table:table-cell table:formula="of:=[.E13]+1" office:value-type="float" office:value="13" calcext:value-type="float">
            <text:p>13</text:p>
          </table:table-cell>
          <table:table-cell table:formula="of:=MID([.$C14];[.F$1];1)" office:value-type="string" office:string-value="." calcext:value-type="string">
            <text:p>.</text:p>
          </table:table-cell>
          <table:table-cell table:formula="of:=MID([.$C14];[.G$1];1)" office:value-type="string" office:string-value="." calcext:value-type="string">
            <text:p>.</text:p>
          </table:table-cell>
          <table:table-cell table:formula="of:=MID([.$C14];[.H$1];1)" office:value-type="string" office:string-value="." calcext:value-type="string">
            <text:p>.</text:p>
          </table:table-cell>
          <table:table-cell table:formula="of:=MID([.$C14];[.I$1];1)" office:value-type="string" office:string-value="." calcext:value-type="string">
            <text:p>.</text:p>
          </table:table-cell>
          <table:table-cell table:formula="of:=MID([.$C14];[.J$1];1)" office:value-type="string" office:string-value="." calcext:value-type="string">
            <text:p>.</text:p>
          </table:table-cell>
          <table:table-cell table:formula="of:=MID([.$C14];[.K$1];1)" office:value-type="string" office:string-value="." calcext:value-type="string">
            <text:p>.</text:p>
          </table:table-cell>
          <table:table-cell table:formula="of:=MID([.$C14];[.L$1];1)" office:value-type="string" office:string-value="#" calcext:value-type="string">
            <text:p>#</text:p>
          </table:table-cell>
          <table:table-cell table:formula="of:=MID([.$C14];[.M$1];1)" office:value-type="string" office:string-value="#" calcext:value-type="string">
            <text:p>#</text:p>
          </table:table-cell>
          <table:table-cell table:formula="of:=MID([.$C14];[.N$1];1)" office:value-type="string" office:string-value="." calcext:value-type="string">
            <text:p>.</text:p>
          </table:table-cell>
          <table:table-cell table:formula="of:=MID([.$C14];[.O$1];1)" office:value-type="string" office:string-value="#" calcext:value-type="string">
            <text:p>#</text:p>
          </table:table-cell>
          <table:table-cell table:formula="of:=MID([.$C14];[.P$1];1)" office:value-type="string" office:string-value="#" calcext:value-type="string">
            <text:p>#</text:p>
          </table:table-cell>
          <table:table-cell table:formula="of:=MID([.$C14];[.Q$1];1)" office:value-type="string" office:string-value="." calcext:value-type="string">
            <text:p>.</text:p>
          </table:table-cell>
          <table:table-cell table:formula="of:=MID([.$C14];[.R$1];1)" office:value-type="string" office:string-value="#" calcext:value-type="string">
            <text:p>#</text:p>
          </table:table-cell>
          <table:table-cell table:formula="of:=MID([.$C14];[.S$1];1)" office:value-type="string" office:string-value="#" calcext:value-type="string">
            <text:p>#</text:p>
          </table:table-cell>
          <table:table-cell table:formula="of:=MID([.$C14];[.T$1];1)" office:value-type="string" office:string-value="." calcext:value-type="string">
            <text:p>.</text:p>
          </table:table-cell>
          <table:table-cell table:number-columns-repeated="6"/>
          <table:table-cell table:style-name="Default" table:number-columns-repeated="7"/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 table:number-columns-repeated="22"/>
          <table:table-cell table:style-name="Default" table:number-columns-repeated="8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formula="of:=[.F16]+1" office:value-type="float" office:value="2" calcext:value-type="float">
            <text:p>2</text:p>
          </table:table-cell>
          <table:table-cell table:formula="of:=[.G16]+1" office:value-type="float" office:value="3" calcext:value-type="float">
            <text:p>3</text:p>
          </table:table-cell>
          <table:table-cell table:formula="of:=[.H16]+1" office:value-type="float" office:value="4" calcext:value-type="float">
            <text:p>4</text:p>
          </table:table-cell>
          <table:table-cell table:formula="of:=[.I16]+1" office:value-type="float" office:value="5" calcext:value-type="float">
            <text:p>5</text:p>
          </table:table-cell>
          <table:table-cell table:formula="of:=[.J16]+1" office:value-type="float" office:value="6" calcext:value-type="float">
            <text:p>6</text:p>
          </table:table-cell>
          <table:table-cell table:formula="of:=[.K16]+1" office:value-type="float" office:value="7" calcext:value-type="float">
            <text:p>7</text:p>
          </table:table-cell>
          <table:table-cell table:formula="of:=[.L16]+1" office:value-type="float" office:value="8" calcext:value-type="float">
            <text:p>8</text:p>
          </table:table-cell>
          <table:table-cell table:formula="of:=[.M16]+1" office:value-type="float" office:value="9" calcext:value-type="float">
            <text:p>9</text:p>
          </table:table-cell>
          <table:table-cell table:formula="of:=[.N16]+1" office:value-type="float" office:value="10" calcext:value-type="float">
            <text:p>10</text:p>
          </table:table-cell>
          <table:table-cell table:formula="of:=[.O16]+1" office:value-type="float" office:value="11" calcext:value-type="float">
            <text:p>11</text:p>
          </table:table-cell>
          <table:table-cell table:formula="of:=[.P16]+1" office:value-type="float" office:value="12" calcext:value-type="float">
            <text:p>12</text:p>
          </table:table-cell>
          <table:table-cell table:formula="of:=[.Q16]+1" office:value-type="float" office:value="13" calcext:value-type="float">
            <text:p>13</text:p>
          </table:table-cell>
          <table:table-cell table:number-columns-repeated="4"/>
          <table:table-cell table:style-name="Default" table:number-columns-repeated="11"/>
          <table:table-cell table:number-columns-repeated="5"/>
        </table:table-row>
        <table:table-row table:style-name="ro1">
          <table:table-cell table:number-columns-repeated="3"/>
          <table:table-cell table:formula="of:=COM.MICROSOFT.CONCAT([.F17:.V17])" office:value-type="string" office:string-value="..###.#.####." calcext:value-type="string">
            <text:p>..###.#.####.</text:p>
          </table:table-cell>
          <table:table-cell office:value-type="float" office:value="1" calcext:value-type="float">
            <text:p>1</text:p>
          </table:table-cell>
          <table:table-cell table:formula="of:=INDIRECT(ADDRESS([.F$16]+1;[.$E17]+5))" office:value-type="string" office:string-value="." calcext:value-type="string">
            <text:p>.</text:p>
          </table:table-cell>
          <table:table-cell table:formula="of:=INDIRECT(ADDRESS([.G$16]+1;[.$E17]+5))" office:value-type="string" office:string-value="." calcext:value-type="string">
            <text:p>.</text:p>
          </table:table-cell>
          <table:table-cell table:formula="of:=INDIRECT(ADDRESS([.H$16]+1;[.$E17]+5))" office:value-type="string" office:string-value="#" calcext:value-type="string">
            <text:p>#</text:p>
          </table:table-cell>
          <table:table-cell table:formula="of:=INDIRECT(ADDRESS([.I$16]+1;[.$E17]+5))" office:value-type="string" office:string-value="#" calcext:value-type="string">
            <text:p>#</text:p>
          </table:table-cell>
          <table:table-cell table:formula="of:=INDIRECT(ADDRESS([.J$16]+1;[.$E17]+5))" office:value-type="string" office:string-value="#" calcext:value-type="string">
            <text:p>#</text:p>
          </table:table-cell>
          <table:table-cell table:formula="of:=INDIRECT(ADDRESS([.K$16]+1;[.$E17]+5))" office:value-type="string" office:string-value="." calcext:value-type="string">
            <text:p>.</text:p>
          </table:table-cell>
          <table:table-cell table:formula="of:=INDIRECT(ADDRESS([.L$16]+1;[.$E17]+5))" office:value-type="string" office:string-value="#" calcext:value-type="string">
            <text:p>#</text:p>
          </table:table-cell>
          <table:table-cell table:formula="of:=INDIRECT(ADDRESS([.M$16]+1;[.$E17]+5))" office:value-type="string" office:string-value="." calcext:value-type="string">
            <text:p>.</text:p>
          </table:table-cell>
          <table:table-cell table:formula="of:=INDIRECT(ADDRESS([.N$16]+1;[.$E17]+5))" office:value-type="string" office:string-value="#" calcext:value-type="string">
            <text:p>#</text:p>
          </table:table-cell>
          <table:table-cell table:formula="of:=INDIRECT(ADDRESS([.O$16]+1;[.$E17]+5))" office:value-type="string" office:string-value="#" calcext:value-type="string">
            <text:p>#</text:p>
          </table:table-cell>
          <table:table-cell table:formula="of:=INDIRECT(ADDRESS([.P$16]+1;[.$E17]+5))" office:value-type="string" office:string-value="#" calcext:value-type="string">
            <text:p>#</text:p>
          </table:table-cell>
          <table:table-cell table:formula="of:=INDIRECT(ADDRESS([.Q$16]+1;[.$E17]+5))" office:value-type="string" office:string-value="#" calcext:value-type="string">
            <text:p>#</text:p>
          </table:table-cell>
          <table:table-cell table:formula="of:=INDIRECT(ADDRESS([.R$16]+1;[.$E17]+5))" office:value-type="string" office:string-value="." calcext:value-type="string">
            <text:p>.</text:p>
          </table:table-cell>
          <table:table-cell table:number-columns-repeated="4"/>
          <table:table-cell table:formula="of:=EXACT([.D17];[.D18])" office:value-type="boolean" office:boolean-value="false" calcext:value-type="boolean">
            <text:p>NETEISINGAI</text:p>
          </table:table-cell>
          <table:table-cell table:formula="of:=EXACT([.D17];[.D19])" office:value-type="boolean" office:boolean-value="false" calcext:value-type="boolean">
            <text:p>NETEISINGAI</text:p>
          </table:table-cell>
          <table:table-cell table:formula="of:=EXACT([.D17];[.D20])" office:value-type="boolean" office:boolean-value="true" calcext:value-type="boolean">
            <text:p>TEISINGAI</text:p>
          </table:table-cell>
          <table:table-cell table:formula="of:=EXACT([.D17];[.D21])" office:value-type="boolean" office:boolean-value="false" calcext:value-type="boolean">
            <text:p>NETEISINGAI</text:p>
          </table:table-cell>
          <table:table-cell table:formula="of:=EXACT([.D17];[.D22])" office:value-type="boolean" office:boolean-value="false" calcext:value-type="boolean">
            <text:p>NETEISINGAI</text:p>
          </table:table-cell>
          <table:table-cell table:formula="of:=EXACT([.D17];[.D23])" office:value-type="boolean" office:boolean-value="false" calcext:value-type="boolean">
            <text:p>NETEISINGAI</text:p>
          </table:table-cell>
          <table:table-cell table:formula="of:=EXACT([.D17];[.D24])" office:value-type="boolean" office:boolean-value="false" calcext:value-type="boolean">
            <text:p>NETEISINGAI</text:p>
          </table:table-cell>
          <table:table-cell table:formula="of:=EXACT([.D17];[.D25])" office:value-type="boolean" office:boolean-value="false" calcext:value-type="boolean">
            <text:p>NETEISINGAI</text:p>
          </table:table-cell>
          <table:table-cell table:formula="of:=EXACT([.D17];[.D26])" office:value-type="boolean" office:boolean-value="false" calcext:value-type="boolean">
            <text:p>NETEISINGAI</text:p>
          </table:table-cell>
          <table:table-cell table:formula="of:=EXACT([.D17];[.D27])" office:value-type="boolean" office:boolean-value="false" calcext:value-type="boolean">
            <text:p>NETEISINGAI</text:p>
          </table:table-cell>
          <table:table-cell table:formula="of:=EXACT([.D17];[.D28])" office:value-type="boolean" office:boolean-value="false" calcext:value-type="boolean">
            <text:p>NETEISINGAI</text:p>
          </table:table-cell>
          <table:table-cell table:style-name="ce2" table:formula="of:=EXACT([.D17];[.D29])" office:value-type="boolean" office:boolean-value="false" calcext:value-type="boolean">
            <text:p>NETEISINGAI</text:p>
          </table:table-cell>
          <table:table-cell table:style-name="ce2" table:formula="of:=EXACT([.D17];[.D30])" office:value-type="boolean" office:boolean-value="false" calcext:value-type="boolean">
            <text:p>NETEISINGAI</text:p>
          </table:table-cell>
          <table:table-cell table:style-name="ce2" table:formula="of:=EXACT([.D17];[.D31])" office:value-type="boolean" office:boolean-value="false" calcext:value-type="boolean">
            <text:p>NETEISINGAI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COM.MICROSOFT.CONCAT([.F18:.V18])" office:value-type="string" office:string-value="#..##.#..#..." calcext:value-type="string">
            <text:p>#..##.#..#...</text:p>
          </table:table-cell>
          <table:table-cell table:formula="of:=[.E17]+1" office:value-type="float" office:value="2" calcext:value-type="float">
            <text:p>2</text:p>
          </table:table-cell>
          <table:table-cell table:formula="of:=INDIRECT(ADDRESS([.F$16]+1;[.$E18]+5))" office:value-type="string" office:string-value="#" calcext:value-type="string">
            <text:p>#</text:p>
          </table:table-cell>
          <table:table-cell table:formula="of:=INDIRECT(ADDRESS([.G$16]+1;[.$E18]+5))" office:value-type="string" office:string-value="." calcext:value-type="string">
            <text:p>.</text:p>
          </table:table-cell>
          <table:table-cell table:formula="of:=INDIRECT(ADDRESS([.H$16]+1;[.$E18]+5))" office:value-type="string" office:string-value="." calcext:value-type="string">
            <text:p>.</text:p>
          </table:table-cell>
          <table:table-cell table:formula="of:=INDIRECT(ADDRESS([.I$16]+1;[.$E18]+5))" office:value-type="string" office:string-value="#" calcext:value-type="string">
            <text:p>#</text:p>
          </table:table-cell>
          <table:table-cell table:formula="of:=INDIRECT(ADDRESS([.J$16]+1;[.$E18]+5))" office:value-type="string" office:string-value="#" calcext:value-type="string">
            <text:p>#</text:p>
          </table:table-cell>
          <table:table-cell table:formula="of:=INDIRECT(ADDRESS([.K$16]+1;[.$E18]+5))" office:value-type="string" office:string-value="." calcext:value-type="string">
            <text:p>.</text:p>
          </table:table-cell>
          <table:table-cell table:formula="of:=INDIRECT(ADDRESS([.L$16]+1;[.$E18]+5))" office:value-type="string" office:string-value="#" calcext:value-type="string">
            <text:p>#</text:p>
          </table:table-cell>
          <table:table-cell table:formula="of:=INDIRECT(ADDRESS([.M$16]+1;[.$E18]+5))" office:value-type="string" office:string-value="." calcext:value-type="string">
            <text:p>.</text:p>
          </table:table-cell>
          <table:table-cell table:formula="of:=INDIRECT(ADDRESS([.N$16]+1;[.$E18]+5))" office:value-type="string" office:string-value="." calcext:value-type="string">
            <text:p>.</text:p>
          </table:table-cell>
          <table:table-cell table:formula="of:=INDIRECT(ADDRESS([.O$16]+1;[.$E18]+5))" office:value-type="string" office:string-value="#" calcext:value-type="string">
            <text:p>#</text:p>
          </table:table-cell>
          <table:table-cell table:formula="of:=INDIRECT(ADDRESS([.P$16]+1;[.$E18]+5))" office:value-type="string" office:string-value="." calcext:value-type="string">
            <text:p>.</text:p>
          </table:table-cell>
          <table:table-cell table:formula="of:=INDIRECT(ADDRESS([.Q$16]+1;[.$E18]+5))" office:value-type="string" office:string-value="." calcext:value-type="string">
            <text:p>.</text:p>
          </table:table-cell>
          <table:table-cell table:formula="of:=INDIRECT(ADDRESS([.R$16]+1;[.$E18]+5))" office:value-type="string" office:string-value="." calcext:value-type="string">
            <text:p>.</text:p>
          </table:table-cell>
          <table:table-cell table:number-columns-repeated="4"/>
          <table:table-cell table:formula="of:=EXACT([.D18];[.D19])" office:value-type="boolean" office:boolean-value="true" calcext:value-type="boolean">
            <text:p>TEISINGAI</text:p>
          </table:table-cell>
          <table:table-cell table:formula="of:=EXACT([.D18];[.D20])" office:value-type="boolean" office:boolean-value="false" calcext:value-type="boolean">
            <text:p>NETEISINGAI</text:p>
          </table:table-cell>
          <table:table-cell table:formula="of:=EXACT([.D18];[.D21])" office:value-type="boolean" office:boolean-value="false" calcext:value-type="boolean">
            <text:p>NETEISINGAI</text:p>
          </table:table-cell>
          <table:table-cell table:formula="of:=EXACT([.D18];[.D22])" office:value-type="boolean" office:boolean-value="false" calcext:value-type="boolean">
            <text:p>NETEISINGAI</text:p>
          </table:table-cell>
          <table:table-cell table:formula="of:=EXACT([.D18];[.D23])" office:value-type="boolean" office:boolean-value="false" calcext:value-type="boolean">
            <text:p>NETEISINGAI</text:p>
          </table:table-cell>
          <table:table-cell table:formula="of:=EXACT([.D18];[.D24])" office:value-type="boolean" office:boolean-value="false" calcext:value-type="boolean">
            <text:p>NETEISINGAI</text:p>
          </table:table-cell>
          <table:table-cell table:formula="of:=EXACT([.D18];[.D25])" office:value-type="boolean" office:boolean-value="false" calcext:value-type="boolean">
            <text:p>NETEISINGAI</text:p>
          </table:table-cell>
          <table:table-cell table:formula="of:=EXACT([.D18];[.D26])" office:value-type="boolean" office:boolean-value="false" calcext:value-type="boolean">
            <text:p>NETEISINGAI</text:p>
          </table:table-cell>
          <table:table-cell table:formula="of:=EXACT([.D18];[.D27])" office:value-type="boolean" office:boolean-value="false" calcext:value-type="boolean">
            <text:p>NETEISINGAI</text:p>
          </table:table-cell>
          <table:table-cell table:formula="of:=EXACT([.D18];[.D28])" office:value-type="boolean" office:boolean-value="false" calcext:value-type="boolean">
            <text:p>NETEISINGAI</text:p>
          </table:table-cell>
          <table:table-cell table:formula="of:=EXACT([.D18];[.D29])" office:value-type="boolean" office:boolean-value="false" calcext:value-type="boolean">
            <text:p>NETEISINGAI</text:p>
          </table:table-cell>
          <table:table-cell table:style-name="ce2" table:formula="of:=EXACT([.D18];[.D30])" office:value-type="boolean" office:boolean-value="false" calcext:value-type="boolean">
            <text:p>NETEISINGAI</text:p>
          </table:table-cell>
          <table:table-cell table:style-name="ce2" table:formula="of:=EXACT([.D18];[.D31])" office:value-type="boolean" office:boolean-value="false" calcext:value-type="boolean">
            <text:p>NETEISINGAI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COM.MICROSOFT.CONCAT([.F19:.V19])" office:value-type="string" office:string-value="#..##.#..#..." calcext:value-type="string">
            <text:p>#..##.#..#...</text:p>
          </table:table-cell>
          <table:table-cell table:formula="of:=[.E18]+1" office:value-type="float" office:value="3" calcext:value-type="float">
            <text:p>3</text:p>
          </table:table-cell>
          <table:table-cell table:formula="of:=INDIRECT(ADDRESS([.F$16]+1;[.$E19]+5))" office:value-type="string" office:string-value="#" calcext:value-type="string">
            <text:p>#</text:p>
          </table:table-cell>
          <table:table-cell table:formula="of:=INDIRECT(ADDRESS([.G$16]+1;[.$E19]+5))" office:value-type="string" office:string-value="." calcext:value-type="string">
            <text:p>.</text:p>
          </table:table-cell>
          <table:table-cell table:formula="of:=INDIRECT(ADDRESS([.H$16]+1;[.$E19]+5))" office:value-type="string" office:string-value="." calcext:value-type="string">
            <text:p>.</text:p>
          </table:table-cell>
          <table:table-cell table:formula="of:=INDIRECT(ADDRESS([.I$16]+1;[.$E19]+5))" office:value-type="string" office:string-value="#" calcext:value-type="string">
            <text:p>#</text:p>
          </table:table-cell>
          <table:table-cell table:formula="of:=INDIRECT(ADDRESS([.J$16]+1;[.$E19]+5))" office:value-type="string" office:string-value="#" calcext:value-type="string">
            <text:p>#</text:p>
          </table:table-cell>
          <table:table-cell table:formula="of:=INDIRECT(ADDRESS([.K$16]+1;[.$E19]+5))" office:value-type="string" office:string-value="." calcext:value-type="string">
            <text:p>.</text:p>
          </table:table-cell>
          <table:table-cell table:formula="of:=INDIRECT(ADDRESS([.L$16]+1;[.$E19]+5))" office:value-type="string" office:string-value="#" calcext:value-type="string">
            <text:p>#</text:p>
          </table:table-cell>
          <table:table-cell table:formula="of:=INDIRECT(ADDRESS([.M$16]+1;[.$E19]+5))" office:value-type="string" office:string-value="." calcext:value-type="string">
            <text:p>.</text:p>
          </table:table-cell>
          <table:table-cell table:formula="of:=INDIRECT(ADDRESS([.N$16]+1;[.$E19]+5))" office:value-type="string" office:string-value="." calcext:value-type="string">
            <text:p>.</text:p>
          </table:table-cell>
          <table:table-cell table:formula="of:=INDIRECT(ADDRESS([.O$16]+1;[.$E19]+5))" office:value-type="string" office:string-value="#" calcext:value-type="string">
            <text:p>#</text:p>
          </table:table-cell>
          <table:table-cell table:formula="of:=INDIRECT(ADDRESS([.P$16]+1;[.$E19]+5))" office:value-type="string" office:string-value="." calcext:value-type="string">
            <text:p>.</text:p>
          </table:table-cell>
          <table:table-cell table:formula="of:=INDIRECT(ADDRESS([.Q$16]+1;[.$E19]+5))" office:value-type="string" office:string-value="." calcext:value-type="string">
            <text:p>.</text:p>
          </table:table-cell>
          <table:table-cell table:formula="of:=INDIRECT(ADDRESS([.R$16]+1;[.$E19]+5))" office:value-type="string" office:string-value="." calcext:value-type="string">
            <text:p>.</text:p>
          </table:table-cell>
          <table:table-cell table:number-columns-repeated="4"/>
          <table:table-cell table:formula="of:=EXACT([.D19];[.D20])" office:value-type="boolean" office:boolean-value="false" calcext:value-type="boolean">
            <text:p>NETEISINGAI</text:p>
          </table:table-cell>
          <table:table-cell table:formula="of:=EXACT([.D19];[.D21])" office:value-type="boolean" office:boolean-value="false" calcext:value-type="boolean">
            <text:p>NETEISINGAI</text:p>
          </table:table-cell>
          <table:table-cell table:formula="of:=EXACT([.D19];[.D22])" office:value-type="boolean" office:boolean-value="false" calcext:value-type="boolean">
            <text:p>NETEISINGAI</text:p>
          </table:table-cell>
          <table:table-cell table:formula="of:=EXACT([.D19];[.D23])" office:value-type="boolean" office:boolean-value="false" calcext:value-type="boolean">
            <text:p>NETEISINGAI</text:p>
          </table:table-cell>
          <table:table-cell table:formula="of:=EXACT([.D19];[.D24])" office:value-type="boolean" office:boolean-value="false" calcext:value-type="boolean">
            <text:p>NETEISINGAI</text:p>
          </table:table-cell>
          <table:table-cell table:formula="of:=EXACT([.D19];[.D25])" office:value-type="boolean" office:boolean-value="false" calcext:value-type="boolean">
            <text:p>NETEISINGAI</text:p>
          </table:table-cell>
          <table:table-cell table:formula="of:=EXACT([.D19];[.D26])" office:value-type="boolean" office:boolean-value="false" calcext:value-type="boolean">
            <text:p>NETEISINGAI</text:p>
          </table:table-cell>
          <table:table-cell table:formula="of:=EXACT([.D19];[.D27])" office:value-type="boolean" office:boolean-value="false" calcext:value-type="boolean">
            <text:p>NETEISINGAI</text:p>
          </table:table-cell>
          <table:table-cell table:formula="of:=EXACT([.D19];[.D28])" office:value-type="boolean" office:boolean-value="false" calcext:value-type="boolean">
            <text:p>NETEISINGAI</text:p>
          </table:table-cell>
          <table:table-cell table:formula="of:=EXACT([.D19];[.D29])" office:value-type="boolean" office:boolean-value="false" calcext:value-type="boolean">
            <text:p>NETEISINGAI</text:p>
          </table:table-cell>
          <table:table-cell table:formula="of:=EXACT([.D19];[.D30])" office:value-type="boolean" office:boolean-value="false" calcext:value-type="boolean">
            <text:p>NETEISINGAI</text:p>
          </table:table-cell>
          <table:table-cell table:style-name="ce2" table:formula="of:=EXACT([.D19];[.D31])" office:value-type="boolean" office:boolean-value="false" calcext:value-type="boolean">
            <text:p>NETEISINGAI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COM.MICROSOFT.CONCAT([.F20:.V20])" office:value-type="string" office:string-value="..###.#.####." calcext:value-type="string">
            <text:p>..###.#.####.</text:p>
          </table:table-cell>
          <table:table-cell table:formula="of:=[.E19]+1" office:value-type="float" office:value="4" calcext:value-type="float">
            <text:p>4</text:p>
          </table:table-cell>
          <table:table-cell table:formula="of:=INDIRECT(ADDRESS([.F$16]+1;[.$E20]+5))" office:value-type="string" office:string-value="." calcext:value-type="string">
            <text:p>.</text:p>
          </table:table-cell>
          <table:table-cell table:formula="of:=INDIRECT(ADDRESS([.G$16]+1;[.$E20]+5))" office:value-type="string" office:string-value="." calcext:value-type="string">
            <text:p>.</text:p>
          </table:table-cell>
          <table:table-cell table:formula="of:=INDIRECT(ADDRESS([.H$16]+1;[.$E20]+5))" office:value-type="string" office:string-value="#" calcext:value-type="string">
            <text:p>#</text:p>
          </table:table-cell>
          <table:table-cell table:formula="of:=INDIRECT(ADDRESS([.I$16]+1;[.$E20]+5))" office:value-type="string" office:string-value="#" calcext:value-type="string">
            <text:p>#</text:p>
          </table:table-cell>
          <table:table-cell table:formula="of:=INDIRECT(ADDRESS([.J$16]+1;[.$E20]+5))" office:value-type="string" office:string-value="#" calcext:value-type="string">
            <text:p>#</text:p>
          </table:table-cell>
          <table:table-cell table:formula="of:=INDIRECT(ADDRESS([.K$16]+1;[.$E20]+5))" office:value-type="string" office:string-value="." calcext:value-type="string">
            <text:p>.</text:p>
          </table:table-cell>
          <table:table-cell table:formula="of:=INDIRECT(ADDRESS([.L$16]+1;[.$E20]+5))" office:value-type="string" office:string-value="#" calcext:value-type="string">
            <text:p>#</text:p>
          </table:table-cell>
          <table:table-cell table:formula="of:=INDIRECT(ADDRESS([.M$16]+1;[.$E20]+5))" office:value-type="string" office:string-value="." calcext:value-type="string">
            <text:p>.</text:p>
          </table:table-cell>
          <table:table-cell table:formula="of:=INDIRECT(ADDRESS([.N$16]+1;[.$E20]+5))" office:value-type="string" office:string-value="#" calcext:value-type="string">
            <text:p>#</text:p>
          </table:table-cell>
          <table:table-cell table:formula="of:=INDIRECT(ADDRESS([.O$16]+1;[.$E20]+5))" office:value-type="string" office:string-value="#" calcext:value-type="string">
            <text:p>#</text:p>
          </table:table-cell>
          <table:table-cell table:formula="of:=INDIRECT(ADDRESS([.P$16]+1;[.$E20]+5))" office:value-type="string" office:string-value="#" calcext:value-type="string">
            <text:p>#</text:p>
          </table:table-cell>
          <table:table-cell table:formula="of:=INDIRECT(ADDRESS([.Q$16]+1;[.$E20]+5))" office:value-type="string" office:string-value="#" calcext:value-type="string">
            <text:p>#</text:p>
          </table:table-cell>
          <table:table-cell table:formula="of:=INDIRECT(ADDRESS([.R$16]+1;[.$E20]+5))" office:value-type="string" office:string-value="." calcext:value-type="string">
            <text:p>.</text:p>
          </table:table-cell>
          <table:table-cell table:number-columns-repeated="4"/>
          <table:table-cell table:formula="of:=EXACT([.D20];[.D21])" office:value-type="boolean" office:boolean-value="false" calcext:value-type="boolean">
            <text:p>NETEISINGAI</text:p>
          </table:table-cell>
          <table:table-cell table:formula="of:=EXACT([.D20];[.D22])" office:value-type="boolean" office:boolean-value="false" calcext:value-type="boolean">
            <text:p>NETEISINGAI</text:p>
          </table:table-cell>
          <table:table-cell table:formula="of:=EXACT([.D20];[.D23])" office:value-type="boolean" office:boolean-value="false" calcext:value-type="boolean">
            <text:p>NETEISINGAI</text:p>
          </table:table-cell>
          <table:table-cell table:formula="of:=EXACT([.D20];[.D24])" office:value-type="boolean" office:boolean-value="false" calcext:value-type="boolean">
            <text:p>NETEISINGAI</text:p>
          </table:table-cell>
          <table:table-cell table:formula="of:=EXACT([.D20];[.D25])" office:value-type="boolean" office:boolean-value="false" calcext:value-type="boolean">
            <text:p>NETEISINGAI</text:p>
          </table:table-cell>
          <table:table-cell table:formula="of:=EXACT([.D20];[.D26])" office:value-type="boolean" office:boolean-value="false" calcext:value-type="boolean">
            <text:p>NETEISINGAI</text:p>
          </table:table-cell>
          <table:table-cell table:formula="of:=EXACT([.D20];[.D27])" office:value-type="boolean" office:boolean-value="false" calcext:value-type="boolean">
            <text:p>NETEISINGAI</text:p>
          </table:table-cell>
          <table:table-cell table:formula="of:=EXACT([.D20];[.D28])" office:value-type="boolean" office:boolean-value="false" calcext:value-type="boolean">
            <text:p>NETEISINGAI</text:p>
          </table:table-cell>
          <table:table-cell table:formula="of:=EXACT([.D20];[.D29])" office:value-type="boolean" office:boolean-value="false" calcext:value-type="boolean">
            <text:p>NETEISINGAI</text:p>
          </table:table-cell>
          <table:table-cell table:formula="of:=EXACT([.D20];[.D30])" office:value-type="boolean" office:boolean-value="false" calcext:value-type="boolean">
            <text:p>NETEISINGAI</text:p>
          </table:table-cell>
          <table:table-cell table:formula="of:=EXACT([.D20];[.D31])" office:value-type="boolean" office:boolean-value="false" calcext:value-type="boolean">
            <text:p>NETEISINGAI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COM.MICROSOFT.CONCAT([.F21:.V21])" office:value-type="string" office:string-value=".....#..#.##." calcext:value-type="string">
            <text:p>.....#..#.##.</text:p>
          </table:table-cell>
          <table:table-cell table:formula="of:=[.E20]+1" office:value-type="float" office:value="5" calcext:value-type="float">
            <text:p>5</text:p>
          </table:table-cell>
          <table:table-cell table:formula="of:=INDIRECT(ADDRESS([.F$16]+1;[.$E21]+5))" office:value-type="string" office:string-value="." calcext:value-type="string">
            <text:p>.</text:p>
          </table:table-cell>
          <table:table-cell table:formula="of:=INDIRECT(ADDRESS([.G$16]+1;[.$E21]+5))" office:value-type="string" office:string-value="." calcext:value-type="string">
            <text:p>.</text:p>
          </table:table-cell>
          <table:table-cell table:formula="of:=INDIRECT(ADDRESS([.H$16]+1;[.$E21]+5))" office:value-type="string" office:string-value="." calcext:value-type="string">
            <text:p>.</text:p>
          </table:table-cell>
          <table:table-cell table:formula="of:=INDIRECT(ADDRESS([.I$16]+1;[.$E21]+5))" office:value-type="string" office:string-value="." calcext:value-type="string">
            <text:p>.</text:p>
          </table:table-cell>
          <table:table-cell table:formula="of:=INDIRECT(ADDRESS([.J$16]+1;[.$E21]+5))" office:value-type="string" office:string-value="." calcext:value-type="string">
            <text:p>.</text:p>
          </table:table-cell>
          <table:table-cell table:formula="of:=INDIRECT(ADDRESS([.K$16]+1;[.$E21]+5))" office:value-type="string" office:string-value="#" calcext:value-type="string">
            <text:p>#</text:p>
          </table:table-cell>
          <table:table-cell table:formula="of:=INDIRECT(ADDRESS([.L$16]+1;[.$E21]+5))" office:value-type="string" office:string-value="." calcext:value-type="string">
            <text:p>.</text:p>
          </table:table-cell>
          <table:table-cell table:formula="of:=INDIRECT(ADDRESS([.M$16]+1;[.$E21]+5))" office:value-type="string" office:string-value="." calcext:value-type="string">
            <text:p>.</text:p>
          </table:table-cell>
          <table:table-cell table:formula="of:=INDIRECT(ADDRESS([.N$16]+1;[.$E21]+5))" office:value-type="string" office:string-value="#" calcext:value-type="string">
            <text:p>#</text:p>
          </table:table-cell>
          <table:table-cell table:formula="of:=INDIRECT(ADDRESS([.O$16]+1;[.$E21]+5))" office:value-type="string" office:string-value="." calcext:value-type="string">
            <text:p>.</text:p>
          </table:table-cell>
          <table:table-cell table:formula="of:=INDIRECT(ADDRESS([.P$16]+1;[.$E21]+5))" office:value-type="string" office:string-value="#" calcext:value-type="string">
            <text:p>#</text:p>
          </table:table-cell>
          <table:table-cell table:formula="of:=INDIRECT(ADDRESS([.Q$16]+1;[.$E21]+5))" office:value-type="string" office:string-value="#" calcext:value-type="string">
            <text:p>#</text:p>
          </table:table-cell>
          <table:table-cell table:formula="of:=INDIRECT(ADDRESS([.R$16]+1;[.$E21]+5))" office:value-type="string" office:string-value="." calcext:value-type="string">
            <text:p>.</text:p>
          </table:table-cell>
          <table:table-cell table:number-columns-repeated="4"/>
          <table:table-cell table:formula="of:=EXACT([.D21];[.D22])" office:value-type="boolean" office:boolean-value="false" calcext:value-type="boolean">
            <text:p>NETEISINGAI</text:p>
          </table:table-cell>
          <table:table-cell table:formula="of:=EXACT([.D21];[.D23])" office:value-type="boolean" office:boolean-value="false" calcext:value-type="boolean">
            <text:p>NETEISINGAI</text:p>
          </table:table-cell>
          <table:table-cell table:formula="of:=EXACT([.D21];[.D24])" office:value-type="boolean" office:boolean-value="false" calcext:value-type="boolean">
            <text:p>NETEISINGAI</text:p>
          </table:table-cell>
          <table:table-cell table:formula="of:=EXACT([.D21];[.D25])" office:value-type="boolean" office:boolean-value="false" calcext:value-type="boolean">
            <text:p>NETEISINGAI</text:p>
          </table:table-cell>
          <table:table-cell table:formula="of:=EXACT([.D21];[.D26])" office:value-type="boolean" office:boolean-value="false" calcext:value-type="boolean">
            <text:p>NETEISINGAI</text:p>
          </table:table-cell>
          <table:table-cell table:formula="of:=EXACT([.D21];[.D27])" office:value-type="boolean" office:boolean-value="false" calcext:value-type="boolean">
            <text:p>NETEISINGAI</text:p>
          </table:table-cell>
          <table:table-cell table:formula="of:=EXACT([.D21];[.D28])" office:value-type="boolean" office:boolean-value="false" calcext:value-type="boolean">
            <text:p>NETEISINGAI</text:p>
          </table:table-cell>
          <table:table-cell table:formula="of:=EXACT([.D21];[.D29])" office:value-type="boolean" office:boolean-value="false" calcext:value-type="boolean">
            <text:p>NETEISINGAI</text:p>
          </table:table-cell>
          <table:table-cell table:formula="of:=EXACT([.D21];[.D30])" office:value-type="boolean" office:boolean-value="false" calcext:value-type="boolean">
            <text:p>NETEISINGAI</text:p>
          </table:table-cell>
          <table:table-cell table:formula="of:=EXACT([.D21];[.D31])" office:value-type="boolean" office:boolean-value="false" calcext:value-type="boolean">
            <text:p>NETEISINGAI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COM.MICROSOFT.CONCAT([.F22:.V22])" office:value-type="string" office:string-value=".##.###.#.#.." calcext:value-type="string">
            <text:p>.##.###.#.#..</text:p>
          </table:table-cell>
          <table:table-cell table:formula="of:=[.E21]+1" office:value-type="float" office:value="6" calcext:value-type="float">
            <text:p>6</text:p>
          </table:table-cell>
          <table:table-cell table:formula="of:=INDIRECT(ADDRESS([.F$16]+1;[.$E22]+5))" office:value-type="string" office:string-value="." calcext:value-type="string">
            <text:p>.</text:p>
          </table:table-cell>
          <table:table-cell table:formula="of:=INDIRECT(ADDRESS([.G$16]+1;[.$E22]+5))" office:value-type="string" office:string-value="#" calcext:value-type="string">
            <text:p>#</text:p>
          </table:table-cell>
          <table:table-cell table:formula="of:=INDIRECT(ADDRESS([.H$16]+1;[.$E22]+5))" office:value-type="string" office:string-value="#" calcext:value-type="string">
            <text:p>#</text:p>
          </table:table-cell>
          <table:table-cell table:formula="of:=INDIRECT(ADDRESS([.I$16]+1;[.$E22]+5))" office:value-type="string" office:string-value="." calcext:value-type="string">
            <text:p>.</text:p>
          </table:table-cell>
          <table:table-cell table:formula="of:=INDIRECT(ADDRESS([.J$16]+1;[.$E22]+5))" office:value-type="string" office:string-value="#" calcext:value-type="string">
            <text:p>#</text:p>
          </table:table-cell>
          <table:table-cell table:formula="of:=INDIRECT(ADDRESS([.K$16]+1;[.$E22]+5))" office:value-type="string" office:string-value="#" calcext:value-type="string">
            <text:p>#</text:p>
          </table:table-cell>
          <table:table-cell table:formula="of:=INDIRECT(ADDRESS([.L$16]+1;[.$E22]+5))" office:value-type="string" office:string-value="#" calcext:value-type="string">
            <text:p>#</text:p>
          </table:table-cell>
          <table:table-cell table:formula="of:=INDIRECT(ADDRESS([.M$16]+1;[.$E22]+5))" office:value-type="string" office:string-value="." calcext:value-type="string">
            <text:p>.</text:p>
          </table:table-cell>
          <table:table-cell table:formula="of:=INDIRECT(ADDRESS([.N$16]+1;[.$E22]+5))" office:value-type="string" office:string-value="#" calcext:value-type="string">
            <text:p>#</text:p>
          </table:table-cell>
          <table:table-cell table:formula="of:=INDIRECT(ADDRESS([.O$16]+1;[.$E22]+5))" office:value-type="string" office:string-value="." calcext:value-type="string">
            <text:p>.</text:p>
          </table:table-cell>
          <table:table-cell table:formula="of:=INDIRECT(ADDRESS([.P$16]+1;[.$E22]+5))" office:value-type="string" office:string-value="#" calcext:value-type="string">
            <text:p>#</text:p>
          </table:table-cell>
          <table:table-cell table:formula="of:=INDIRECT(ADDRESS([.Q$16]+1;[.$E22]+5))" office:value-type="string" office:string-value="." calcext:value-type="string">
            <text:p>.</text:p>
          </table:table-cell>
          <table:table-cell table:formula="of:=INDIRECT(ADDRESS([.R$16]+1;[.$E22]+5))" office:value-type="string" office:string-value="." calcext:value-type="string">
            <text:p>.</text:p>
          </table:table-cell>
          <table:table-cell table:number-columns-repeated="4"/>
          <table:table-cell table:formula="of:=EXACT([.D22];[.D23])" office:value-type="boolean" office:boolean-value="false" calcext:value-type="boolean">
            <text:p>NETEISINGAI</text:p>
          </table:table-cell>
          <table:table-cell table:formula="of:=EXACT([.D22];[.D24])" office:value-type="boolean" office:boolean-value="false" calcext:value-type="boolean">
            <text:p>NETEISINGAI</text:p>
          </table:table-cell>
          <table:table-cell table:formula="of:=EXACT([.D22];[.D25])" office:value-type="boolean" office:boolean-value="false" calcext:value-type="boolean">
            <text:p>NETEISINGAI</text:p>
          </table:table-cell>
          <table:table-cell table:formula="of:=EXACT([.D22];[.D26])" office:value-type="boolean" office:boolean-value="false" calcext:value-type="boolean">
            <text:p>NETEISINGAI</text:p>
          </table:table-cell>
          <table:table-cell table:formula="of:=EXACT([.D22];[.D27])" office:value-type="boolean" office:boolean-value="false" calcext:value-type="boolean">
            <text:p>NETEISINGAI</text:p>
          </table:table-cell>
          <table:table-cell table:formula="of:=EXACT([.D22];[.D28])" office:value-type="boolean" office:boolean-value="false" calcext:value-type="boolean">
            <text:p>NETEISINGAI</text:p>
          </table:table-cell>
          <table:table-cell table:formula="of:=EXACT([.D22];[.D29])" office:value-type="boolean" office:boolean-value="false" calcext:value-type="boolean">
            <text:p>NETEISINGAI</text:p>
          </table:table-cell>
          <table:table-cell table:formula="of:=EXACT([.D22];[.D30])" office:value-type="boolean" office:boolean-value="false" calcext:value-type="boolean">
            <text:p>NETEISINGAI</text:p>
          </table:table-cell>
          <table:table-cell table:formula="of:=EXACT([.D22];[.D31])" office:value-type="boolean" office:boolean-value="false" calcext:value-type="boolean">
            <text:p>NETEISINGAI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COM.MICROSOFT.CONCAT([.F23:.V23])" office:value-type="string" office:string-value="..#....##.###" calcext:value-type="string">
            <text:p>..#....##.###</text:p>
          </table:table-cell>
          <table:table-cell table:formula="of:=[.E22]+1" office:value-type="float" office:value="7" calcext:value-type="float">
            <text:p>7</text:p>
          </table:table-cell>
          <table:table-cell table:formula="of:=INDIRECT(ADDRESS([.F$16]+1;[.$E23]+5))" office:value-type="string" office:string-value="." calcext:value-type="string">
            <text:p>.</text:p>
          </table:table-cell>
          <table:table-cell table:formula="of:=INDIRECT(ADDRESS([.G$16]+1;[.$E23]+5))" office:value-type="string" office:string-value="." calcext:value-type="string">
            <text:p>.</text:p>
          </table:table-cell>
          <table:table-cell table:formula="of:=INDIRECT(ADDRESS([.H$16]+1;[.$E23]+5))" office:value-type="string" office:string-value="#" calcext:value-type="string">
            <text:p>#</text:p>
          </table:table-cell>
          <table:table-cell table:formula="of:=INDIRECT(ADDRESS([.I$16]+1;[.$E23]+5))" office:value-type="string" office:string-value="." calcext:value-type="string">
            <text:p>.</text:p>
          </table:table-cell>
          <table:table-cell table:formula="of:=INDIRECT(ADDRESS([.J$16]+1;[.$E23]+5))" office:value-type="string" office:string-value="." calcext:value-type="string">
            <text:p>.</text:p>
          </table:table-cell>
          <table:table-cell table:formula="of:=INDIRECT(ADDRESS([.K$16]+1;[.$E23]+5))" office:value-type="string" office:string-value="." calcext:value-type="string">
            <text:p>.</text:p>
          </table:table-cell>
          <table:table-cell table:formula="of:=INDIRECT(ADDRESS([.L$16]+1;[.$E23]+5))" office:value-type="string" office:string-value="." calcext:value-type="string">
            <text:p>.</text:p>
          </table:table-cell>
          <table:table-cell table:formula="of:=INDIRECT(ADDRESS([.M$16]+1;[.$E23]+5))" office:value-type="string" office:string-value="#" calcext:value-type="string">
            <text:p>#</text:p>
          </table:table-cell>
          <table:table-cell table:formula="of:=INDIRECT(ADDRESS([.N$16]+1;[.$E23]+5))" office:value-type="string" office:string-value="#" calcext:value-type="string">
            <text:p>#</text:p>
          </table:table-cell>
          <table:table-cell table:formula="of:=INDIRECT(ADDRESS([.O$16]+1;[.$E23]+5))" office:value-type="string" office:string-value="." calcext:value-type="string">
            <text:p>.</text:p>
          </table:table-cell>
          <table:table-cell table:formula="of:=INDIRECT(ADDRESS([.P$16]+1;[.$E23]+5))" office:value-type="string" office:string-value="#" calcext:value-type="string">
            <text:p>#</text:p>
          </table:table-cell>
          <table:table-cell table:formula="of:=INDIRECT(ADDRESS([.Q$16]+1;[.$E23]+5))" office:value-type="string" office:string-value="#" calcext:value-type="string">
            <text:p>#</text:p>
          </table:table-cell>
          <table:table-cell table:formula="of:=INDIRECT(ADDRESS([.R$16]+1;[.$E23]+5))" office:value-type="string" office:string-value="#" calcext:value-type="string">
            <text:p>#</text:p>
          </table:table-cell>
          <table:table-cell table:number-columns-repeated="4"/>
          <table:table-cell table:formula="of:=EXACT([.D23];[.D24])" office:value-type="boolean" office:boolean-value="false" calcext:value-type="boolean">
            <text:p>NETEISINGAI</text:p>
          </table:table-cell>
          <table:table-cell table:formula="of:=EXACT([.D23];[.D25])" office:value-type="boolean" office:boolean-value="false" calcext:value-type="boolean">
            <text:p>NETEISINGAI</text:p>
          </table:table-cell>
          <table:table-cell table:formula="of:=EXACT([.D23];[.D26])" office:value-type="boolean" office:boolean-value="false" calcext:value-type="boolean">
            <text:p>NETEISINGAI</text:p>
          </table:table-cell>
          <table:table-cell table:formula="of:=EXACT([.D23];[.D27])" office:value-type="boolean" office:boolean-value="false" calcext:value-type="boolean">
            <text:p>NETEISINGAI</text:p>
          </table:table-cell>
          <table:table-cell table:formula="of:=EXACT([.D23];[.D28])" office:value-type="boolean" office:boolean-value="false" calcext:value-type="boolean">
            <text:p>NETEISINGAI</text:p>
          </table:table-cell>
          <table:table-cell table:formula="of:=EXACT([.D23];[.D29])" office:value-type="boolean" office:boolean-value="false" calcext:value-type="boolean">
            <text:p>NETEISINGAI</text:p>
          </table:table-cell>
          <table:table-cell table:formula="of:=EXACT([.D23];[.D30])" office:value-type="boolean" office:boolean-value="true" calcext:value-type="boolean">
            <text:p>TEISINGAI</text:p>
          </table:table-cell>
          <table:table-cell table:formula="of:=EXACT([.D23];[.D31])" office:value-type="boolean" office:boolean-value="false" calcext:value-type="boolean">
            <text:p>NETEISINGAI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COM.MICROSOFT.CONCAT([.F24:.V24])" office:value-type="string" office:string-value="..###.#..#..#" calcext:value-type="string">
            <text:p>..###.#..#..#</text:p>
          </table:table-cell>
          <table:table-cell table:formula="of:=[.E23]+1" office:value-type="float" office:value="8" calcext:value-type="float">
            <text:p>8</text:p>
          </table:table-cell>
          <table:table-cell table:formula="of:=INDIRECT(ADDRESS([.F$16]+1;[.$E24]+5))" office:value-type="string" office:string-value="." calcext:value-type="string">
            <text:p>.</text:p>
          </table:table-cell>
          <table:table-cell table:formula="of:=INDIRECT(ADDRESS([.G$16]+1;[.$E24]+5))" office:value-type="string" office:string-value="." calcext:value-type="string">
            <text:p>.</text:p>
          </table:table-cell>
          <table:table-cell table:formula="of:=INDIRECT(ADDRESS([.H$16]+1;[.$E24]+5))" office:value-type="string" office:string-value="#" calcext:value-type="string">
            <text:p>#</text:p>
          </table:table-cell>
          <table:table-cell table:formula="of:=INDIRECT(ADDRESS([.I$16]+1;[.$E24]+5))" office:value-type="string" office:string-value="#" calcext:value-type="string">
            <text:p>#</text:p>
          </table:table-cell>
          <table:table-cell table:formula="of:=INDIRECT(ADDRESS([.J$16]+1;[.$E24]+5))" office:value-type="string" office:string-value="#" calcext:value-type="string">
            <text:p>#</text:p>
          </table:table-cell>
          <table:table-cell table:formula="of:=INDIRECT(ADDRESS([.K$16]+1;[.$E24]+5))" office:value-type="string" office:string-value="." calcext:value-type="string">
            <text:p>.</text:p>
          </table:table-cell>
          <table:table-cell table:formula="of:=INDIRECT(ADDRESS([.L$16]+1;[.$E24]+5))" office:value-type="string" office:string-value="#" calcext:value-type="string">
            <text:p>#</text:p>
          </table:table-cell>
          <table:table-cell table:formula="of:=INDIRECT(ADDRESS([.M$16]+1;[.$E24]+5))" office:value-type="string" office:string-value="." calcext:value-type="string">
            <text:p>.</text:p>
          </table:table-cell>
          <table:table-cell table:formula="of:=INDIRECT(ADDRESS([.N$16]+1;[.$E24]+5))" office:value-type="string" office:string-value="." calcext:value-type="string">
            <text:p>.</text:p>
          </table:table-cell>
          <table:table-cell table:formula="of:=INDIRECT(ADDRESS([.O$16]+1;[.$E24]+5))" office:value-type="string" office:string-value="#" calcext:value-type="string">
            <text:p>#</text:p>
          </table:table-cell>
          <table:table-cell table:formula="of:=INDIRECT(ADDRESS([.P$16]+1;[.$E24]+5))" office:value-type="string" office:string-value="." calcext:value-type="string">
            <text:p>.</text:p>
          </table:table-cell>
          <table:table-cell table:formula="of:=INDIRECT(ADDRESS([.Q$16]+1;[.$E24]+5))" office:value-type="string" office:string-value="." calcext:value-type="string">
            <text:p>.</text:p>
          </table:table-cell>
          <table:table-cell table:formula="of:=INDIRECT(ADDRESS([.R$16]+1;[.$E24]+5))" office:value-type="string" office:string-value="#" calcext:value-type="string">
            <text:p>#</text:p>
          </table:table-cell>
          <table:table-cell table:number-columns-repeated="4"/>
          <table:table-cell table:formula="of:=EXACT([.D24];[.D25])" office:value-type="boolean" office:boolean-value="false" calcext:value-type="boolean">
            <text:p>NETEISINGAI</text:p>
          </table:table-cell>
          <table:table-cell table:formula="of:=EXACT([.D24];[.D26])" office:value-type="boolean" office:boolean-value="false" calcext:value-type="boolean">
            <text:p>NETEISINGAI</text:p>
          </table:table-cell>
          <table:table-cell table:formula="of:=EXACT([.D24];[.D27])" office:value-type="boolean" office:boolean-value="false" calcext:value-type="boolean">
            <text:p>NETEISINGAI</text:p>
          </table:table-cell>
          <table:table-cell table:formula="of:=EXACT([.D24];[.D28])" office:value-type="boolean" office:boolean-value="false" calcext:value-type="boolean">
            <text:p>NETEISINGAI</text:p>
          </table:table-cell>
          <table:table-cell table:formula="of:=EXACT([.D24];[.D29])" office:value-type="boolean" office:boolean-value="true" calcext:value-type="boolean">
            <text:p>TEISINGAI</text:p>
          </table:table-cell>
          <table:table-cell table:formula="of:=EXACT([.D24];[.D30])" office:value-type="boolean" office:boolean-value="false" calcext:value-type="boolean">
            <text:p>NETEISINGAI</text:p>
          </table:table-cell>
          <table:table-cell table:formula="of:=EXACT([.D24];[.D31])" office:value-type="boolean" office:boolean-value="false" calcext:value-type="boolean">
            <text:p>NETEISINGAI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COM.MICROSOFT.CONCAT([.F25:.V25])" office:value-type="string" office:string-value="#.#.#..#.#.#." calcext:value-type="string">
            <text:p>#.#.#..#.#.#.</text:p>
          </table:table-cell>
          <table:table-cell table:formula="of:=[.E24]+1" office:value-type="float" office:value="9" calcext:value-type="float">
            <text:p>9</text:p>
          </table:table-cell>
          <table:table-cell table:formula="of:=INDIRECT(ADDRESS([.F$16]+1;[.$E25]+5))" office:value-type="string" office:string-value="#" calcext:value-type="string">
            <text:p>#</text:p>
          </table:table-cell>
          <table:table-cell table:formula="of:=INDIRECT(ADDRESS([.G$16]+1;[.$E25]+5))" office:value-type="string" office:string-value="." calcext:value-type="string">
            <text:p>.</text:p>
          </table:table-cell>
          <table:table-cell table:formula="of:=INDIRECT(ADDRESS([.H$16]+1;[.$E25]+5))" office:value-type="string" office:string-value="#" calcext:value-type="string">
            <text:p>#</text:p>
          </table:table-cell>
          <table:table-cell table:formula="of:=INDIRECT(ADDRESS([.I$16]+1;[.$E25]+5))" office:value-type="string" office:string-value="." calcext:value-type="string">
            <text:p>.</text:p>
          </table:table-cell>
          <table:table-cell table:formula="of:=INDIRECT(ADDRESS([.J$16]+1;[.$E25]+5))" office:value-type="string" office:string-value="#" calcext:value-type="string">
            <text:p>#</text:p>
          </table:table-cell>
          <table:table-cell table:formula="of:=INDIRECT(ADDRESS([.K$16]+1;[.$E25]+5))" office:value-type="string" office:string-value="." calcext:value-type="string">
            <text:p>.</text:p>
          </table:table-cell>
          <table:table-cell table:formula="of:=INDIRECT(ADDRESS([.L$16]+1;[.$E25]+5))" office:value-type="string" office:string-value="." calcext:value-type="string">
            <text:p>.</text:p>
          </table:table-cell>
          <table:table-cell table:formula="of:=INDIRECT(ADDRESS([.M$16]+1;[.$E25]+5))" office:value-type="string" office:string-value="#" calcext:value-type="string">
            <text:p>#</text:p>
          </table:table-cell>
          <table:table-cell table:formula="of:=INDIRECT(ADDRESS([.N$16]+1;[.$E25]+5))" office:value-type="string" office:string-value="." calcext:value-type="string">
            <text:p>.</text:p>
          </table:table-cell>
          <table:table-cell table:formula="of:=INDIRECT(ADDRESS([.O$16]+1;[.$E25]+5))" office:value-type="string" office:string-value="#" calcext:value-type="string">
            <text:p>#</text:p>
          </table:table-cell>
          <table:table-cell table:formula="of:=INDIRECT(ADDRESS([.P$16]+1;[.$E25]+5))" office:value-type="string" office:string-value="." calcext:value-type="string">
            <text:p>.</text:p>
          </table:table-cell>
          <table:table-cell table:formula="of:=INDIRECT(ADDRESS([.Q$16]+1;[.$E25]+5))" office:value-type="string" office:string-value="#" calcext:value-type="string">
            <text:p>#</text:p>
          </table:table-cell>
          <table:table-cell table:formula="of:=INDIRECT(ADDRESS([.R$16]+1;[.$E25]+5))" office:value-type="string" office:string-value="." calcext:value-type="string">
            <text:p>.</text:p>
          </table:table-cell>
          <table:table-cell table:number-columns-repeated="4"/>
          <table:table-cell table:formula="of:=EXACT([.D25];[.D26])" office:value-type="boolean" office:boolean-value="false" calcext:value-type="boolean">
            <text:p>NETEISINGAI</text:p>
          </table:table-cell>
          <table:table-cell table:formula="of:=EXACT([.D25];[.D27])" office:value-type="boolean" office:boolean-value="false" calcext:value-type="boolean">
            <text:p>NETEISINGAI</text:p>
          </table:table-cell>
          <table:table-cell table:formula="of:=EXACT([.D25];[.D28])" office:value-type="boolean" office:boolean-value="true" calcext:value-type="boolean">
            <text:p>TEISINGAI</text:p>
          </table:table-cell>
          <table:table-cell table:formula="of:=EXACT([.D25];[.D29])" office:value-type="boolean" office:boolean-value="false" calcext:value-type="boolean">
            <text:p>NETEISINGAI</text:p>
          </table:table-cell>
          <table:table-cell table:formula="of:=EXACT([.D25];[.D30])" office:value-type="boolean" office:boolean-value="false" calcext:value-type="boolean">
            <text:p>NETEISINGAI</text:p>
          </table:table-cell>
          <table:table-cell table:formula="of:=EXACT([.D25];[.D31])" office:value-type="boolean" office:boolean-value="false" calcext:value-type="boolean">
            <text:p>NETEISINGAI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COM.MICROSOFT.CONCAT([.F26:.V26])" office:value-type="string" office:string-value="#..####..####" calcext:value-type="string">
            <text:p>#..####..####</text:p>
          </table:table-cell>
          <table:table-cell table:formula="of:=[.E25]+1" office:value-type="float" office:value="10" calcext:value-type="float">
            <text:p>10</text:p>
          </table:table-cell>
          <table:table-cell table:formula="of:=INDIRECT(ADDRESS([.F$16]+1;[.$E26]+5))" office:value-type="string" office:string-value="#" calcext:value-type="string">
            <text:p>#</text:p>
          </table:table-cell>
          <table:table-cell table:formula="of:=INDIRECT(ADDRESS([.G$16]+1;[.$E26]+5))" office:value-type="string" office:string-value="." calcext:value-type="string">
            <text:p>.</text:p>
          </table:table-cell>
          <table:table-cell table:formula="of:=INDIRECT(ADDRESS([.H$16]+1;[.$E26]+5))" office:value-type="string" office:string-value="." calcext:value-type="string">
            <text:p>.</text:p>
          </table:table-cell>
          <table:table-cell table:formula="of:=INDIRECT(ADDRESS([.I$16]+1;[.$E26]+5))" office:value-type="string" office:string-value="#" calcext:value-type="string">
            <text:p>#</text:p>
          </table:table-cell>
          <table:table-cell table:formula="of:=INDIRECT(ADDRESS([.J$16]+1;[.$E26]+5))" office:value-type="string" office:string-value="#" calcext:value-type="string">
            <text:p>#</text:p>
          </table:table-cell>
          <table:table-cell table:formula="of:=INDIRECT(ADDRESS([.K$16]+1;[.$E26]+5))" office:value-type="string" office:string-value="#" calcext:value-type="string">
            <text:p>#</text:p>
          </table:table-cell>
          <table:table-cell table:formula="of:=INDIRECT(ADDRESS([.L$16]+1;[.$E26]+5))" office:value-type="string" office:string-value="#" calcext:value-type="string">
            <text:p>#</text:p>
          </table:table-cell>
          <table:table-cell table:formula="of:=INDIRECT(ADDRESS([.M$16]+1;[.$E26]+5))" office:value-type="string" office:string-value="." calcext:value-type="string">
            <text:p>.</text:p>
          </table:table-cell>
          <table:table-cell table:formula="of:=INDIRECT(ADDRESS([.N$16]+1;[.$E26]+5))" office:value-type="string" office:string-value="." calcext:value-type="string">
            <text:p>.</text:p>
          </table:table-cell>
          <table:table-cell table:formula="of:=INDIRECT(ADDRESS([.O$16]+1;[.$E26]+5))" office:value-type="string" office:string-value="#" calcext:value-type="string">
            <text:p>#</text:p>
          </table:table-cell>
          <table:table-cell table:formula="of:=INDIRECT(ADDRESS([.P$16]+1;[.$E26]+5))" office:value-type="string" office:string-value="#" calcext:value-type="string">
            <text:p>#</text:p>
          </table:table-cell>
          <table:table-cell table:formula="of:=INDIRECT(ADDRESS([.Q$16]+1;[.$E26]+5))" office:value-type="string" office:string-value="#" calcext:value-type="string">
            <text:p>#</text:p>
          </table:table-cell>
          <table:table-cell table:formula="of:=INDIRECT(ADDRESS([.R$16]+1;[.$E26]+5))" office:value-type="string" office:string-value="#" calcext:value-type="string">
            <text:p>#</text:p>
          </table:table-cell>
          <table:table-cell table:number-columns-repeated="4"/>
          <table:table-cell table:formula="of:=EXACT([.D26];[.D27])" office:value-type="boolean" office:boolean-value="true" calcext:value-type="boolean">
            <text:p>TEISINGAI</text:p>
          </table:table-cell>
          <table:table-cell table:formula="of:=EXACT([.D26];[.D28])" office:value-type="boolean" office:boolean-value="false" calcext:value-type="boolean">
            <text:p>NETEISINGAI</text:p>
          </table:table-cell>
          <table:table-cell table:formula="of:=EXACT([.D26];[.D29])" office:value-type="boolean" office:boolean-value="false" calcext:value-type="boolean">
            <text:p>NETEISINGAI</text:p>
          </table:table-cell>
          <table:table-cell table:formula="of:=EXACT([.D26];[.D30])" office:value-type="boolean" office:boolean-value="false" calcext:value-type="boolean">
            <text:p>NETEISINGAI</text:p>
          </table:table-cell>
          <table:table-cell table:formula="of:=EXACT([.D26];[.D31])" office:value-type="boolean" office:boolean-value="false" calcext:value-type="boolean">
            <text:p>NETEISINGAI</text:p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COM.MICROSOFT.CONCAT([.F27:.V27])" office:value-type="string" office:string-value="#..####..####" calcext:value-type="string">
            <text:p>#..####..####</text:p>
          </table:table-cell>
          <table:table-cell table:formula="of:=[.E26]+1" office:value-type="float" office:value="11" calcext:value-type="float">
            <text:p>11</text:p>
          </table:table-cell>
          <table:table-cell table:formula="of:=INDIRECT(ADDRESS([.F$16]+1;[.$E27]+5))" office:value-type="string" office:string-value="#" calcext:value-type="string">
            <text:p>#</text:p>
          </table:table-cell>
          <table:table-cell table:formula="of:=INDIRECT(ADDRESS([.G$16]+1;[.$E27]+5))" office:value-type="string" office:string-value="." calcext:value-type="string">
            <text:p>.</text:p>
          </table:table-cell>
          <table:table-cell table:formula="of:=INDIRECT(ADDRESS([.H$16]+1;[.$E27]+5))" office:value-type="string" office:string-value="." calcext:value-type="string">
            <text:p>.</text:p>
          </table:table-cell>
          <table:table-cell table:formula="of:=INDIRECT(ADDRESS([.I$16]+1;[.$E27]+5))" office:value-type="string" office:string-value="#" calcext:value-type="string">
            <text:p>#</text:p>
          </table:table-cell>
          <table:table-cell table:formula="of:=INDIRECT(ADDRESS([.J$16]+1;[.$E27]+5))" office:value-type="string" office:string-value="#" calcext:value-type="string">
            <text:p>#</text:p>
          </table:table-cell>
          <table:table-cell table:formula="of:=INDIRECT(ADDRESS([.K$16]+1;[.$E27]+5))" office:value-type="string" office:string-value="#" calcext:value-type="string">
            <text:p>#</text:p>
          </table:table-cell>
          <table:table-cell table:formula="of:=INDIRECT(ADDRESS([.L$16]+1;[.$E27]+5))" office:value-type="string" office:string-value="#" calcext:value-type="string">
            <text:p>#</text:p>
          </table:table-cell>
          <table:table-cell table:formula="of:=INDIRECT(ADDRESS([.M$16]+1;[.$E27]+5))" office:value-type="string" office:string-value="." calcext:value-type="string">
            <text:p>.</text:p>
          </table:table-cell>
          <table:table-cell table:formula="of:=INDIRECT(ADDRESS([.N$16]+1;[.$E27]+5))" office:value-type="string" office:string-value="." calcext:value-type="string">
            <text:p>.</text:p>
          </table:table-cell>
          <table:table-cell table:formula="of:=INDIRECT(ADDRESS([.O$16]+1;[.$E27]+5))" office:value-type="string" office:string-value="#" calcext:value-type="string">
            <text:p>#</text:p>
          </table:table-cell>
          <table:table-cell table:formula="of:=INDIRECT(ADDRESS([.P$16]+1;[.$E27]+5))" office:value-type="string" office:string-value="#" calcext:value-type="string">
            <text:p>#</text:p>
          </table:table-cell>
          <table:table-cell table:formula="of:=INDIRECT(ADDRESS([.Q$16]+1;[.$E27]+5))" office:value-type="string" office:string-value="#" calcext:value-type="string">
            <text:p>#</text:p>
          </table:table-cell>
          <table:table-cell table:formula="of:=INDIRECT(ADDRESS([.R$16]+1;[.$E27]+5))" office:value-type="string" office:string-value="#" calcext:value-type="string">
            <text:p>#</text:p>
          </table:table-cell>
          <table:table-cell table:number-columns-repeated="4"/>
          <table:table-cell table:formula="of:=EXACT([.D27];[.D28])" office:value-type="boolean" office:boolean-value="false" calcext:value-type="boolean">
            <text:p>NETEISINGAI</text:p>
          </table:table-cell>
          <table:table-cell table:formula="of:=EXACT([.D27];[.D29])" office:value-type="boolean" office:boolean-value="false" calcext:value-type="boolean">
            <text:p>NETEISINGAI</text:p>
          </table:table-cell>
          <table:table-cell table:formula="of:=EXACT([.D27];[.D30])" office:value-type="boolean" office:boolean-value="false" calcext:value-type="boolean">
            <text:p>NETEISINGAI</text:p>
          </table:table-cell>
          <table:table-cell table:formula="of:=EXACT([.D27];[.D31])" office:value-type="boolean" office:boolean-value="false" calcext:value-type="boolean">
            <text:p>NETEISINGAI</text:p>
          </table:table-cell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 table:number-columns-repeated="3"/>
          <table:table-cell table:formula="of:=COM.MICROSOFT.CONCAT([.F28:.V28])" office:value-type="string" office:string-value="#.#.#..#.#.#." calcext:value-type="string">
            <text:p>#.#.#..#.#.#.</text:p>
          </table:table-cell>
          <table:table-cell table:formula="of:=[.E27]+1" office:value-type="float" office:value="12" calcext:value-type="float">
            <text:p>12</text:p>
          </table:table-cell>
          <table:table-cell table:formula="of:=INDIRECT(ADDRESS([.F$16]+1;[.$E28]+5))" office:value-type="string" office:string-value="#" calcext:value-type="string">
            <text:p>#</text:p>
          </table:table-cell>
          <table:table-cell table:formula="of:=INDIRECT(ADDRESS([.G$16]+1;[.$E28]+5))" office:value-type="string" office:string-value="." calcext:value-type="string">
            <text:p>.</text:p>
          </table:table-cell>
          <table:table-cell table:formula="of:=INDIRECT(ADDRESS([.H$16]+1;[.$E28]+5))" office:value-type="string" office:string-value="#" calcext:value-type="string">
            <text:p>#</text:p>
          </table:table-cell>
          <table:table-cell table:formula="of:=INDIRECT(ADDRESS([.I$16]+1;[.$E28]+5))" office:value-type="string" office:string-value="." calcext:value-type="string">
            <text:p>.</text:p>
          </table:table-cell>
          <table:table-cell table:formula="of:=INDIRECT(ADDRESS([.J$16]+1;[.$E28]+5))" office:value-type="string" office:string-value="#" calcext:value-type="string">
            <text:p>#</text:p>
          </table:table-cell>
          <table:table-cell table:formula="of:=INDIRECT(ADDRESS([.K$16]+1;[.$E28]+5))" office:value-type="string" office:string-value="." calcext:value-type="string">
            <text:p>.</text:p>
          </table:table-cell>
          <table:table-cell table:formula="of:=INDIRECT(ADDRESS([.L$16]+1;[.$E28]+5))" office:value-type="string" office:string-value="." calcext:value-type="string">
            <text:p>.</text:p>
          </table:table-cell>
          <table:table-cell table:formula="of:=INDIRECT(ADDRESS([.M$16]+1;[.$E28]+5))" office:value-type="string" office:string-value="#" calcext:value-type="string">
            <text:p>#</text:p>
          </table:table-cell>
          <table:table-cell table:formula="of:=INDIRECT(ADDRESS([.N$16]+1;[.$E28]+5))" office:value-type="string" office:string-value="." calcext:value-type="string">
            <text:p>.</text:p>
          </table:table-cell>
          <table:table-cell table:formula="of:=INDIRECT(ADDRESS([.O$16]+1;[.$E28]+5))" office:value-type="string" office:string-value="#" calcext:value-type="string">
            <text:p>#</text:p>
          </table:table-cell>
          <table:table-cell table:formula="of:=INDIRECT(ADDRESS([.P$16]+1;[.$E28]+5))" office:value-type="string" office:string-value="." calcext:value-type="string">
            <text:p>.</text:p>
          </table:table-cell>
          <table:table-cell table:formula="of:=INDIRECT(ADDRESS([.Q$16]+1;[.$E28]+5))" office:value-type="string" office:string-value="#" calcext:value-type="string">
            <text:p>#</text:p>
          </table:table-cell>
          <table:table-cell table:formula="of:=INDIRECT(ADDRESS([.R$16]+1;[.$E28]+5))" office:value-type="string" office:string-value="." calcext:value-type="string">
            <text:p>.</text:p>
          </table:table-cell>
          <table:table-cell table:number-columns-repeated="4"/>
          <table:table-cell table:formula="of:=EXACT([.D28];[.D29])" office:value-type="boolean" office:boolean-value="false" calcext:value-type="boolean">
            <text:p>NETEISINGAI</text:p>
          </table:table-cell>
          <table:table-cell table:formula="of:=EXACT([.D28];[.D30])" office:value-type="boolean" office:boolean-value="false" calcext:value-type="boolean">
            <text:p>NETEISINGAI</text:p>
          </table:table-cell>
          <table:table-cell table:formula="of:=EXACT([.D28];[.D31])" office:value-type="boolean" office:boolean-value="false" calcext:value-type="boolean">
            <text:p>NETEISINGAI</text:p>
          </table:table-cell>
          <table:table-cell/>
          <table:table-cell table:style-name="Default" table:number-columns-repeated="7"/>
          <table:table-cell table:number-columns-repeated="5"/>
        </table:table-row>
        <table:table-row table:style-name="ro1">
          <table:table-cell table:number-columns-repeated="3"/>
          <table:table-cell table:formula="of:=COM.MICROSOFT.CONCAT([.F29:.V29])" office:value-type="string" office:string-value="..###.#..#..#" calcext:value-type="string">
            <text:p>..###.#..#..#</text:p>
          </table:table-cell>
          <table:table-cell table:formula="of:=[.E28]+1" office:value-type="float" office:value="13" calcext:value-type="float">
            <text:p>13</text:p>
          </table:table-cell>
          <table:table-cell table:formula="of:=INDIRECT(ADDRESS([.F$16]+1;[.$E29]+5))" office:value-type="string" office:string-value="." calcext:value-type="string">
            <text:p>.</text:p>
          </table:table-cell>
          <table:table-cell table:formula="of:=INDIRECT(ADDRESS([.G$16]+1;[.$E29]+5))" office:value-type="string" office:string-value="." calcext:value-type="string">
            <text:p>.</text:p>
          </table:table-cell>
          <table:table-cell table:formula="of:=INDIRECT(ADDRESS([.H$16]+1;[.$E29]+5))" office:value-type="string" office:string-value="#" calcext:value-type="string">
            <text:p>#</text:p>
          </table:table-cell>
          <table:table-cell table:formula="of:=INDIRECT(ADDRESS([.I$16]+1;[.$E29]+5))" office:value-type="string" office:string-value="#" calcext:value-type="string">
            <text:p>#</text:p>
          </table:table-cell>
          <table:table-cell table:formula="of:=INDIRECT(ADDRESS([.J$16]+1;[.$E29]+5))" office:value-type="string" office:string-value="#" calcext:value-type="string">
            <text:p>#</text:p>
          </table:table-cell>
          <table:table-cell table:formula="of:=INDIRECT(ADDRESS([.K$16]+1;[.$E29]+5))" office:value-type="string" office:string-value="." calcext:value-type="string">
            <text:p>.</text:p>
          </table:table-cell>
          <table:table-cell table:formula="of:=INDIRECT(ADDRESS([.L$16]+1;[.$E29]+5))" office:value-type="string" office:string-value="#" calcext:value-type="string">
            <text:p>#</text:p>
          </table:table-cell>
          <table:table-cell table:formula="of:=INDIRECT(ADDRESS([.M$16]+1;[.$E29]+5))" office:value-type="string" office:string-value="." calcext:value-type="string">
            <text:p>.</text:p>
          </table:table-cell>
          <table:table-cell table:formula="of:=INDIRECT(ADDRESS([.N$16]+1;[.$E29]+5))" office:value-type="string" office:string-value="." calcext:value-type="string">
            <text:p>.</text:p>
          </table:table-cell>
          <table:table-cell table:formula="of:=INDIRECT(ADDRESS([.O$16]+1;[.$E29]+5))" office:value-type="string" office:string-value="#" calcext:value-type="string">
            <text:p>#</text:p>
          </table:table-cell>
          <table:table-cell table:formula="of:=INDIRECT(ADDRESS([.P$16]+1;[.$E29]+5))" office:value-type="string" office:string-value="." calcext:value-type="string">
            <text:p>.</text:p>
          </table:table-cell>
          <table:table-cell table:formula="of:=INDIRECT(ADDRESS([.Q$16]+1;[.$E29]+5))" office:value-type="string" office:string-value="." calcext:value-type="string">
            <text:p>.</text:p>
          </table:table-cell>
          <table:table-cell table:formula="of:=INDIRECT(ADDRESS([.R$16]+1;[.$E29]+5))" office:value-type="string" office:string-value="#" calcext:value-type="string">
            <text:p>#</text:p>
          </table:table-cell>
          <table:table-cell table:number-columns-repeated="4"/>
          <table:table-cell table:formula="of:=EXACT([.D29];[.D30])" office:value-type="boolean" office:boolean-value="false" calcext:value-type="boolean">
            <text:p>NETEISINGAI</text:p>
          </table:table-cell>
          <table:table-cell table:formula="of:=EXACT([.D29];[.D31])" office:value-type="boolean" office:boolean-value="false" calcext:value-type="boolean">
            <text:p>NETEISINGAI</text:p>
          </table:table-cell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 table:number-columns-repeated="3"/>
          <table:table-cell table:formula="of:=COM.MICROSOFT.CONCAT([.F30:.V30])" office:value-type="string" office:string-value="..#....##.###" calcext:value-type="string">
            <text:p>..#....##.###</text:p>
          </table:table-cell>
          <table:table-cell table:formula="of:=[.E29]+1" office:value-type="float" office:value="14" calcext:value-type="float">
            <text:p>14</text:p>
          </table:table-cell>
          <table:table-cell table:formula="of:=INDIRECT(ADDRESS([.F$16]+1;[.$E30]+5))" office:value-type="string" office:string-value="." calcext:value-type="string">
            <text:p>.</text:p>
          </table:table-cell>
          <table:table-cell table:formula="of:=INDIRECT(ADDRESS([.G$16]+1;[.$E30]+5))" office:value-type="string" office:string-value="." calcext:value-type="string">
            <text:p>.</text:p>
          </table:table-cell>
          <table:table-cell table:formula="of:=INDIRECT(ADDRESS([.H$16]+1;[.$E30]+5))" office:value-type="string" office:string-value="#" calcext:value-type="string">
            <text:p>#</text:p>
          </table:table-cell>
          <table:table-cell table:formula="of:=INDIRECT(ADDRESS([.I$16]+1;[.$E30]+5))" office:value-type="string" office:string-value="." calcext:value-type="string">
            <text:p>.</text:p>
          </table:table-cell>
          <table:table-cell table:formula="of:=INDIRECT(ADDRESS([.J$16]+1;[.$E30]+5))" office:value-type="string" office:string-value="." calcext:value-type="string">
            <text:p>.</text:p>
          </table:table-cell>
          <table:table-cell table:formula="of:=INDIRECT(ADDRESS([.K$16]+1;[.$E30]+5))" office:value-type="string" office:string-value="." calcext:value-type="string">
            <text:p>.</text:p>
          </table:table-cell>
          <table:table-cell table:formula="of:=INDIRECT(ADDRESS([.L$16]+1;[.$E30]+5))" office:value-type="string" office:string-value="." calcext:value-type="string">
            <text:p>.</text:p>
          </table:table-cell>
          <table:table-cell table:formula="of:=INDIRECT(ADDRESS([.M$16]+1;[.$E30]+5))" office:value-type="string" office:string-value="#" calcext:value-type="string">
            <text:p>#</text:p>
          </table:table-cell>
          <table:table-cell table:formula="of:=INDIRECT(ADDRESS([.N$16]+1;[.$E30]+5))" office:value-type="string" office:string-value="#" calcext:value-type="string">
            <text:p>#</text:p>
          </table:table-cell>
          <table:table-cell table:formula="of:=INDIRECT(ADDRESS([.O$16]+1;[.$E30]+5))" office:value-type="string" office:string-value="." calcext:value-type="string">
            <text:p>.</text:p>
          </table:table-cell>
          <table:table-cell table:formula="of:=INDIRECT(ADDRESS([.P$16]+1;[.$E30]+5))" office:value-type="string" office:string-value="#" calcext:value-type="string">
            <text:p>#</text:p>
          </table:table-cell>
          <table:table-cell table:formula="of:=INDIRECT(ADDRESS([.Q$16]+1;[.$E30]+5))" office:value-type="string" office:string-value="#" calcext:value-type="string">
            <text:p>#</text:p>
          </table:table-cell>
          <table:table-cell table:formula="of:=INDIRECT(ADDRESS([.R$16]+1;[.$E30]+5))" office:value-type="string" office:string-value="#" calcext:value-type="string">
            <text:p>#</text:p>
          </table:table-cell>
          <table:table-cell table:number-columns-repeated="4"/>
          <table:table-cell table:formula="of:=EXACT([.D30];[.D31])" office:value-type="boolean" office:boolean-value="false" calcext:value-type="boolean">
            <text:p>NETEISINGAI</text:p>
          </table:table-cell>
          <table:table-cell/>
          <table:table-cell table:style-name="Default" table:number-columns-repeated="9"/>
          <table:table-cell table:number-columns-repeated="5"/>
        </table:table-row>
        <table:table-row table:style-name="ro1">
          <table:table-cell table:number-columns-repeated="3"/>
          <table:table-cell table:formula="of:=COM.MICROSOFT.CONCAT([.F31:.V31])" office:value-type="string" office:string-value="###.###.#.#.." calcext:value-type="string">
            <text:p>###.###.#.#..</text:p>
          </table:table-cell>
          <table:table-cell table:formula="of:=[.E30]+1" office:value-type="float" office:value="15" calcext:value-type="float">
            <text:p>15</text:p>
          </table:table-cell>
          <table:table-cell table:formula="of:=INDIRECT(ADDRESS([.F$16]+1;[.$E31]+5))" office:value-type="string" office:string-value="#" calcext:value-type="string">
            <text:p>#</text:p>
          </table:table-cell>
          <table:table-cell table:formula="of:=INDIRECT(ADDRESS([.G$16]+1;[.$E31]+5))" office:value-type="string" office:string-value="#" calcext:value-type="string">
            <text:p>#</text:p>
          </table:table-cell>
          <table:table-cell table:formula="of:=INDIRECT(ADDRESS([.H$16]+1;[.$E31]+5))" office:value-type="string" office:string-value="#" calcext:value-type="string">
            <text:p>#</text:p>
          </table:table-cell>
          <table:table-cell table:formula="of:=INDIRECT(ADDRESS([.I$16]+1;[.$E31]+5))" office:value-type="string" office:string-value="." calcext:value-type="string">
            <text:p>.</text:p>
          </table:table-cell>
          <table:table-cell table:formula="of:=INDIRECT(ADDRESS([.J$16]+1;[.$E31]+5))" office:value-type="string" office:string-value="#" calcext:value-type="string">
            <text:p>#</text:p>
          </table:table-cell>
          <table:table-cell table:formula="of:=INDIRECT(ADDRESS([.K$16]+1;[.$E31]+5))" office:value-type="string" office:string-value="#" calcext:value-type="string">
            <text:p>#</text:p>
          </table:table-cell>
          <table:table-cell table:formula="of:=INDIRECT(ADDRESS([.L$16]+1;[.$E31]+5))" office:value-type="string" office:string-value="#" calcext:value-type="string">
            <text:p>#</text:p>
          </table:table-cell>
          <table:table-cell table:formula="of:=INDIRECT(ADDRESS([.M$16]+1;[.$E31]+5))" office:value-type="string" office:string-value="." calcext:value-type="string">
            <text:p>.</text:p>
          </table:table-cell>
          <table:table-cell table:formula="of:=INDIRECT(ADDRESS([.N$16]+1;[.$E31]+5))" office:value-type="string" office:string-value="#" calcext:value-type="string">
            <text:p>#</text:p>
          </table:table-cell>
          <table:table-cell table:formula="of:=INDIRECT(ADDRESS([.O$16]+1;[.$E31]+5))" office:value-type="string" office:string-value="." calcext:value-type="string">
            <text:p>.</text:p>
          </table:table-cell>
          <table:table-cell table:formula="of:=INDIRECT(ADDRESS([.P$16]+1;[.$E31]+5))" office:value-type="string" office:string-value="#" calcext:value-type="string">
            <text:p>#</text:p>
          </table:table-cell>
          <table:table-cell table:formula="of:=INDIRECT(ADDRESS([.Q$16]+1;[.$E31]+5))" office:value-type="string" office:string-value="." calcext:value-type="string">
            <text:p>.</text:p>
          </table:table-cell>
          <table:table-cell table:formula="of:=INDIRECT(ADDRESS([.R$16]+1;[.$E31]+5))" office:value-type="string" office:string-value="." calcext:value-type="string">
            <text:p>.</text:p>
          </table:table-cell>
          <table:table-cell table:number-columns-repeated="5"/>
          <table:table-cell table:style-name="Default" table:number-columns-repeated="10"/>
          <table:table-cell table:number-columns-repeated="5"/>
        </table:table-row>
      </table:table>
      <table:table table:name="Lakštas2" table:style-name="ta1"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7" table:default-cell-style-name="ce2"/>
        <table:table-row table:style-name="ro1">
          <table:table-cell office:value-type="string" calcext:value-type="string">
            <text:p>Map "..###.#.####."</text:p>
          </table:table-cell>
          <table:table-cell office:value-type="string" calcext:value-type="string">
            <text:p>..###.#.####.</text:p>
          </table:table-cell>
          <table:table-cell table:style-name="ce3" table:formula="of:=&quot;Map &quot;&quot;&quot;&amp;[.B1]&amp;&quot;&quot;&quot;&quot;" office:value-type="string" office:string-value="Map &quot;..###.#.####.&quot;" calcext:value-type="string">
            <text:p>Map "..###.#.####."</text:p>
          </table:table-cell>
          <table:table-cell table:formula="of:=EXACT([.A1];[.C1])" office:value-type="boolean" office:boolean-value="true" calcext:value-type="boolean">
            <text:p>TEISINGAI</text:p>
          </table:table-cell>
        </table:table-row>
        <table:table-row table:style-name="ro1">
          <table:table-cell office:value-type="string" calcext:value-type="string">
            <text:p>Map "#..##.#..#..."</text:p>
          </table:table-cell>
          <table:table-cell office:value-type="string" calcext:value-type="string">
            <text:p>#..##.#..#...</text:p>
          </table:table-cell>
          <table:table-cell table:formula="of:=&quot;Map &quot;&quot;&quot;&amp;[.B2]&amp;&quot;&quot;&quot;&quot;" office:value-type="string" office:string-value="Map &quot;#..##.#..#...&quot;" calcext:value-type="string">
            <text:p>Map "#..##.#..#..."</text:p>
          </table:table-cell>
          <table:table-cell table:formula="of:=EXACT([.A2];[.C2])" office:value-type="boolean" office:boolean-value="true" calcext:value-type="boolean">
            <text:p>TEISINGAI</text:p>
          </table:table-cell>
        </table:table-row>
        <table:table-row table:style-name="ro1">
          <table:table-cell office:value-type="string" calcext:value-type="string">
            <text:p>Map "#..##.#..#..."</text:p>
          </table:table-cell>
          <table:table-cell office:value-type="string" calcext:value-type="string">
            <text:p>#..##.#..#...</text:p>
          </table:table-cell>
          <table:table-cell table:formula="of:=&quot;Map &quot;&quot;&quot;&amp;[.B3]&amp;&quot;&quot;&quot;&quot;" office:value-type="string" office:string-value="Map &quot;#..##.#..#...&quot;" calcext:value-type="string">
            <text:p>Map "#..##.#..#..."</text:p>
          </table:table-cell>
          <table:table-cell table:formula="of:=EXACT([.A3];[.C3])" office:value-type="boolean" office:boolean-value="true" calcext:value-type="boolean">
            <text:p>TEISINGAI</text:p>
          </table:table-cell>
        </table:table-row>
        <table:table-row table:style-name="ro1">
          <table:table-cell office:value-type="string" calcext:value-type="string">
            <text:p>Map "..###.#.####."</text:p>
          </table:table-cell>
          <table:table-cell office:value-type="string" calcext:value-type="string">
            <text:p>..###.#.####.</text:p>
          </table:table-cell>
          <table:table-cell table:formula="of:=&quot;Map &quot;&quot;&quot;&amp;[.B4]&amp;&quot;&quot;&quot;&quot;" office:value-type="string" office:string-value="Map &quot;..###.#.####.&quot;" calcext:value-type="string">
            <text:p>Map "..###.#.####."</text:p>
          </table:table-cell>
          <table:table-cell table:formula="of:=EXACT([.A4];[.C4])" office:value-type="boolean" office:boolean-value="true" calcext:value-type="boolean">
            <text:p>TEISINGAI</text:p>
          </table:table-cell>
        </table:table-row>
        <table:table-row table:style-name="ro1">
          <table:table-cell office:value-type="string" calcext:value-type="string">
            <text:p>Map ".....#..#.##."</text:p>
          </table:table-cell>
          <table:table-cell office:value-type="string" calcext:value-type="string">
            <text:p>.....#..#.##.</text:p>
          </table:table-cell>
          <table:table-cell table:formula="of:=&quot;Map &quot;&quot;&quot;&amp;[.B5]&amp;&quot;&quot;&quot;&quot;" office:value-type="string" office:string-value="Map &quot;.....#..#.##.&quot;" calcext:value-type="string">
            <text:p>Map ".....#..#.##."</text:p>
          </table:table-cell>
          <table:table-cell table:formula="of:=EXACT([.A5];[.C5])" office:value-type="boolean" office:boolean-value="true" calcext:value-type="boolean">
            <text:p>TEISINGAI</text:p>
          </table:table-cell>
        </table:table-row>
        <table:table-row table:style-name="ro1">
          <table:table-cell office:value-type="string" calcext:value-type="string">
            <text:p>Map ".##.###.#.#.."</text:p>
          </table:table-cell>
          <table:table-cell office:value-type="string" calcext:value-type="string">
            <text:p>###.###.#.#..</text:p>
          </table:table-cell>
          <table:table-cell table:formula="of:=&quot;Map &quot;&quot;&quot;&amp;[.B6]&amp;&quot;&quot;&quot;&quot;" office:value-type="string" office:string-value="Map &quot;###.###.#.#..&quot;" calcext:value-type="string">
            <text:p>Map "###.###.#.#.."</text:p>
          </table:table-cell>
          <table:table-cell table:formula="of:=EXACT([.A6];[.C6])" office:value-type="boolean" office:boolean-value="false" calcext:value-type="boolean">
            <text:p>NETEISINGAI</text:p>
          </table:table-cell>
        </table:table-row>
        <table:table-row table:style-name="ro1">
          <table:table-cell office:value-type="string" calcext:value-type="string">
            <text:p>Map "..#....##.###"</text:p>
          </table:table-cell>
          <table:table-cell office:value-type="string" calcext:value-type="string">
            <text:p>..#....##.###</text:p>
          </table:table-cell>
          <table:table-cell table:formula="of:=&quot;Map &quot;&quot;&quot;&amp;[.B7]&amp;&quot;&quot;&quot;&quot;" office:value-type="string" office:string-value="Map &quot;..#....##.###&quot;" calcext:value-type="string">
            <text:p>Map "..#....##.###"</text:p>
          </table:table-cell>
          <table:table-cell table:formula="of:=EXACT([.A7];[.C7])" office:value-type="boolean" office:boolean-value="true" calcext:value-type="boolean">
            <text:p>TEISINGAI</text:p>
          </table:table-cell>
        </table:table-row>
        <table:table-row table:style-name="ro1">
          <table:table-cell office:value-type="string" calcext:value-type="string">
            <text:p>Map "..###.#..#..#"</text:p>
          </table:table-cell>
          <table:table-cell office:value-type="string" calcext:value-type="string">
            <text:p>..###.#..#..#</text:p>
          </table:table-cell>
          <table:table-cell table:formula="of:=&quot;Map &quot;&quot;&quot;&amp;[.B8]&amp;&quot;&quot;&quot;&quot;" office:value-type="string" office:string-value="Map &quot;..###.#..#..#&quot;" calcext:value-type="string">
            <text:p>Map "..###.#..#..#"</text:p>
          </table:table-cell>
          <table:table-cell table:formula="of:=EXACT([.A8];[.C8])" office:value-type="boolean" office:boolean-value="true" calcext:value-type="boolean">
            <text:p>TEISINGAI</text:p>
          </table:table-cell>
        </table:table-row>
        <table:table-row table:style-name="ro1">
          <table:table-cell office:value-type="string" calcext:value-type="string">
            <text:p>Map "#.#.#..#.#.#."</text:p>
          </table:table-cell>
          <table:table-cell office:value-type="string" calcext:value-type="string">
            <text:p>#.#.#..#.#.#.</text:p>
          </table:table-cell>
          <table:table-cell table:formula="of:=&quot;Map &quot;&quot;&quot;&amp;[.B9]&amp;&quot;&quot;&quot;&quot;" office:value-type="string" office:string-value="Map &quot;#.#.#..#.#.#.&quot;" calcext:value-type="string">
            <text:p>Map "#.#.#..#.#.#."</text:p>
          </table:table-cell>
          <table:table-cell table:formula="of:=EXACT([.A9];[.C9])" office:value-type="boolean" office:boolean-value="true" calcext:value-type="boolean">
            <text:p>TEISINGAI</text:p>
          </table:table-cell>
        </table:table-row>
        <table:table-row table:style-name="ro1">
          <table:table-cell office:value-type="string" calcext:value-type="string">
            <text:p>Map "#..####..####"</text:p>
          </table:table-cell>
          <table:table-cell office:value-type="string" calcext:value-type="string">
            <text:p>#..####..####</text:p>
          </table:table-cell>
          <table:table-cell table:formula="of:=&quot;Map &quot;&quot;&quot;&amp;[.B10]&amp;&quot;&quot;&quot;&quot;" office:value-type="string" office:string-value="Map &quot;#..####..####&quot;" calcext:value-type="string">
            <text:p>Map "#..####..####"</text:p>
          </table:table-cell>
          <table:table-cell table:formula="of:=EXACT([.A10];[.C10])" office:value-type="boolean" office:boolean-value="true" calcext:value-type="boolean">
            <text:p>TEISINGAI</text:p>
          </table:table-cell>
        </table:table-row>
        <table:table-row table:style-name="ro1">
          <table:table-cell office:value-type="string" calcext:value-type="string">
            <text:p>Map "#..####..####"</text:p>
          </table:table-cell>
          <table:table-cell office:value-type="string" calcext:value-type="string">
            <text:p>#..####..####</text:p>
          </table:table-cell>
          <table:table-cell table:formula="of:=&quot;Map &quot;&quot;&quot;&amp;[.B11]&amp;&quot;&quot;&quot;&quot;" office:value-type="string" office:string-value="Map &quot;#..####..####&quot;" calcext:value-type="string">
            <text:p>Map "#..####..####"</text:p>
          </table:table-cell>
          <table:table-cell table:formula="of:=EXACT([.A11];[.C11])" office:value-type="boolean" office:boolean-value="true" calcext:value-type="boolean">
            <text:p>TEISINGAI</text:p>
          </table:table-cell>
        </table:table-row>
        <table:table-row table:style-name="ro1">
          <table:table-cell office:value-type="string" calcext:value-type="string">
            <text:p>Map "#.#.#..#.#.#."</text:p>
          </table:table-cell>
          <table:table-cell office:value-type="string" calcext:value-type="string">
            <text:p>#.#.#..#.#.#.</text:p>
          </table:table-cell>
          <table:table-cell table:formula="of:=&quot;Map &quot;&quot;&quot;&amp;[.B12]&amp;&quot;&quot;&quot;&quot;" office:value-type="string" office:string-value="Map &quot;#.#.#..#.#.#.&quot;" calcext:value-type="string">
            <text:p>Map "#.#.#..#.#.#."</text:p>
          </table:table-cell>
          <table:table-cell table:formula="of:=EXACT([.A12];[.C12])" office:value-type="boolean" office:boolean-value="true" calcext:value-type="boolean">
            <text:p>TEISINGAI</text:p>
          </table:table-cell>
        </table:table-row>
        <table:table-row table:style-name="ro1">
          <table:table-cell office:value-type="string" calcext:value-type="string">
            <text:p>Map "..###.#..#..#"</text:p>
          </table:table-cell>
          <table:table-cell office:value-type="string" calcext:value-type="string">
            <text:p>..###.#..#..#</text:p>
          </table:table-cell>
          <table:table-cell table:formula="of:=&quot;Map &quot;&quot;&quot;&amp;[.B13]&amp;&quot;&quot;&quot;&quot;" office:value-type="string" office:string-value="Map &quot;..###.#..#..#&quot;" calcext:value-type="string">
            <text:p>Map "..###.#..#..#"</text:p>
          </table:table-cell>
          <table:table-cell table:formula="of:=EXACT([.A13];[.C13])" office:value-type="boolean" office:boolean-value="true" calcext:value-type="boolean">
            <text:p>TEISINGAI</text:p>
          </table:table-cell>
        </table:table-row>
        <table:table-row table:style-name="ro1">
          <table:table-cell office:value-type="string" calcext:value-type="string">
            <text:p>Map "..#....##.###"</text:p>
          </table:table-cell>
          <table:table-cell office:value-type="string" calcext:value-type="string">
            <text:p>..#....##.###</text:p>
          </table:table-cell>
          <table:table-cell table:formula="of:=&quot;Map &quot;&quot;&quot;&amp;[.B14]&amp;&quot;&quot;&quot;&quot;" office:value-type="string" office:string-value="Map &quot;..#....##.###&quot;" calcext:value-type="string">
            <text:p>Map "..#....##.###"</text:p>
          </table:table-cell>
          <table:table-cell table:formula="of:=EXACT([.A14];[.C14])" office:value-type="boolean" office:boolean-value="true" calcext:value-type="boolean">
            <text:p>TEISINGAI</text:p>
          </table:table-cell>
        </table:table-row>
        <table:table-row table:style-name="ro1">
          <table:table-cell office:value-type="string" calcext:value-type="string">
            <text:p>Map ".##.###.#.#.."</text:p>
          </table:table-cell>
          <table:table-cell office:value-type="string" calcext:value-type="string">
            <text:p>###.###.#.#..</text:p>
          </table:table-cell>
          <table:table-cell table:formula="of:=&quot;Map &quot;&quot;&quot;&amp;[.B15]&amp;&quot;&quot;&quot;&quot;" office:value-type="string" office:string-value="Map &quot;###.###.#.#..&quot;" calcext:value-type="string">
            <text:p>Map "###.###.#.#.."</text:p>
          </table:table-cell>
          <table:table-cell table:formula="of:=EXACT([.A15];[.C15])" office:value-type="boolean" office:boolean-value="false" calcext:value-type="boolean">
            <text:p>NETEISINGAI</text:p>
          </table:table-cell>
        </table:table-row>
        <table:table-row table:style-name="ro1">
          <table:table-cell table:style-name="ce1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ono" svg:font-family="Mono" style:font-pitch="fixed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lt" fo:country="LT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uslapis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lius Andrikonis</meta:initial-creator>
    <meta:creation-date>2023-12-14T22:09:52.472989151</meta:creation-date>
    <dc:date>2023-12-14T23:41:33.934762058</dc:date>
    <dc:creator>Julius Andrikonis</dc:creator>
    <meta:editing-duration>PT1H31M42S</meta:editing-duration>
    <meta:editing-cycles>1</meta:editing-cycles>
    <meta:document-statistic meta:table-count="3" meta:cell-count="1457" meta:object-count="0"/>
    <meta:generator>LibreOffice/7.4.7.2$Linux_X86_64 LibreOffice_project/40$Build-2</meta:generator>
  </office:meta>
</office:document-meta>
</file>